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IF([.A1]=[.A2]; &quot;D&quot;; &quot;&quot;)">
            <text:p/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IF([.A2]=[.A3]; &quot;D&quot;; &quot;&quot;)">
            <text:p/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table:formula="of:=IF([.A3]=[.A4]; &quot;D&quot;; &quot;&quot;)">
            <text:p/>
          </table:table-cell>
        </table:table-row>
        <table:table-row table:style-name="ro1">
          <table:table-cell office:value-type="float" office:value="8002" calcext:value-type="float">
            <text:p>8002</text:p>
          </table:table-cell>
          <table:table-cell table:formula="of:=IF([.A4]=[.A5]; &quot;D&quot;; &quot;&quot;)">
            <text:p/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table:formula="of:=IF([.A5]=[.A6]; &quot;D&quot;; &quot;&quot;)">
            <text:p/>
          </table:table-cell>
        </table:table-row>
        <table:table-row table:style-name="ro1">
          <table:table-cell office:value-type="float" office:value="8102" calcext:value-type="float">
            <text:p>8102</text:p>
          </table:table-cell>
          <table:table-cell table:formula="of:=IF([.A6]=[.A7]; &quot;D&quot;; &quot;&quot;)">
            <text:p/>
          </table:table-cell>
        </table:table-row>
        <table:table-row table:style-name="ro1">
          <table:table-cell office:value-type="float" office:value="8103" calcext:value-type="float">
            <text:p>8103</text:p>
          </table:table-cell>
          <table:table-cell table:formula="of:=IF([.A7]=[.A8]; &quot;D&quot;; &quot;&quot;)">
            <text:p/>
          </table:table-cell>
        </table:table-row>
        <table:table-row table:style-name="ro1">
          <table:table-cell office:value-type="float" office:value="8104" calcext:value-type="float">
            <text:p>8104</text:p>
          </table:table-cell>
          <table:table-cell table:formula="of:=IF([.A8]=[.A9]; &quot;D&quot;; &quot;&quot;)">
            <text:p/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table:formula="of:=IF([.A9]=[.A10]; &quot;D&quot;; &quot;&quot;)">
            <text:p/>
          </table:table-cell>
        </table:table-row>
        <table:table-row table:style-name="ro1">
          <table:table-cell office:value-type="float" office:value="8202" calcext:value-type="float">
            <text:p>8202</text:p>
          </table:table-cell>
          <table:table-cell table:formula="of:=IF([.A10]=[.A11]; &quot;D&quot;; &quot;&quot;)">
            <text:p/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  <table:table-cell table:formula="of:=IF([.A11]=[.A12]; &quot;D&quot;; &quot;&quot;)">
            <text:p/>
          </table:table-cell>
        </table:table-row>
        <table:table-row table:style-name="ro1">
          <table:table-cell office:value-type="float" office:value="8303" calcext:value-type="float">
            <text:p>8303</text:p>
          </table:table-cell>
          <table:table-cell table:formula="of:=IF([.A12]=[.A13]; &quot;D&quot;; &quot;&quot;)">
            <text:p/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  <table:table-cell table:formula="of:=IF([.A13]=[.A14]; &quot;D&quot;; &quot;&quot;)">
            <text:p/>
          </table:table-cell>
        </table:table-row>
        <table:table-row table:style-name="ro1">
          <table:table-cell office:value-type="float" office:value="8402" calcext:value-type="float">
            <text:p>8402</text:p>
          </table:table-cell>
          <table:table-cell table:formula="of:=IF([.A14]=[.A15]; &quot;D&quot;; &quot;&quot;)">
            <text:p/>
          </table:table-cell>
        </table:table-row>
        <table:table-row table:style-name="ro1">
          <table:table-cell office:value-type="float" office:value="8403" calcext:value-type="float">
            <text:p>8403</text:p>
          </table:table-cell>
          <table:table-cell table:formula="of:=IF([.A15]=[.A16]; &quot;D&quot;; &quot;&quot;)">
            <text:p/>
          </table:table-cell>
        </table:table-row>
        <table:table-row table:style-name="ro1">
          <table:table-cell office:value-type="float" office:value="8404" calcext:value-type="float">
            <text:p>8404</text:p>
          </table:table-cell>
          <table:table-cell table:formula="of:=IF([.A16]=[.A17]; &quot;D&quot;; &quot;&quot;)">
            <text:p/>
          </table:table-cell>
        </table:table-row>
        <table:table-row table:style-name="ro1">
          <table:table-cell office:value-type="float" office:value="8405" calcext:value-type="float">
            <text:p>8405</text:p>
          </table:table-cell>
          <table:table-cell table:formula="of:=IF([.A17]=[.A18]; &quot;D&quot;; &quot;&quot;)">
            <text:p/>
          </table:table-cell>
        </table:table-row>
        <table:table-row table:style-name="ro1">
          <table:table-cell office:value-type="float" office:value="8406" calcext:value-type="float">
            <text:p>8406</text:p>
          </table:table-cell>
          <table:table-cell table:formula="of:=IF([.A18]=[.A19]; &quot;D&quot;; &quot;&quot;)">
            <text:p/>
          </table:table-cell>
        </table:table-row>
        <table:table-row table:style-name="ro1">
          <table:table-cell office:value-type="float" office:value="8407" calcext:value-type="float">
            <text:p>8407</text:p>
          </table:table-cell>
          <table:table-cell table:formula="of:=IF([.A19]=[.A20]; &quot;D&quot;; &quot;&quot;)">
            <text:p/>
          </table:table-cell>
        </table:table-row>
        <table:table-row table:style-name="ro1">
          <table:table-cell office:value-type="float" office:value="8408" calcext:value-type="float">
            <text:p>8408</text:p>
          </table:table-cell>
          <table:table-cell table:formula="of:=IF([.A20]=[.A21]; &quot;D&quot;; &quot;&quot;)">
            <text:p/>
          </table:table-cell>
        </table:table-row>
        <table:table-row table:style-name="ro1">
          <table:table-cell office:value-type="float" office:value="8409" calcext:value-type="float">
            <text:p>8409</text:p>
          </table:table-cell>
          <table:table-cell table:formula="of:=IF([.A21]=[.A22]; &quot;D&quot;; &quot;&quot;)">
            <text:p/>
          </table:table-cell>
        </table:table-row>
        <table:table-row table:style-name="ro1">
          <table:table-cell office:value-type="float" office:value="8410" calcext:value-type="float">
            <text:p>8410</text:p>
          </table:table-cell>
          <table:table-cell table:formula="of:=IF([.A22]=[.A23]; &quot;D&quot;; &quot;&quot;)">
            <text:p/>
          </table:table-cell>
        </table:table-row>
        <table:table-row table:style-name="ro1">
          <table:table-cell office:value-type="float" office:value="8411" calcext:value-type="float">
            <text:p>8411</text:p>
          </table:table-cell>
          <table:table-cell table:formula="of:=IF([.A23]=[.A24]; &quot;D&quot;; &quot;&quot;)">
            <text:p/>
          </table:table-cell>
        </table:table-row>
        <table:table-row table:style-name="ro1">
          <table:table-cell office:value-type="float" office:value="8412" calcext:value-type="float">
            <text:p>8412</text:p>
          </table:table-cell>
          <table:table-cell table:formula="of:=IF([.A24]=[.A25]; &quot;D&quot;; &quot;&quot;)">
            <text:p/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  <table:table-cell table:formula="of:=IF([.A25]=[.A26]; &quot;D&quot;; &quot;&quot;)">
            <text:p/>
          </table:table-cell>
        </table:table-row>
        <table:table-row table:style-name="ro1">
          <table:table-cell office:value-type="float" office:value="8502" calcext:value-type="float">
            <text:p>8502</text:p>
          </table:table-cell>
          <table:table-cell table:formula="of:=IF([.A26]=[.A27]; &quot;D&quot;; &quot;&quot;)">
            <text:p/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table:formula="of:=IF([.A27]=[.A28]; &quot;D&quot;; &quot;&quot;)">
            <text:p/>
          </table:table-cell>
        </table:table-row>
        <table:table-row table:style-name="ro1">
          <table:table-cell office:value-type="float" office:value="8602" calcext:value-type="float">
            <text:p>8602</text:p>
          </table:table-cell>
          <table:table-cell table:formula="of:=IF([.A28]=[.A29]; &quot;D&quot;; &quot;&quot;)">
            <text:p/>
          </table:table-cell>
        </table:table-row>
        <table:table-row table:style-name="ro1">
          <table:table-cell office:value-type="float" office:value="8603" calcext:value-type="float">
            <text:p>8603</text:p>
          </table:table-cell>
          <table:table-cell table:formula="of:=IF([.A29]=[.A30]; &quot;D&quot;; &quot;&quot;)">
            <text:p/>
          </table:table-cell>
        </table:table-row>
        <table:table-row table:style-name="ro1">
          <table:table-cell office:value-type="float" office:value="8604" calcext:value-type="float">
            <text:p>8604</text:p>
          </table:table-cell>
          <table:table-cell table:formula="of:=IF([.A30]=[.A31]; &quot;D&quot;; &quot;&quot;)">
            <text:p/>
          </table:table-cell>
        </table:table-row>
        <table:table-row table:style-name="ro1">
          <table:table-cell office:value-type="float" office:value="8605" calcext:value-type="float">
            <text:p>8605</text:p>
          </table:table-cell>
          <table:table-cell table:formula="of:=IF([.A31]=[.A32]; &quot;D&quot;; &quot;&quot;)">
            <text:p/>
          </table:table-cell>
        </table:table-row>
        <table:table-row table:style-name="ro1">
          <table:table-cell office:value-type="float" office:value="8606" calcext:value-type="float">
            <text:p>8606</text:p>
          </table:table-cell>
          <table:table-cell table:formula="of:=IF([.A32]=[.A33]; &quot;D&quot;; &quot;&quot;)">
            <text:p/>
          </table:table-cell>
        </table:table-row>
        <table:table-row table:style-name="ro1">
          <table:table-cell office:value-type="float" office:value="8607" calcext:value-type="float">
            <text:p>8607</text:p>
          </table:table-cell>
          <table:table-cell table:formula="of:=IF([.A33]=[.A34]; &quot;D&quot;; &quot;&quot;)">
            <text:p/>
          </table:table-cell>
        </table:table-row>
        <table:table-row table:style-name="ro1">
          <table:table-cell office:value-type="float" office:value="8611" calcext:value-type="float">
            <text:p>8611</text:p>
          </table:table-cell>
          <table:table-cell table:formula="of:=IF([.A34]=[.A35]; &quot;D&quot;; &quot;&quot;)">
            <text:p/>
          </table:table-cell>
        </table:table-row>
        <table:table-row table:style-name="ro1">
          <table:table-cell office:value-type="float" office:value="9012" calcext:value-type="float">
            <text:p>9012</text:p>
          </table:table-cell>
          <table:table-cell table:formula="of:=IF([.A35]=[.A36]; &quot;D&quot;; &quot;&quot;)">
            <text:p/>
          </table:table-cell>
        </table:table-row>
        <table:table-row table:style-name="ro1">
          <table:table-cell office:value-type="float" office:value="9013" calcext:value-type="float">
            <text:p>9013</text:p>
          </table:table-cell>
          <table:table-cell table:formula="of:=IF([.A36]=[.A37]; &quot;D&quot;; &quot;&quot;)">
            <text:p/>
          </table:table-cell>
        </table:table-row>
        <table:table-row table:style-name="ro1">
          <table:table-cell office:value-type="float" office:value="9014" calcext:value-type="float">
            <text:p>9014</text:p>
          </table:table-cell>
          <table:table-cell table:formula="of:=IF([.A37]=[.A38]; &quot;D&quot;; &quot;&quot;)">
            <text:p/>
          </table:table-cell>
        </table:table-row>
        <table:table-row table:style-name="ro1">
          <table:table-cell office:value-type="float" office:value="9014" calcext:value-type="float">
            <text:p>9014</text:p>
          </table:table-cell>
          <table:table-cell table:formula="of:=IF([.A38]=[.A39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5" calcext:value-type="float">
            <text:p>9015</text:p>
          </table:table-cell>
          <table:table-cell table:formula="of:=IF([.A39]=[.A40]; &quot;D&quot;; &quot;&quot;)">
            <text:p/>
          </table:table-cell>
        </table:table-row>
        <table:table-row table:style-name="ro1">
          <table:table-cell office:value-type="float" office:value="9016" calcext:value-type="float">
            <text:p>9016</text:p>
          </table:table-cell>
          <table:table-cell table:formula="of:=IF([.A40]=[.A41]; &quot;D&quot;; &quot;&quot;)">
            <text:p/>
          </table:table-cell>
        </table:table-row>
        <table:table-row table:style-name="ro1">
          <table:table-cell office:value-type="float" office:value="9019" calcext:value-type="float">
            <text:p>9019</text:p>
          </table:table-cell>
          <table:table-cell table:formula="of:=IF([.A41]=[.A42]; &quot;D&quot;; &quot;&quot;)">
            <text:p/>
          </table:table-cell>
        </table:table-row>
        <table:table-row table:style-name="ro1">
          <table:table-cell office:value-type="float" office:value="9073" calcext:value-type="float">
            <text:p>9073</text:p>
          </table:table-cell>
          <table:table-cell table:formula="of:=IF([.A42]=[.A43]; &quot;D&quot;; &quot;&quot;)">
            <text:p/>
          </table:table-cell>
        </table:table-row>
        <table:table-row table:style-name="ro1">
          <table:table-cell office:value-type="float" office:value="9074" calcext:value-type="float">
            <text:p>9074</text:p>
          </table:table-cell>
          <table:table-cell table:formula="of:=IF([.A43]=[.A44]; &quot;D&quot;; &quot;&quot;)">
            <text:p/>
          </table:table-cell>
        </table:table-row>
        <table:table-row table:style-name="ro1">
          <table:table-cell office:value-type="float" office:value="9075" calcext:value-type="float">
            <text:p>9075</text:p>
          </table:table-cell>
          <table:table-cell table:formula="of:=IF([.A44]=[.A45]; &quot;D&quot;; &quot;&quot;)">
            <text:p/>
          </table:table-cell>
        </table:table-row>
        <table:table-row table:style-name="ro1">
          <table:table-cell office:value-type="float" office:value="9251" calcext:value-type="float">
            <text:p>9251</text:p>
          </table:table-cell>
          <table:table-cell table:formula="of:=IF([.A45]=[.A46]; &quot;D&quot;; &quot;&quot;)">
            <text:p/>
          </table:table-cell>
        </table:table-row>
        <table:table-row table:style-name="ro1">
          <table:table-cell office:value-type="float" office:value="9253" calcext:value-type="float">
            <text:p>9253</text:p>
          </table:table-cell>
          <table:table-cell table:formula="of:=IF([.A46]=[.A47]; &quot;D&quot;; &quot;&quot;)">
            <text:p/>
          </table:table-cell>
        </table:table-row>
        <table:table-row table:style-name="ro1">
          <table:table-cell office:value-type="float" office:value="90111" calcext:value-type="float">
            <text:p>90111</text:p>
          </table:table-cell>
          <table:table-cell table:formula="of:=IF([.A47]=[.A48]; &quot;D&quot;; &quot;&quot;)">
            <text:p/>
          </table:table-cell>
        </table:table-row>
        <table:table-row table:style-name="ro1">
          <table:table-cell office:value-type="float" office:value="90112" calcext:value-type="float">
            <text:p>90112</text:p>
          </table:table-cell>
          <table:table-cell table:formula="of:=IF([.A48]=[.A49]; &quot;D&quot;; &quot;&quot;)">
            <text:p/>
          </table:table-cell>
        </table:table-row>
        <table:table-row table:style-name="ro1">
          <table:table-cell office:value-type="float" office:value="90113" calcext:value-type="float">
            <text:p>90113</text:p>
          </table:table-cell>
          <table:table-cell table:formula="of:=IF([.A49]=[.A50]; &quot;D&quot;; &quot;&quot;)">
            <text:p/>
          </table:table-cell>
        </table:table-row>
        <table:table-row table:style-name="ro1">
          <table:table-cell office:value-type="float" office:value="90113" calcext:value-type="float">
            <text:p>90113</text:p>
          </table:table-cell>
          <table:table-cell table:formula="of:=IF([.A50]=[.A51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4" calcext:value-type="float">
            <text:p>90114</text:p>
          </table:table-cell>
          <table:table-cell table:formula="of:=IF([.A51]=[.A52]; &quot;D&quot;; &quot;&quot;)">
            <text:p/>
          </table:table-cell>
        </table:table-row>
        <table:table-row table:style-name="ro1">
          <table:table-cell office:value-type="float" office:value="90115" calcext:value-type="float">
            <text:p>90115</text:p>
          </table:table-cell>
          <table:table-cell table:formula="of:=IF([.A52]=[.A53]; &quot;D&quot;; &quot;&quot;)">
            <text:p/>
          </table:table-cell>
        </table:table-row>
        <table:table-row table:style-name="ro1">
          <table:table-cell office:value-type="float" office:value="90116" calcext:value-type="float">
            <text:p>90116</text:p>
          </table:table-cell>
          <table:table-cell table:formula="of:=IF([.A53]=[.A54]; &quot;D&quot;; &quot;&quot;)">
            <text:p/>
          </table:table-cell>
        </table:table-row>
        <table:table-row table:style-name="ro1">
          <table:table-cell office:value-type="float" office:value="90117" calcext:value-type="float">
            <text:p>90117</text:p>
          </table:table-cell>
          <table:table-cell table:formula="of:=IF([.A54]=[.A55]; &quot;D&quot;; &quot;&quot;)">
            <text:p/>
          </table:table-cell>
        </table:table-row>
        <table:table-row table:style-name="ro1">
          <table:table-cell office:value-type="float" office:value="90118" calcext:value-type="float">
            <text:p>90118</text:p>
          </table:table-cell>
          <table:table-cell table:formula="of:=IF([.A55]=[.A56]; &quot;D&quot;; &quot;&quot;)">
            <text:p/>
          </table:table-cell>
        </table:table-row>
        <table:table-row table:style-name="ro1">
          <table:table-cell office:value-type="float" office:value="90121" calcext:value-type="float">
            <text:p>90121</text:p>
          </table:table-cell>
          <table:table-cell table:formula="of:=IF([.A56]=[.A57]; &quot;D&quot;; &quot;&quot;)">
            <text:p/>
          </table:table-cell>
        </table:table-row>
        <table:table-row table:style-name="ro1">
          <table:table-cell office:value-type="float" office:value="90122" calcext:value-type="float">
            <text:p>90122</text:p>
          </table:table-cell>
          <table:table-cell table:formula="of:=IF([.A57]=[.A58]; &quot;D&quot;; &quot;&quot;)">
            <text:p/>
          </table:table-cell>
        </table:table-row>
        <table:table-row table:style-name="ro1">
          <table:table-cell office:value-type="float" office:value="90123" calcext:value-type="float">
            <text:p>90123</text:p>
          </table:table-cell>
          <table:table-cell table:formula="of:=IF([.A58]=[.A59]; &quot;D&quot;; &quot;&quot;)">
            <text:p/>
          </table:table-cell>
        </table:table-row>
        <table:table-row table:style-name="ro1">
          <table:table-cell office:value-type="float" office:value="90124" calcext:value-type="float">
            <text:p>90124</text:p>
          </table:table-cell>
          <table:table-cell table:formula="of:=IF([.A59]=[.A60]; &quot;D&quot;; &quot;&quot;)">
            <text:p/>
          </table:table-cell>
        </table:table-row>
        <table:table-row table:style-name="ro1">
          <table:table-cell office:value-type="float" office:value="90125" calcext:value-type="float">
            <text:p>90125</text:p>
          </table:table-cell>
          <table:table-cell table:formula="of:=IF([.A60]=[.A61]; &quot;D&quot;; &quot;&quot;)">
            <text:p/>
          </table:table-cell>
        </table:table-row>
        <table:table-row table:style-name="ro1">
          <table:table-cell office:value-type="float" office:value="90126" calcext:value-type="float">
            <text:p>90126</text:p>
          </table:table-cell>
          <table:table-cell table:formula="of:=IF([.A61]=[.A62]; &quot;D&quot;; &quot;&quot;)">
            <text:p/>
          </table:table-cell>
        </table:table-row>
        <table:table-row table:style-name="ro1">
          <table:table-cell office:value-type="float" office:value="90127" calcext:value-type="float">
            <text:p>90127</text:p>
          </table:table-cell>
          <table:table-cell table:formula="of:=IF([.A62]=[.A63]; &quot;D&quot;; &quot;&quot;)">
            <text:p/>
          </table:table-cell>
        </table:table-row>
        <table:table-row table:style-name="ro1">
          <table:table-cell office:value-type="float" office:value="90128" calcext:value-type="float">
            <text:p>90128</text:p>
          </table:table-cell>
          <table:table-cell table:formula="of:=IF([.A63]=[.A64]; &quot;D&quot;; &quot;&quot;)">
            <text:p/>
          </table:table-cell>
        </table:table-row>
        <table:table-row table:style-name="ro1">
          <table:table-cell office:value-type="float" office:value="90129" calcext:value-type="float">
            <text:p>90129</text:p>
          </table:table-cell>
          <table:table-cell table:formula="of:=IF([.A64]=[.A65]; &quot;D&quot;; &quot;&quot;)">
            <text:p/>
          </table:table-cell>
        </table:table-row>
        <table:table-row table:style-name="ro1">
          <table:table-cell office:value-type="float" office:value="90130" calcext:value-type="float">
            <text:p>90130</text:p>
          </table:table-cell>
          <table:table-cell table:formula="of:=IF([.A65]=[.A66]; &quot;D&quot;; &quot;&quot;)">
            <text:p/>
          </table:table-cell>
        </table:table-row>
        <table:table-row table:style-name="ro1">
          <table:table-cell office:value-type="float" office:value="90130" calcext:value-type="float">
            <text:p>90130</text:p>
          </table:table-cell>
          <table:table-cell table:formula="of:=IF([.A66]=[.A67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11" calcext:value-type="float">
            <text:p>901111</text:p>
          </table:table-cell>
          <table:table-cell table:formula="of:=IF([.A67]=[.A68]; &quot;D&quot;; &quot;&quot;)">
            <text:p/>
          </table:table-cell>
        </table:table-row>
        <table:table-row table:style-name="ro1">
          <table:table-cell office:value-type="float" office:value="901121" calcext:value-type="float">
            <text:p>901121</text:p>
          </table:table-cell>
          <table:table-cell table:formula="of:=IF([.A68]=[.A69]; &quot;D&quot;; &quot;&quot;)">
            <text:p/>
          </table:table-cell>
        </table:table-row>
        <table:table-row table:style-name="ro1">
          <table:table-cell office:value-type="float" office:value="901122" calcext:value-type="float">
            <text:p>901122</text:p>
          </table:table-cell>
          <table:table-cell table:formula="of:=IF([.A69]=[.A70]; &quot;D&quot;; &quot;&quot;)">
            <text:p/>
          </table:table-cell>
        </table:table-row>
        <table:table-row table:style-name="ro1">
          <table:table-cell office:value-type="float" office:value="901122" calcext:value-type="float">
            <text:p>901122</text:p>
          </table:table-cell>
          <table:table-cell table:formula="of:=IF([.A70]=[.A71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23" calcext:value-type="float">
            <text:p>901123</text:p>
          </table:table-cell>
          <table:table-cell table:formula="of:=IF([.A71]=[.A72]; &quot;D&quot;; &quot;&quot;)">
            <text:p/>
          </table:table-cell>
        </table:table-row>
        <table:table-row table:style-name="ro1">
          <table:table-cell office:value-type="float" office:value="901123" calcext:value-type="float">
            <text:p>901123</text:p>
          </table:table-cell>
          <table:table-cell table:formula="of:=IF([.A72]=[.A73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24" calcext:value-type="float">
            <text:p>901124</text:p>
          </table:table-cell>
          <table:table-cell table:formula="of:=IF([.A73]=[.A74]; &quot;D&quot;; &quot;&quot;)">
            <text:p/>
          </table:table-cell>
        </table:table-row>
        <table:table-row table:style-name="ro1">
          <table:table-cell office:value-type="float" office:value="901124" calcext:value-type="float">
            <text:p>901124</text:p>
          </table:table-cell>
          <table:table-cell table:formula="of:=IF([.A74]=[.A75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25" calcext:value-type="float">
            <text:p>901125</text:p>
          </table:table-cell>
          <table:table-cell table:formula="of:=IF([.A75]=[.A76]; &quot;D&quot;; &quot;&quot;)">
            <text:p/>
          </table:table-cell>
        </table:table-row>
        <table:table-row table:style-name="ro1">
          <table:table-cell office:value-type="float" office:value="901125" calcext:value-type="float">
            <text:p>901125</text:p>
          </table:table-cell>
          <table:table-cell table:formula="of:=IF([.A76]=[.A77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26" calcext:value-type="float">
            <text:p>901126</text:p>
          </table:table-cell>
          <table:table-cell table:formula="of:=IF([.A77]=[.A78]; &quot;D&quot;; &quot;&quot;)">
            <text:p/>
          </table:table-cell>
        </table:table-row>
        <table:table-row table:style-name="ro1">
          <table:table-cell office:value-type="float" office:value="901126" calcext:value-type="float">
            <text:p>901126</text:p>
          </table:table-cell>
          <table:table-cell table:formula="of:=IF([.A78]=[.A79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27" calcext:value-type="float">
            <text:p>901127</text:p>
          </table:table-cell>
          <table:table-cell table:formula="of:=IF([.A79]=[.A80]; &quot;D&quot;; &quot;&quot;)">
            <text:p/>
          </table:table-cell>
        </table:table-row>
        <table:table-row table:style-name="ro1">
          <table:table-cell office:value-type="float" office:value="901127" calcext:value-type="float">
            <text:p>901127</text:p>
          </table:table-cell>
          <table:table-cell table:formula="of:=IF([.A80]=[.A81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28" calcext:value-type="float">
            <text:p>901128</text:p>
          </table:table-cell>
          <table:table-cell table:formula="of:=IF([.A81]=[.A82]; &quot;D&quot;; &quot;&quot;)">
            <text:p/>
          </table:table-cell>
        </table:table-row>
        <table:table-row table:style-name="ro1">
          <table:table-cell office:value-type="float" office:value="901128" calcext:value-type="float">
            <text:p>901128</text:p>
          </table:table-cell>
          <table:table-cell table:formula="of:=IF([.A82]=[.A83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29" calcext:value-type="float">
            <text:p>901129</text:p>
          </table:table-cell>
          <table:table-cell table:formula="of:=IF([.A83]=[.A84]; &quot;D&quot;; &quot;&quot;)">
            <text:p/>
          </table:table-cell>
        </table:table-row>
        <table:table-row table:style-name="ro1">
          <table:table-cell office:value-type="float" office:value="901131" calcext:value-type="float">
            <text:p>901131</text:p>
          </table:table-cell>
          <table:table-cell table:formula="of:=IF([.A84]=[.A85]; &quot;D&quot;; &quot;&quot;)">
            <text:p/>
          </table:table-cell>
        </table:table-row>
        <table:table-row table:style-name="ro1">
          <table:table-cell office:value-type="float" office:value="901131" calcext:value-type="float">
            <text:p>901131</text:p>
          </table:table-cell>
          <table:table-cell table:formula="of:=IF([.A85]=[.A86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32" calcext:value-type="float">
            <text:p>901132</text:p>
          </table:table-cell>
          <table:table-cell table:formula="of:=IF([.A86]=[.A87]; &quot;D&quot;; &quot;&quot;)">
            <text:p/>
          </table:table-cell>
        </table:table-row>
        <table:table-row table:style-name="ro1">
          <table:table-cell office:value-type="float" office:value="901132" calcext:value-type="float">
            <text:p>901132</text:p>
          </table:table-cell>
          <table:table-cell table:formula="of:=IF([.A87]=[.A88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33" calcext:value-type="float">
            <text:p>901133</text:p>
          </table:table-cell>
          <table:table-cell table:formula="of:=IF([.A88]=[.A89]; &quot;D&quot;; &quot;&quot;)">
            <text:p/>
          </table:table-cell>
        </table:table-row>
        <table:table-row table:style-name="ro1">
          <table:table-cell office:value-type="float" office:value="901133" calcext:value-type="float">
            <text:p>901133</text:p>
          </table:table-cell>
          <table:table-cell table:formula="of:=IF([.A89]=[.A90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34" calcext:value-type="float">
            <text:p>901134</text:p>
          </table:table-cell>
          <table:table-cell table:formula="of:=IF([.A90]=[.A91]; &quot;D&quot;; &quot;&quot;)">
            <text:p/>
          </table:table-cell>
        </table:table-row>
        <table:table-row table:style-name="ro1">
          <table:table-cell office:value-type="float" office:value="901134" calcext:value-type="float">
            <text:p>901134</text:p>
          </table:table-cell>
          <table:table-cell table:formula="of:=IF([.A91]=[.A92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35" calcext:value-type="float">
            <text:p>901135</text:p>
          </table:table-cell>
          <table:table-cell table:formula="of:=IF([.A92]=[.A93]; &quot;D&quot;; &quot;&quot;)">
            <text:p/>
          </table:table-cell>
        </table:table-row>
        <table:table-row table:style-name="ro1">
          <table:table-cell office:value-type="float" office:value="901135" calcext:value-type="float">
            <text:p>901135</text:p>
          </table:table-cell>
          <table:table-cell table:formula="of:=IF([.A93]=[.A94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36" calcext:value-type="float">
            <text:p>901136</text:p>
          </table:table-cell>
          <table:table-cell table:formula="of:=IF([.A94]=[.A95]; &quot;D&quot;; &quot;&quot;)">
            <text:p/>
          </table:table-cell>
        </table:table-row>
        <table:table-row table:style-name="ro1">
          <table:table-cell office:value-type="float" office:value="901136" calcext:value-type="float">
            <text:p>901136</text:p>
          </table:table-cell>
          <table:table-cell table:formula="of:=IF([.A95]=[.A96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37" calcext:value-type="float">
            <text:p>901137</text:p>
          </table:table-cell>
          <table:table-cell table:formula="of:=IF([.A96]=[.A97]; &quot;D&quot;; &quot;&quot;)">
            <text:p/>
          </table:table-cell>
        </table:table-row>
        <table:table-row table:style-name="ro1">
          <table:table-cell office:value-type="float" office:value="901141" calcext:value-type="float">
            <text:p>901141</text:p>
          </table:table-cell>
          <table:table-cell table:formula="of:=IF([.A97]=[.A98]; &quot;D&quot;; &quot;&quot;)">
            <text:p/>
          </table:table-cell>
        </table:table-row>
        <table:table-row table:style-name="ro1">
          <table:table-cell office:value-type="float" office:value="901141" calcext:value-type="float">
            <text:p>901141</text:p>
          </table:table-cell>
          <table:table-cell table:formula="of:=IF([.A98]=[.A99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42" calcext:value-type="float">
            <text:p>901142</text:p>
          </table:table-cell>
          <table:table-cell table:formula="of:=IF([.A99]=[.A100]; &quot;D&quot;; &quot;&quot;)">
            <text:p/>
          </table:table-cell>
        </table:table-row>
        <table:table-row table:style-name="ro1">
          <table:table-cell office:value-type="float" office:value="901142" calcext:value-type="float">
            <text:p>901142</text:p>
          </table:table-cell>
          <table:table-cell table:formula="of:=IF([.A100]=[.A101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51" calcext:value-type="float">
            <text:p>901151</text:p>
          </table:table-cell>
          <table:table-cell table:formula="of:=IF([.A101]=[.A102]; &quot;D&quot;; &quot;&quot;)">
            <text:p/>
          </table:table-cell>
        </table:table-row>
        <table:table-row table:style-name="ro1">
          <table:table-cell office:value-type="float" office:value="901151" calcext:value-type="float">
            <text:p>901151</text:p>
          </table:table-cell>
          <table:table-cell table:formula="of:=IF([.A102]=[.A103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52" calcext:value-type="float">
            <text:p>901152</text:p>
          </table:table-cell>
          <table:table-cell table:formula="of:=IF([.A103]=[.A104]; &quot;D&quot;; &quot;&quot;)">
            <text:p/>
          </table:table-cell>
        </table:table-row>
        <table:table-row table:style-name="ro1">
          <table:table-cell office:value-type="float" office:value="901152" calcext:value-type="float">
            <text:p>901152</text:p>
          </table:table-cell>
          <table:table-cell table:formula="of:=IF([.A104]=[.A105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53" calcext:value-type="float">
            <text:p>901153</text:p>
          </table:table-cell>
          <table:table-cell table:formula="of:=IF([.A105]=[.A106]; &quot;D&quot;; &quot;&quot;)">
            <text:p/>
          </table:table-cell>
        </table:table-row>
        <table:table-row table:style-name="ro1">
          <table:table-cell office:value-type="float" office:value="901153" calcext:value-type="float">
            <text:p>901153</text:p>
          </table:table-cell>
          <table:table-cell table:formula="of:=IF([.A106]=[.A107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54" calcext:value-type="float">
            <text:p>901154</text:p>
          </table:table-cell>
          <table:table-cell table:formula="of:=IF([.A107]=[.A108]; &quot;D&quot;; &quot;&quot;)">
            <text:p/>
          </table:table-cell>
        </table:table-row>
        <table:table-row table:style-name="ro1">
          <table:table-cell office:value-type="float" office:value="901154" calcext:value-type="float">
            <text:p>901154</text:p>
          </table:table-cell>
          <table:table-cell table:formula="of:=IF([.A108]=[.A109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55" calcext:value-type="float">
            <text:p>901155</text:p>
          </table:table-cell>
          <table:table-cell table:formula="of:=IF([.A109]=[.A110]; &quot;D&quot;; &quot;&quot;)">
            <text:p/>
          </table:table-cell>
        </table:table-row>
        <table:table-row table:style-name="ro1">
          <table:table-cell office:value-type="float" office:value="901156" calcext:value-type="float">
            <text:p>901156</text:p>
          </table:table-cell>
          <table:table-cell table:formula="of:=IF([.A110]=[.A111]; &quot;D&quot;; &quot;&quot;)">
            <text:p/>
          </table:table-cell>
        </table:table-row>
        <table:table-row table:style-name="ro1">
          <table:table-cell office:value-type="float" office:value="901161" calcext:value-type="float">
            <text:p>901161</text:p>
          </table:table-cell>
          <table:table-cell table:formula="of:=IF([.A111]=[.A112]; &quot;D&quot;; &quot;&quot;)">
            <text:p/>
          </table:table-cell>
        </table:table-row>
        <table:table-row table:style-name="ro1">
          <table:table-cell office:value-type="float" office:value="901161" calcext:value-type="float">
            <text:p>901161</text:p>
          </table:table-cell>
          <table:table-cell table:formula="of:=IF([.A112]=[.A113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62" calcext:value-type="float">
            <text:p>901162</text:p>
          </table:table-cell>
          <table:table-cell table:formula="of:=IF([.A113]=[.A114]; &quot;D&quot;; &quot;&quot;)">
            <text:p/>
          </table:table-cell>
        </table:table-row>
        <table:table-row table:style-name="ro1">
          <table:table-cell office:value-type="float" office:value="901162" calcext:value-type="float">
            <text:p>901162</text:p>
          </table:table-cell>
          <table:table-cell table:formula="of:=IF([.A114]=[.A115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63" calcext:value-type="float">
            <text:p>901163</text:p>
          </table:table-cell>
          <table:table-cell table:formula="of:=IF([.A115]=[.A116]; &quot;D&quot;; &quot;&quot;)">
            <text:p/>
          </table:table-cell>
        </table:table-row>
        <table:table-row table:style-name="ro1">
          <table:table-cell office:value-type="float" office:value="901163" calcext:value-type="float">
            <text:p>901163</text:p>
          </table:table-cell>
          <table:table-cell table:formula="of:=IF([.A116]=[.A117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64" calcext:value-type="float">
            <text:p>901164</text:p>
          </table:table-cell>
          <table:table-cell table:formula="of:=IF([.A117]=[.A118]; &quot;D&quot;; &quot;&quot;)">
            <text:p/>
          </table:table-cell>
        </table:table-row>
        <table:table-row table:style-name="ro1">
          <table:table-cell office:value-type="float" office:value="901164" calcext:value-type="float">
            <text:p>901164</text:p>
          </table:table-cell>
          <table:table-cell table:formula="of:=IF([.A118]=[.A119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65" calcext:value-type="float">
            <text:p>901165</text:p>
          </table:table-cell>
          <table:table-cell table:formula="of:=IF([.A119]=[.A120]; &quot;D&quot;; &quot;&quot;)">
            <text:p/>
          </table:table-cell>
        </table:table-row>
        <table:table-row table:style-name="ro1">
          <table:table-cell office:value-type="float" office:value="901165" calcext:value-type="float">
            <text:p>901165</text:p>
          </table:table-cell>
          <table:table-cell table:formula="of:=IF([.A120]=[.A121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66" calcext:value-type="float">
            <text:p>901166</text:p>
          </table:table-cell>
          <table:table-cell table:formula="of:=IF([.A121]=[.A122]; &quot;D&quot;; &quot;&quot;)">
            <text:p/>
          </table:table-cell>
        </table:table-row>
        <table:table-row table:style-name="ro1">
          <table:table-cell office:value-type="float" office:value="901166" calcext:value-type="float">
            <text:p>901166</text:p>
          </table:table-cell>
          <table:table-cell table:formula="of:=IF([.A122]=[.A123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67" calcext:value-type="float">
            <text:p>901167</text:p>
          </table:table-cell>
          <table:table-cell table:formula="of:=IF([.A123]=[.A124]; &quot;D&quot;; &quot;&quot;)">
            <text:p/>
          </table:table-cell>
        </table:table-row>
        <table:table-row table:style-name="ro1">
          <table:table-cell office:value-type="float" office:value="901167" calcext:value-type="float">
            <text:p>901167</text:p>
          </table:table-cell>
          <table:table-cell table:formula="of:=IF([.A124]=[.A125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68" calcext:value-type="float">
            <text:p>901168</text:p>
          </table:table-cell>
          <table:table-cell table:formula="of:=IF([.A125]=[.A126]; &quot;D&quot;; &quot;&quot;)">
            <text:p/>
          </table:table-cell>
        </table:table-row>
        <table:table-row table:style-name="ro1">
          <table:table-cell office:value-type="float" office:value="901168" calcext:value-type="float">
            <text:p>901168</text:p>
          </table:table-cell>
          <table:table-cell table:formula="of:=IF([.A126]=[.A127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69" calcext:value-type="float">
            <text:p>901169</text:p>
          </table:table-cell>
          <table:table-cell table:formula="of:=IF([.A127]=[.A128]; &quot;D&quot;; &quot;&quot;)">
            <text:p/>
          </table:table-cell>
        </table:table-row>
        <table:table-row table:style-name="ro1">
          <table:table-cell office:value-type="float" office:value="901169" calcext:value-type="float">
            <text:p>901169</text:p>
          </table:table-cell>
          <table:table-cell table:formula="of:=IF([.A128]=[.A129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70" calcext:value-type="float">
            <text:p>901170</text:p>
          </table:table-cell>
          <table:table-cell table:formula="of:=IF([.A129]=[.A130]; &quot;D&quot;; &quot;&quot;)">
            <text:p/>
          </table:table-cell>
        </table:table-row>
        <table:table-row table:style-name="ro1">
          <table:table-cell office:value-type="float" office:value="901170" calcext:value-type="float">
            <text:p>901170</text:p>
          </table:table-cell>
          <table:table-cell table:formula="of:=IF([.A130]=[.A131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71" calcext:value-type="float">
            <text:p>901171</text:p>
          </table:table-cell>
          <table:table-cell table:formula="of:=IF([.A131]=[.A132]; &quot;D&quot;; &quot;&quot;)">
            <text:p/>
          </table:table-cell>
        </table:table-row>
        <table:table-row table:style-name="ro1">
          <table:table-cell office:value-type="float" office:value="901171" calcext:value-type="float">
            <text:p>901171</text:p>
          </table:table-cell>
          <table:table-cell table:formula="of:=IF([.A132]=[.A133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72" calcext:value-type="float">
            <text:p>901172</text:p>
          </table:table-cell>
          <table:table-cell table:formula="of:=IF([.A133]=[.A134]; &quot;D&quot;; &quot;&quot;)">
            <text:p/>
          </table:table-cell>
        </table:table-row>
        <table:table-row table:style-name="ro1">
          <table:table-cell office:value-type="float" office:value="901172" calcext:value-type="float">
            <text:p>901172</text:p>
          </table:table-cell>
          <table:table-cell table:formula="of:=IF([.A134]=[.A135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73" calcext:value-type="float">
            <text:p>901173</text:p>
          </table:table-cell>
          <table:table-cell table:formula="of:=IF([.A135]=[.A136]; &quot;D&quot;; &quot;&quot;)">
            <text:p/>
          </table:table-cell>
        </table:table-row>
        <table:table-row table:style-name="ro1">
          <table:table-cell office:value-type="float" office:value="901173" calcext:value-type="float">
            <text:p>901173</text:p>
          </table:table-cell>
          <table:table-cell table:formula="of:=IF([.A136]=[.A137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74" calcext:value-type="float">
            <text:p>901174</text:p>
          </table:table-cell>
          <table:table-cell table:formula="of:=IF([.A137]=[.A138]; &quot;D&quot;; &quot;&quot;)">
            <text:p/>
          </table:table-cell>
        </table:table-row>
        <table:table-row table:style-name="ro1">
          <table:table-cell office:value-type="float" office:value="901174" calcext:value-type="float">
            <text:p>901174</text:p>
          </table:table-cell>
          <table:table-cell table:formula="of:=IF([.A138]=[.A139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75" calcext:value-type="float">
            <text:p>901175</text:p>
          </table:table-cell>
          <table:table-cell table:formula="of:=IF([.A139]=[.A140]; &quot;D&quot;; &quot;&quot;)">
            <text:p/>
          </table:table-cell>
        </table:table-row>
        <table:table-row table:style-name="ro1">
          <table:table-cell office:value-type="float" office:value="901175" calcext:value-type="float">
            <text:p>901175</text:p>
          </table:table-cell>
          <table:table-cell table:formula="of:=IF([.A140]=[.A141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76" calcext:value-type="float">
            <text:p>901176</text:p>
          </table:table-cell>
          <table:table-cell table:formula="of:=IF([.A141]=[.A142]; &quot;D&quot;; &quot;&quot;)">
            <text:p/>
          </table:table-cell>
        </table:table-row>
        <table:table-row table:style-name="ro1">
          <table:table-cell office:value-type="float" office:value="901176" calcext:value-type="float">
            <text:p>901176</text:p>
          </table:table-cell>
          <table:table-cell table:formula="of:=IF([.A142]=[.A143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77" calcext:value-type="float">
            <text:p>901177</text:p>
          </table:table-cell>
          <table:table-cell table:formula="of:=IF([.A143]=[.A144]; &quot;D&quot;; &quot;&quot;)">
            <text:p/>
          </table:table-cell>
        </table:table-row>
        <table:table-row table:style-name="ro1">
          <table:table-cell office:value-type="float" office:value="901177" calcext:value-type="float">
            <text:p>901177</text:p>
          </table:table-cell>
          <table:table-cell table:formula="of:=IF([.A144]=[.A145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78" calcext:value-type="float">
            <text:p>901178</text:p>
          </table:table-cell>
          <table:table-cell table:formula="of:=IF([.A145]=[.A146]; &quot;D&quot;; &quot;&quot;)">
            <text:p/>
          </table:table-cell>
        </table:table-row>
        <table:table-row table:style-name="ro1">
          <table:table-cell office:value-type="float" office:value="901178" calcext:value-type="float">
            <text:p>901178</text:p>
          </table:table-cell>
          <table:table-cell table:formula="of:=IF([.A146]=[.A147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79" calcext:value-type="float">
            <text:p>901179</text:p>
          </table:table-cell>
          <table:table-cell table:formula="of:=IF([.A147]=[.A148]; &quot;D&quot;; &quot;&quot;)">
            <text:p/>
          </table:table-cell>
        </table:table-row>
        <table:table-row table:style-name="ro1">
          <table:table-cell office:value-type="float" office:value="901179" calcext:value-type="float">
            <text:p>901179</text:p>
          </table:table-cell>
          <table:table-cell table:formula="of:=IF([.A148]=[.A149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80" calcext:value-type="float">
            <text:p>901180</text:p>
          </table:table-cell>
          <table:table-cell table:formula="of:=IF([.A149]=[.A150]; &quot;D&quot;; &quot;&quot;)">
            <text:p/>
          </table:table-cell>
        </table:table-row>
        <table:table-row table:style-name="ro1">
          <table:table-cell office:value-type="float" office:value="901180" calcext:value-type="float">
            <text:p>901180</text:p>
          </table:table-cell>
          <table:table-cell table:formula="of:=IF([.A150]=[.A151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83" calcext:value-type="float">
            <text:p>901183</text:p>
          </table:table-cell>
          <table:table-cell table:formula="of:=IF([.A151]=[.A152]; &quot;D&quot;; &quot;&quot;)">
            <text:p/>
          </table:table-cell>
        </table:table-row>
        <table:table-row table:style-name="ro1">
          <table:table-cell office:value-type="float" office:value="901183" calcext:value-type="float">
            <text:p>901183</text:p>
          </table:table-cell>
          <table:table-cell table:formula="of:=IF([.A152]=[.A153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201" calcext:value-type="float">
            <text:p>901201</text:p>
          </table:table-cell>
          <table:table-cell table:formula="of:=IF([.A153]=[.A154]; &quot;D&quot;; &quot;&quot;)">
            <text:p/>
          </table:table-cell>
        </table:table-row>
        <table:table-row table:style-name="ro1">
          <table:table-cell office:value-type="float" office:value="901202" calcext:value-type="float">
            <text:p>901202</text:p>
          </table:table-cell>
          <table:table-cell table:formula="of:=IF([.A154]=[.A155]; &quot;D&quot;; &quot;&quot;)">
            <text:p/>
          </table:table-cell>
        </table:table-row>
        <table:table-row table:style-name="ro1">
          <table:table-cell office:value-type="float" office:value="901203" calcext:value-type="float">
            <text:p>901203</text:p>
          </table:table-cell>
          <table:table-cell table:formula="of:=IF([.A155]=[.A156]; &quot;D&quot;; &quot;&quot;)">
            <text:p/>
          </table:table-cell>
        </table:table-row>
        <table:table-row table:style-name="ro1">
          <table:table-cell office:value-type="float" office:value="901204" calcext:value-type="float">
            <text:p>901204</text:p>
          </table:table-cell>
          <table:table-cell table:formula="of:=IF([.A156]=[.A157]; &quot;D&quot;; &quot;&quot;)">
            <text:p/>
          </table:table-cell>
        </table:table-row>
        <table:table-row table:style-name="ro1">
          <table:table-cell office:value-type="float" office:value="901205" calcext:value-type="float">
            <text:p>901205</text:p>
          </table:table-cell>
          <table:table-cell table:formula="of:=IF([.A157]=[.A158]; &quot;D&quot;; &quot;&quot;)">
            <text:p/>
          </table:table-cell>
        </table:table-row>
        <table:table-row table:style-name="ro1">
          <table:table-cell office:value-type="float" office:value="901211" calcext:value-type="float">
            <text:p>901211</text:p>
          </table:table-cell>
          <table:table-cell table:formula="of:=IF([.A158]=[.A159]; &quot;D&quot;; &quot;&quot;)">
            <text:p/>
          </table:table-cell>
        </table:table-row>
        <table:table-row table:style-name="ro1">
          <table:table-cell office:value-type="float" office:value="901212" calcext:value-type="float">
            <text:p>901212</text:p>
          </table:table-cell>
          <table:table-cell table:formula="of:=IF([.A159]=[.A160]; &quot;D&quot;; &quot;&quot;)">
            <text:p/>
          </table:table-cell>
        </table:table-row>
        <table:table-row table:style-name="ro1">
          <table:table-cell office:value-type="float" office:value="901213" calcext:value-type="float">
            <text:p>901213</text:p>
          </table:table-cell>
          <table:table-cell table:formula="of:=IF([.A160]=[.A161]; &quot;D&quot;; &quot;&quot;)">
            <text:p/>
          </table:table-cell>
        </table:table-row>
        <table:table-row table:style-name="ro1">
          <table:table-cell office:value-type="float" office:value="901221" calcext:value-type="float">
            <text:p>901221</text:p>
          </table:table-cell>
          <table:table-cell table:formula="of:=IF([.A161]=[.A162]; &quot;D&quot;; &quot;&quot;)">
            <text:p/>
          </table:table-cell>
        </table:table-row>
        <table:table-row table:style-name="ro1">
          <table:table-cell office:value-type="float" office:value="901231" calcext:value-type="float">
            <text:p>901231</text:p>
          </table:table-cell>
          <table:table-cell table:formula="of:=IF([.A162]=[.A163]; &quot;D&quot;; &quot;&quot;)">
            <text:p/>
          </table:table-cell>
        </table:table-row>
        <table:table-row table:style-name="ro1">
          <table:table-cell office:value-type="float" office:value="901232" calcext:value-type="float">
            <text:p>901232</text:p>
          </table:table-cell>
          <table:table-cell table:formula="of:=IF([.A163]=[.A164]; &quot;D&quot;; &quot;&quot;)">
            <text:p/>
          </table:table-cell>
        </table:table-row>
        <table:table-row table:style-name="ro1">
          <table:table-cell office:value-type="float" office:value="901233" calcext:value-type="float">
            <text:p>901233</text:p>
          </table:table-cell>
          <table:table-cell table:formula="of:=IF([.A164]=[.A165]; &quot;D&quot;; &quot;&quot;)">
            <text:p/>
          </table:table-cell>
        </table:table-row>
        <table:table-row table:style-name="ro1">
          <table:table-cell office:value-type="float" office:value="901235" calcext:value-type="float">
            <text:p>901235</text:p>
          </table:table-cell>
          <table:table-cell table:formula="of:=IF([.A165]=[.A166]; &quot;D&quot;; &quot;&quot;)">
            <text:p/>
          </table:table-cell>
        </table:table-row>
        <table:table-row table:style-name="ro1">
          <table:table-cell office:value-type="float" office:value="901241" calcext:value-type="float">
            <text:p>901241</text:p>
          </table:table-cell>
          <table:table-cell table:formula="of:=IF([.A166]=[.A167]; &quot;D&quot;; &quot;&quot;)">
            <text:p/>
          </table:table-cell>
        </table:table-row>
        <table:table-row table:style-name="ro1">
          <table:table-cell office:value-type="float" office:value="901242" calcext:value-type="float">
            <text:p>901242</text:p>
          </table:table-cell>
          <table:table-cell table:formula="of:=IF([.A167]=[.A168]; &quot;D&quot;; &quot;&quot;)">
            <text:p/>
          </table:table-cell>
        </table:table-row>
        <table:table-row table:style-name="ro1">
          <table:table-cell office:value-type="float" office:value="901243" calcext:value-type="float">
            <text:p>901243</text:p>
          </table:table-cell>
          <table:table-cell table:formula="of:=IF([.A168]=[.A169]; &quot;D&quot;; &quot;&quot;)">
            <text:p/>
          </table:table-cell>
        </table:table-row>
        <table:table-row table:style-name="ro1">
          <table:table-cell office:value-type="float" office:value="901250" calcext:value-type="float">
            <text:p>901250</text:p>
          </table:table-cell>
          <table:table-cell table:formula="of:=IF([.A169]=[.A170]; &quot;D&quot;; &quot;&quot;)">
            <text:p/>
          </table:table-cell>
        </table:table-row>
        <table:table-row table:style-name="ro1">
          <table:table-cell office:value-type="float" office:value="901251" calcext:value-type="float">
            <text:p>901251</text:p>
          </table:table-cell>
          <table:table-cell table:formula="of:=IF([.A170]=[.A171]; &quot;D&quot;; &quot;&quot;)">
            <text:p/>
          </table:table-cell>
        </table:table-row>
        <table:table-row table:style-name="ro1">
          <table:table-cell office:value-type="float" office:value="901252" calcext:value-type="float">
            <text:p>901252</text:p>
          </table:table-cell>
          <table:table-cell table:formula="of:=IF([.A171]=[.A172]; &quot;D&quot;; &quot;&quot;)">
            <text:p/>
          </table:table-cell>
        </table:table-row>
        <table:table-row table:style-name="ro1">
          <table:table-cell office:value-type="float" office:value="901253" calcext:value-type="float">
            <text:p>901253</text:p>
          </table:table-cell>
          <table:table-cell table:formula="of:=IF([.A172]=[.A173]; &quot;D&quot;; &quot;&quot;)">
            <text:p/>
          </table:table-cell>
        </table:table-row>
        <table:table-row table:style-name="ro1">
          <table:table-cell office:value-type="float" office:value="901254" calcext:value-type="float">
            <text:p>901254</text:p>
          </table:table-cell>
          <table:table-cell table:formula="of:=IF([.A173]=[.A174]; &quot;D&quot;; &quot;&quot;)">
            <text:p/>
          </table:table-cell>
        </table:table-row>
        <table:table-row table:style-name="ro1">
          <table:table-cell office:value-type="float" office:value="901255" calcext:value-type="float">
            <text:p>901255</text:p>
          </table:table-cell>
          <table:table-cell table:formula="of:=IF([.A174]=[.A175]; &quot;D&quot;; &quot;&quot;)">
            <text:p/>
          </table:table-cell>
        </table:table-row>
        <table:table-row table:style-name="ro1">
          <table:table-cell office:value-type="float" office:value="901256" calcext:value-type="float">
            <text:p>901256</text:p>
          </table:table-cell>
          <table:table-cell table:formula="of:=IF([.A175]=[.A176]; &quot;D&quot;; &quot;&quot;)">
            <text:p/>
          </table:table-cell>
        </table:table-row>
        <table:table-row table:style-name="ro1">
          <table:table-cell office:value-type="float" office:value="901257" calcext:value-type="float">
            <text:p>901257</text:p>
          </table:table-cell>
          <table:table-cell table:formula="of:=IF([.A176]=[.A177]; &quot;D&quot;; &quot;&quot;)">
            <text:p/>
          </table:table-cell>
        </table:table-row>
        <table:table-row table:style-name="ro1">
          <table:table-cell office:value-type="float" office:value="901258" calcext:value-type="float">
            <text:p>901258</text:p>
          </table:table-cell>
          <table:table-cell table:formula="of:=IF([.A177]=[.A178]; &quot;D&quot;; &quot;&quot;)">
            <text:p/>
          </table:table-cell>
        </table:table-row>
        <table:table-row table:style-name="ro1">
          <table:table-cell office:value-type="float" office:value="901259" calcext:value-type="float">
            <text:p>901259</text:p>
          </table:table-cell>
          <table:table-cell table:formula="of:=IF([.A178]=[.A179]; &quot;D&quot;; &quot;&quot;)">
            <text:p/>
          </table:table-cell>
        </table:table-row>
        <table:table-row table:style-name="ro1">
          <table:table-cell office:value-type="float" office:value="901260" calcext:value-type="float">
            <text:p>901260</text:p>
          </table:table-cell>
          <table:table-cell table:formula="of:=IF([.A179]=[.A180]; &quot;D&quot;; &quot;&quot;)">
            <text:p/>
          </table:table-cell>
        </table:table-row>
        <table:table-row table:style-name="ro1">
          <table:table-cell office:value-type="float" office:value="901261" calcext:value-type="float">
            <text:p>901261</text:p>
          </table:table-cell>
          <table:table-cell table:formula="of:=IF([.A180]=[.A181]; &quot;D&quot;; &quot;&quot;)">
            <text:p/>
          </table:table-cell>
        </table:table-row>
        <table:table-row table:style-name="ro1">
          <table:table-cell office:value-type="float" office:value="901262" calcext:value-type="float">
            <text:p>901262</text:p>
          </table:table-cell>
          <table:table-cell table:formula="of:=IF([.A181]=[.A182]; &quot;D&quot;; &quot;&quot;)">
            <text:p/>
          </table:table-cell>
        </table:table-row>
        <table:table-row table:style-name="ro1">
          <table:table-cell office:value-type="float" office:value="901265" calcext:value-type="float">
            <text:p>901265</text:p>
          </table:table-cell>
          <table:table-cell table:formula="of:=IF([.A182]=[.A183]; &quot;D&quot;; &quot;&quot;)">
            <text:p/>
          </table:table-cell>
        </table:table-row>
        <table:table-row table:style-name="ro1">
          <table:table-cell office:value-type="float" office:value="901271" calcext:value-type="float">
            <text:p>901271</text:p>
          </table:table-cell>
          <table:table-cell table:formula="of:=IF([.A183]=[.A184]; &quot;D&quot;; &quot;&quot;)">
            <text:p/>
          </table:table-cell>
        </table:table-row>
        <table:table-row table:style-name="ro1">
          <table:table-cell office:value-type="float" office:value="901272" calcext:value-type="float">
            <text:p>901272</text:p>
          </table:table-cell>
          <table:table-cell table:formula="of:=IF([.A184]=[.A185]; &quot;D&quot;; &quot;&quot;)">
            <text:p/>
          </table:table-cell>
        </table:table-row>
        <table:table-row table:style-name="ro1">
          <table:table-cell office:value-type="float" office:value="901273" calcext:value-type="float">
            <text:p>901273</text:p>
          </table:table-cell>
          <table:table-cell table:formula="of:=IF([.A185]=[.A186]; &quot;D&quot;; &quot;&quot;)">
            <text:p/>
          </table:table-cell>
        </table:table-row>
        <table:table-row table:style-name="ro1">
          <table:table-cell office:value-type="float" office:value="901274" calcext:value-type="float">
            <text:p>901274</text:p>
          </table:table-cell>
          <table:table-cell table:formula="of:=IF([.A186]=[.A187]; &quot;D&quot;; &quot;&quot;)">
            <text:p/>
          </table:table-cell>
        </table:table-row>
        <table:table-row table:style-name="ro1">
          <table:table-cell office:value-type="float" office:value="901275" calcext:value-type="float">
            <text:p>901275</text:p>
          </table:table-cell>
          <table:table-cell table:formula="of:=IF([.A187]=[.A188]; &quot;D&quot;; &quot;&quot;)">
            <text:p/>
          </table:table-cell>
        </table:table-row>
        <table:table-row table:style-name="ro1">
          <table:table-cell office:value-type="float" office:value="901281" calcext:value-type="float">
            <text:p>901281</text:p>
          </table:table-cell>
          <table:table-cell table:formula="of:=IF([.A188]=[.A189]; &quot;D&quot;; &quot;&quot;)">
            <text:p/>
          </table:table-cell>
        </table:table-row>
        <table:table-row table:style-name="ro1">
          <table:table-cell office:value-type="float" office:value="901291" calcext:value-type="float">
            <text:p>901291</text:p>
          </table:table-cell>
          <table:table-cell table:formula="of:=IF([.A189]=[.A190]; &quot;D&quot;; &quot;&quot;)">
            <text:p/>
          </table:table-cell>
        </table:table-row>
        <table:table-row table:style-name="ro1">
          <table:table-cell office:value-type="float" office:value="901292" calcext:value-type="float">
            <text:p>901292</text:p>
          </table:table-cell>
          <table:table-cell table:formula="of:=IF([.A190]=[.A191]; &quot;D&quot;; &quot;&quot;)">
            <text:p/>
          </table:table-cell>
        </table:table-row>
        <table:table-row table:style-name="ro1">
          <table:table-cell office:value-type="float" office:value="901294" calcext:value-type="float">
            <text:p>901294</text:p>
          </table:table-cell>
          <table:table-cell table:formula="of:=IF([.A191]=[.A192]; &quot;D&quot;; &quot;&quot;)">
            <text:p/>
          </table:table-cell>
        </table:table-row>
        <table:table-row table:style-name="ro1">
          <table:table-cell office:value-type="float" office:value="901295" calcext:value-type="float">
            <text:p>901295</text:p>
          </table:table-cell>
          <table:table-cell table:formula="of:=IF([.A192]=[.A193]; &quot;D&quot;; &quot;&quot;)">
            <text:p/>
          </table:table-cell>
        </table:table-row>
        <table:table-row table:style-name="ro1">
          <table:table-cell office:value-type="float" office:value="901301" calcext:value-type="float">
            <text:p>901301</text:p>
          </table:table-cell>
          <table:table-cell table:formula="of:=IF([.A193]=[.A194]; &quot;D&quot;; &quot;&quot;)">
            <text:p/>
          </table:table-cell>
        </table:table-row>
        <table:table-row table:style-name="ro1">
          <table:table-cell office:value-type="float" office:value="901303" calcext:value-type="float">
            <text:p>901303</text:p>
          </table:table-cell>
          <table:table-cell table:formula="of:=IF([.A194]=[.A195]; &quot;D&quot;; &quot;&quot;)">
            <text:p/>
          </table:table-cell>
        </table:table-row>
        <table:table-row table:style-name="ro1">
          <table:table-cell office:value-type="float" office:value="901305" calcext:value-type="float">
            <text:p>901305</text:p>
          </table:table-cell>
          <table:table-cell table:formula="of:=IF([.A195]=[.A196]; &quot;D&quot;; &quot;&quot;)">
            <text:p/>
          </table:table-cell>
        </table:table-row>
        <table:table-row table:style-name="ro1">
          <table:table-cell office:value-type="float" office:value="901401" calcext:value-type="float">
            <text:p>901401</text:p>
          </table:table-cell>
          <table:table-cell table:formula="of:=IF([.A196]=[.A197]; &quot;D&quot;; &quot;&quot;)">
            <text:p/>
          </table:table-cell>
        </table:table-row>
        <table:table-row table:style-name="ro1">
          <table:table-cell office:value-type="float" office:value="901411" calcext:value-type="float">
            <text:p>901411</text:p>
          </table:table-cell>
          <table:table-cell table:formula="of:=IF([.A197]=[.A198]; &quot;D&quot;; &quot;&quot;)">
            <text:p/>
          </table:table-cell>
        </table:table-row>
        <table:table-row table:style-name="ro1">
          <table:table-cell office:value-type="float" office:value="901412" calcext:value-type="float">
            <text:p>901412</text:p>
          </table:table-cell>
          <table:table-cell table:formula="of:=IF([.A198]=[.A199]; &quot;D&quot;; &quot;&quot;)">
            <text:p/>
          </table:table-cell>
        </table:table-row>
        <table:table-row table:style-name="ro1">
          <table:table-cell office:value-type="float" office:value="901413" calcext:value-type="float">
            <text:p>901413</text:p>
          </table:table-cell>
          <table:table-cell table:formula="of:=IF([.A199]=[.A200]; &quot;D&quot;; &quot;&quot;)">
            <text:p/>
          </table:table-cell>
        </table:table-row>
        <table:table-row table:style-name="ro1">
          <table:table-cell office:value-type="float" office:value="901414" calcext:value-type="float">
            <text:p>901414</text:p>
          </table:table-cell>
          <table:table-cell table:formula="of:=IF([.A200]=[.A201]; &quot;D&quot;; &quot;&quot;)">
            <text:p/>
          </table:table-cell>
        </table:table-row>
        <table:table-row table:style-name="ro1">
          <table:table-cell office:value-type="float" office:value="901421" calcext:value-type="float">
            <text:p>901421</text:p>
          </table:table-cell>
          <table:table-cell table:formula="of:=IF([.A201]=[.A202]; &quot;D&quot;; &quot;&quot;)">
            <text:p/>
          </table:table-cell>
        </table:table-row>
        <table:table-row table:style-name="ro1">
          <table:table-cell office:value-type="float" office:value="901422" calcext:value-type="float">
            <text:p>901422</text:p>
          </table:table-cell>
          <table:table-cell table:formula="of:=IF([.A202]=[.A203]; &quot;D&quot;; &quot;&quot;)">
            <text:p/>
          </table:table-cell>
        </table:table-row>
        <table:table-row table:style-name="ro1">
          <table:table-cell office:value-type="float" office:value="901425" calcext:value-type="float">
            <text:p>901425</text:p>
          </table:table-cell>
          <table:table-cell table:formula="of:=IF([.A203]=[.A204]; &quot;D&quot;; &quot;&quot;)">
            <text:p/>
          </table:table-cell>
        </table:table-row>
        <table:table-row table:style-name="ro1">
          <table:table-cell office:value-type="float" office:value="901431" calcext:value-type="float">
            <text:p>901431</text:p>
          </table:table-cell>
          <table:table-cell table:formula="of:=IF([.A204]=[.A205]; &quot;D&quot;; &quot;&quot;)">
            <text:p/>
          </table:table-cell>
        </table:table-row>
        <table:table-row table:style-name="ro1">
          <table:table-cell office:value-type="float" office:value="901440" calcext:value-type="float">
            <text:p>901440</text:p>
          </table:table-cell>
          <table:table-cell table:formula="of:=IF([.A205]=[.A206]; &quot;D&quot;; &quot;&quot;)">
            <text:p/>
          </table:table-cell>
        </table:table-row>
        <table:table-row table:style-name="ro1">
          <table:table-cell office:value-type="float" office:value="901441" calcext:value-type="float">
            <text:p>901441</text:p>
          </table:table-cell>
          <table:table-cell table:formula="of:=IF([.A206]=[.A207]; &quot;D&quot;; &quot;&quot;)">
            <text:p/>
          </table:table-cell>
        </table:table-row>
        <table:table-row table:style-name="ro1">
          <table:table-cell office:value-type="float" office:value="901442" calcext:value-type="float">
            <text:p>901442</text:p>
          </table:table-cell>
          <table:table-cell table:formula="of:=IF([.A207]=[.A208]; &quot;D&quot;; &quot;&quot;)">
            <text:p/>
          </table:table-cell>
        </table:table-row>
        <table:table-row table:style-name="ro1">
          <table:table-cell office:value-type="float" office:value="901443" calcext:value-type="float">
            <text:p>901443</text:p>
          </table:table-cell>
          <table:table-cell table:formula="of:=IF([.A208]=[.A209]; &quot;D&quot;; &quot;&quot;)">
            <text:p/>
          </table:table-cell>
        </table:table-row>
        <table:table-row table:style-name="ro1">
          <table:table-cell office:value-type="float" office:value="901444" calcext:value-type="float">
            <text:p>901444</text:p>
          </table:table-cell>
          <table:table-cell table:formula="of:=IF([.A209]=[.A210]; &quot;D&quot;; &quot;&quot;)">
            <text:p/>
          </table:table-cell>
        </table:table-row>
        <table:table-row table:style-name="ro1">
          <table:table-cell office:value-type="float" office:value="901447" calcext:value-type="float">
            <text:p>901447</text:p>
          </table:table-cell>
          <table:table-cell table:formula="of:=IF([.A210]=[.A211]; &quot;D&quot;; &quot;&quot;)">
            <text:p/>
          </table:table-cell>
        </table:table-row>
        <table:table-row table:style-name="ro1">
          <table:table-cell office:value-type="float" office:value="901448" calcext:value-type="float">
            <text:p>901448</text:p>
          </table:table-cell>
          <table:table-cell table:formula="of:=IF([.A211]=[.A212]; &quot;D&quot;; &quot;&quot;)">
            <text:p/>
          </table:table-cell>
        </table:table-row>
        <table:table-row table:style-name="ro1">
          <table:table-cell office:value-type="float" office:value="901449" calcext:value-type="float">
            <text:p>901449</text:p>
          </table:table-cell>
          <table:table-cell table:formula="of:=IF([.A212]=[.A213]; &quot;D&quot;; &quot;&quot;)">
            <text:p/>
          </table:table-cell>
        </table:table-row>
        <table:table-row table:style-name="ro1">
          <table:table-cell office:value-type="float" office:value="901450" calcext:value-type="float">
            <text:p>901450</text:p>
          </table:table-cell>
          <table:table-cell table:formula="of:=IF([.A213]=[.A214]; &quot;D&quot;; &quot;&quot;)">
            <text:p/>
          </table:table-cell>
        </table:table-row>
        <table:table-row table:style-name="ro1">
          <table:table-cell office:value-type="float" office:value="901451" calcext:value-type="float">
            <text:p>901451</text:p>
          </table:table-cell>
          <table:table-cell table:formula="of:=IF([.A214]=[.A215]; &quot;D&quot;; &quot;&quot;)">
            <text:p/>
          </table:table-cell>
        </table:table-row>
        <table:table-row table:style-name="ro1">
          <table:table-cell office:value-type="float" office:value="901452" calcext:value-type="float">
            <text:p>901452</text:p>
          </table:table-cell>
          <table:table-cell table:formula="of:=IF([.A215]=[.A216]; &quot;D&quot;; &quot;&quot;)">
            <text:p/>
          </table:table-cell>
        </table:table-row>
        <table:table-row table:style-name="ro1">
          <table:table-cell office:value-type="float" office:value="901455" calcext:value-type="float">
            <text:p>901455</text:p>
          </table:table-cell>
          <table:table-cell table:formula="of:=IF([.A216]=[.A217]; &quot;D&quot;; &quot;&quot;)">
            <text:p/>
          </table:table-cell>
        </table:table-row>
        <table:table-row table:style-name="ro1">
          <table:table-cell office:value-type="float" office:value="901461" calcext:value-type="float">
            <text:p>901461</text:p>
          </table:table-cell>
          <table:table-cell table:formula="of:=IF([.A217]=[.A218]; &quot;D&quot;; &quot;&quot;)">
            <text:p/>
          </table:table-cell>
        </table:table-row>
        <table:table-row table:style-name="ro1">
          <table:table-cell office:value-type="float" office:value="901471" calcext:value-type="float">
            <text:p>901471</text:p>
          </table:table-cell>
          <table:table-cell table:formula="of:=IF([.A218]=[.A219]; &quot;D&quot;; &quot;&quot;)">
            <text:p/>
          </table:table-cell>
        </table:table-row>
        <table:table-row table:style-name="ro1">
          <table:table-cell office:value-type="float" office:value="901472" calcext:value-type="float">
            <text:p>901472</text:p>
          </table:table-cell>
          <table:table-cell table:formula="of:=IF([.A219]=[.A220]; &quot;D&quot;; &quot;&quot;)">
            <text:p/>
          </table:table-cell>
        </table:table-row>
        <table:table-row table:style-name="ro1">
          <table:table-cell office:value-type="float" office:value="901473" calcext:value-type="float">
            <text:p>901473</text:p>
          </table:table-cell>
          <table:table-cell table:formula="of:=IF([.A220]=[.A221]; &quot;D&quot;; &quot;&quot;)">
            <text:p/>
          </table:table-cell>
        </table:table-row>
        <table:table-row table:style-name="ro1">
          <table:table-cell office:value-type="float" office:value="901474" calcext:value-type="float">
            <text:p>901474</text:p>
          </table:table-cell>
          <table:table-cell table:formula="of:=IF([.A221]=[.A222]; &quot;D&quot;; &quot;&quot;)">
            <text:p/>
          </table:table-cell>
        </table:table-row>
        <table:table-row table:style-name="ro1">
          <table:table-cell office:value-type="float" office:value="901475" calcext:value-type="float">
            <text:p>901475</text:p>
          </table:table-cell>
          <table:table-cell table:formula="of:=IF([.A222]=[.A223]; &quot;D&quot;; &quot;&quot;)">
            <text:p/>
          </table:table-cell>
        </table:table-row>
        <table:table-row table:style-name="ro1">
          <table:table-cell office:value-type="float" office:value="901476" calcext:value-type="float">
            <text:p>901476</text:p>
          </table:table-cell>
          <table:table-cell table:formula="of:=IF([.A223]=[.A224]; &quot;D&quot;; &quot;&quot;)">
            <text:p/>
          </table:table-cell>
        </table:table-row>
        <table:table-row table:style-name="ro1">
          <table:table-cell office:value-type="float" office:value="901477" calcext:value-type="float">
            <text:p>901477</text:p>
          </table:table-cell>
          <table:table-cell table:formula="of:=IF([.A224]=[.A225]; &quot;D&quot;; &quot;&quot;)">
            <text:p/>
          </table:table-cell>
        </table:table-row>
        <table:table-row table:style-name="ro1">
          <table:table-cell office:value-type="float" office:value="901478" calcext:value-type="float">
            <text:p>901478</text:p>
          </table:table-cell>
          <table:table-cell table:formula="of:=IF([.A225]=[.A226]; &quot;D&quot;; &quot;&quot;)">
            <text:p/>
          </table:table-cell>
        </table:table-row>
        <table:table-row table:style-name="ro1">
          <table:table-cell office:value-type="float" office:value="901479" calcext:value-type="float">
            <text:p>901479</text:p>
          </table:table-cell>
          <table:table-cell table:formula="of:=IF([.A226]=[.A227]; &quot;D&quot;; &quot;&quot;)">
            <text:p/>
          </table:table-cell>
        </table:table-row>
        <table:table-row table:style-name="ro1">
          <table:table-cell office:value-type="float" office:value="901481" calcext:value-type="float">
            <text:p>901481</text:p>
          </table:table-cell>
          <table:table-cell table:formula="of:=IF([.A227]=[.A228]; &quot;D&quot;; &quot;&quot;)">
            <text:p/>
          </table:table-cell>
        </table:table-row>
        <table:table-row table:style-name="ro1">
          <table:table-cell office:value-type="float" office:value="901482" calcext:value-type="float">
            <text:p>901482</text:p>
          </table:table-cell>
          <table:table-cell table:formula="of:=IF([.A228]=[.A229]; &quot;D&quot;; &quot;&quot;)">
            <text:p/>
          </table:table-cell>
        </table:table-row>
        <table:table-row table:style-name="ro1">
          <table:table-cell office:value-type="float" office:value="901501" calcext:value-type="float">
            <text:p>901501</text:p>
          </table:table-cell>
          <table:table-cell table:formula="of:=IF([.A229]=[.A230]; &quot;D&quot;; &quot;&quot;)">
            <text:p/>
          </table:table-cell>
        </table:table-row>
        <table:table-row table:style-name="ro1">
          <table:table-cell office:value-type="float" office:value="901502" calcext:value-type="float">
            <text:p>901502</text:p>
          </table:table-cell>
          <table:table-cell table:formula="of:=IF([.A230]=[.A231]; &quot;D&quot;; &quot;&quot;)">
            <text:p/>
          </table:table-cell>
        </table:table-row>
        <table:table-row table:style-name="ro1">
          <table:table-cell office:value-type="float" office:value="901503" calcext:value-type="float">
            <text:p>901503</text:p>
          </table:table-cell>
          <table:table-cell table:formula="of:=IF([.A231]=[.A232]; &quot;D&quot;; &quot;&quot;)">
            <text:p/>
          </table:table-cell>
        </table:table-row>
        <table:table-row table:style-name="ro1">
          <table:table-cell office:value-type="float" office:value="901504" calcext:value-type="float">
            <text:p>901504</text:p>
          </table:table-cell>
          <table:table-cell table:formula="of:=IF([.A232]=[.A233]; &quot;D&quot;; &quot;&quot;)">
            <text:p/>
          </table:table-cell>
        </table:table-row>
        <table:table-row table:style-name="ro1">
          <table:table-cell office:value-type="float" office:value="901505" calcext:value-type="float">
            <text:p>901505</text:p>
          </table:table-cell>
          <table:table-cell table:formula="of:=IF([.A233]=[.A234]; &quot;D&quot;; &quot;&quot;)">
            <text:p/>
          </table:table-cell>
        </table:table-row>
        <table:table-row table:style-name="ro1">
          <table:table-cell office:value-type="float" office:value="901506" calcext:value-type="float">
            <text:p>901506</text:p>
          </table:table-cell>
          <table:table-cell table:formula="of:=IF([.A234]=[.A235]; &quot;D&quot;; &quot;&quot;)">
            <text:p/>
          </table:table-cell>
        </table:table-row>
        <table:table-row table:style-name="ro1">
          <table:table-cell office:value-type="float" office:value="901507" calcext:value-type="float">
            <text:p>901507</text:p>
          </table:table-cell>
          <table:table-cell table:formula="of:=IF([.A235]=[.A236]; &quot;D&quot;; &quot;&quot;)">
            <text:p/>
          </table:table-cell>
        </table:table-row>
        <table:table-row table:style-name="ro1">
          <table:table-cell office:value-type="float" office:value="901508" calcext:value-type="float">
            <text:p>901508</text:p>
          </table:table-cell>
          <table:table-cell table:formula="of:=IF([.A236]=[.A237]; &quot;D&quot;; &quot;&quot;)">
            <text:p/>
          </table:table-cell>
        </table:table-row>
        <table:table-row table:style-name="ro1">
          <table:table-cell office:value-type="float" office:value="901509" calcext:value-type="float">
            <text:p>901509</text:p>
          </table:table-cell>
          <table:table-cell table:formula="of:=IF([.A237]=[.A238]; &quot;D&quot;; &quot;&quot;)">
            <text:p/>
          </table:table-cell>
        </table:table-row>
        <table:table-row table:style-name="ro1">
          <table:table-cell office:value-type="float" office:value="901510" calcext:value-type="float">
            <text:p>901510</text:p>
          </table:table-cell>
          <table:table-cell table:formula="of:=IF([.A238]=[.A239]; &quot;D&quot;; &quot;&quot;)">
            <text:p/>
          </table:table-cell>
        </table:table-row>
        <table:table-row table:style-name="ro1">
          <table:table-cell office:value-type="float" office:value="901511" calcext:value-type="float">
            <text:p>901511</text:p>
          </table:table-cell>
          <table:table-cell table:formula="of:=IF([.A239]=[.A240]; &quot;D&quot;; &quot;&quot;)">
            <text:p/>
          </table:table-cell>
        </table:table-row>
        <table:table-row table:style-name="ro1">
          <table:table-cell office:value-type="float" office:value="901512" calcext:value-type="float">
            <text:p>901512</text:p>
          </table:table-cell>
          <table:table-cell table:formula="of:=IF([.A240]=[.A241]; &quot;D&quot;; &quot;&quot;)">
            <text:p/>
          </table:table-cell>
        </table:table-row>
        <table:table-row table:style-name="ro1">
          <table:table-cell office:value-type="float" office:value="901513" calcext:value-type="float">
            <text:p>901513</text:p>
          </table:table-cell>
          <table:table-cell table:formula="of:=IF([.A241]=[.A242]; &quot;D&quot;; &quot;&quot;)">
            <text:p/>
          </table:table-cell>
        </table:table-row>
        <table:table-row table:style-name="ro1">
          <table:table-cell office:value-type="float" office:value="901601" calcext:value-type="float">
            <text:p>901601</text:p>
          </table:table-cell>
          <table:table-cell table:formula="of:=IF([.A242]=[.A243]; &quot;D&quot;; &quot;&quot;)">
            <text:p/>
          </table:table-cell>
        </table:table-row>
        <table:table-row table:style-name="ro1">
          <table:table-cell office:value-type="float" office:value="901611" calcext:value-type="float">
            <text:p>901611</text:p>
          </table:table-cell>
          <table:table-cell table:formula="of:=IF([.A243]=[.A244]; &quot;D&quot;; &quot;&quot;)">
            <text:p/>
          </table:table-cell>
        </table:table-row>
        <table:table-row table:style-name="ro1">
          <table:table-cell office:value-type="float" office:value="901612" calcext:value-type="float">
            <text:p>901612</text:p>
          </table:table-cell>
          <table:table-cell table:formula="of:=IF([.A244]=[.A245]; &quot;D&quot;; &quot;&quot;)">
            <text:p/>
          </table:table-cell>
        </table:table-row>
        <table:table-row table:style-name="ro1">
          <table:table-cell office:value-type="float" office:value="901613" calcext:value-type="float">
            <text:p>901613</text:p>
          </table:table-cell>
          <table:table-cell table:formula="of:=IF([.A245]=[.A246]; &quot;D&quot;; &quot;&quot;)">
            <text:p/>
          </table:table-cell>
        </table:table-row>
        <table:table-row table:style-name="ro1">
          <table:table-cell office:value-type="float" office:value="901614" calcext:value-type="float">
            <text:p>901614</text:p>
          </table:table-cell>
          <table:table-cell table:formula="of:=IF([.A246]=[.A247]; &quot;D&quot;; &quot;&quot;)">
            <text:p/>
          </table:table-cell>
        </table:table-row>
        <table:table-row table:style-name="ro1">
          <table:table-cell office:value-type="float" office:value="901616" calcext:value-type="float">
            <text:p>901616</text:p>
          </table:table-cell>
          <table:table-cell table:formula="of:=IF([.A247]=[.A248]; &quot;D&quot;; &quot;&quot;)">
            <text:p/>
          </table:table-cell>
        </table:table-row>
        <table:table-row table:style-name="ro1">
          <table:table-cell office:value-type="float" office:value="901630" calcext:value-type="float">
            <text:p>901630</text:p>
          </table:table-cell>
          <table:table-cell table:formula="of:=IF([.A248]=[.A249]; &quot;D&quot;; &quot;&quot;)">
            <text:p/>
          </table:table-cell>
        </table:table-row>
        <table:table-row table:style-name="ro1">
          <table:table-cell office:value-type="float" office:value="901631" calcext:value-type="float">
            <text:p>901631</text:p>
          </table:table-cell>
          <table:table-cell table:formula="of:=IF([.A249]=[.A250]; &quot;D&quot;; &quot;&quot;)">
            <text:p/>
          </table:table-cell>
        </table:table-row>
        <table:table-row table:style-name="ro1">
          <table:table-cell office:value-type="float" office:value="901632" calcext:value-type="float">
            <text:p>901632</text:p>
          </table:table-cell>
          <table:table-cell table:formula="of:=IF([.A250]=[.A251]; &quot;D&quot;; &quot;&quot;)">
            <text:p/>
          </table:table-cell>
        </table:table-row>
        <table:table-row table:style-name="ro1">
          <table:table-cell office:value-type="float" office:value="901633" calcext:value-type="float">
            <text:p>901633</text:p>
          </table:table-cell>
          <table:table-cell table:formula="of:=IF([.A251]=[.A252]; &quot;D&quot;; &quot;&quot;)">
            <text:p/>
          </table:table-cell>
        </table:table-row>
        <table:table-row table:style-name="ro1">
          <table:table-cell office:value-type="float" office:value="901634" calcext:value-type="float">
            <text:p>901634</text:p>
          </table:table-cell>
          <table:table-cell table:formula="of:=IF([.A252]=[.A253]; &quot;D&quot;; &quot;&quot;)">
            <text:p/>
          </table:table-cell>
        </table:table-row>
        <table:table-row table:style-name="ro1">
          <table:table-cell office:value-type="float" office:value="901635" calcext:value-type="float">
            <text:p>901635</text:p>
          </table:table-cell>
          <table:table-cell table:formula="of:=IF([.A253]=[.A254]; &quot;D&quot;; &quot;&quot;)">
            <text:p/>
          </table:table-cell>
        </table:table-row>
        <table:table-row table:style-name="ro1">
          <table:table-cell office:value-type="float" office:value="901636" calcext:value-type="float">
            <text:p>901636</text:p>
          </table:table-cell>
          <table:table-cell table:formula="of:=IF([.A254]=[.A255]; &quot;D&quot;; &quot;&quot;)">
            <text:p/>
          </table:table-cell>
        </table:table-row>
        <table:table-row table:style-name="ro1">
          <table:table-cell office:value-type="float" office:value="901637" calcext:value-type="float">
            <text:p>901637</text:p>
          </table:table-cell>
          <table:table-cell table:formula="of:=IF([.A255]=[.A256]; &quot;D&quot;; &quot;&quot;)">
            <text:p/>
          </table:table-cell>
        </table:table-row>
        <table:table-row table:style-name="ro1">
          <table:table-cell office:value-type="float" office:value="901638" calcext:value-type="float">
            <text:p>901638</text:p>
          </table:table-cell>
          <table:table-cell table:formula="of:=IF([.A256]=[.A257]; &quot;D&quot;; &quot;&quot;)">
            <text:p/>
          </table:table-cell>
        </table:table-row>
        <table:table-row table:style-name="ro1">
          <table:table-cell office:value-type="float" office:value="901639" calcext:value-type="float">
            <text:p>901639</text:p>
          </table:table-cell>
          <table:table-cell table:formula="of:=IF([.A257]=[.A258]; &quot;D&quot;; &quot;&quot;)">
            <text:p/>
          </table:table-cell>
        </table:table-row>
        <table:table-row table:style-name="ro1">
          <table:table-cell office:value-type="float" office:value="901640" calcext:value-type="float">
            <text:p>901640</text:p>
          </table:table-cell>
          <table:table-cell table:formula="of:=IF([.A258]=[.A259]; &quot;D&quot;; &quot;&quot;)">
            <text:p/>
          </table:table-cell>
        </table:table-row>
        <table:table-row table:style-name="ro1">
          <table:table-cell office:value-type="float" office:value="901641" calcext:value-type="float">
            <text:p>901641</text:p>
          </table:table-cell>
          <table:table-cell table:formula="of:=IF([.A259]=[.A260]; &quot;D&quot;; &quot;&quot;)">
            <text:p/>
          </table:table-cell>
        </table:table-row>
        <table:table-row table:style-name="ro1">
          <table:table-cell office:value-type="float" office:value="901651" calcext:value-type="float">
            <text:p>901651</text:p>
          </table:table-cell>
          <table:table-cell table:formula="of:=IF([.A260]=[.A261]; &quot;D&quot;; &quot;&quot;)">
            <text:p/>
          </table:table-cell>
        </table:table-row>
        <table:table-row table:style-name="ro1">
          <table:table-cell office:value-type="float" office:value="901652" calcext:value-type="float">
            <text:p>901652</text:p>
          </table:table-cell>
          <table:table-cell table:formula="of:=IF([.A261]=[.A262]; &quot;D&quot;; &quot;&quot;)">
            <text:p/>
          </table:table-cell>
        </table:table-row>
        <table:table-row table:style-name="ro1">
          <table:table-cell office:value-type="float" office:value="901662" calcext:value-type="float">
            <text:p>901662</text:p>
          </table:table-cell>
          <table:table-cell table:formula="of:=IF([.A262]=[.A263]; &quot;D&quot;; &quot;&quot;)">
            <text:p/>
          </table:table-cell>
        </table:table-row>
        <table:table-row table:style-name="ro1">
          <table:table-cell office:value-type="float" office:value="901663" calcext:value-type="float">
            <text:p>901663</text:p>
          </table:table-cell>
          <table:table-cell table:formula="of:=IF([.A263]=[.A264]; &quot;D&quot;; &quot;&quot;)">
            <text:p/>
          </table:table-cell>
        </table:table-row>
        <table:table-row table:style-name="ro1">
          <table:table-cell office:value-type="float" office:value="901664" calcext:value-type="float">
            <text:p>901664</text:p>
          </table:table-cell>
          <table:table-cell table:formula="of:=IF([.A264]=[.A265]; &quot;D&quot;; &quot;&quot;)">
            <text:p/>
          </table:table-cell>
        </table:table-row>
        <table:table-row table:style-name="ro1">
          <table:table-cell office:value-type="float" office:value="901665" calcext:value-type="float">
            <text:p>901665</text:p>
          </table:table-cell>
          <table:table-cell table:formula="of:=IF([.A265]=[.A266]; &quot;D&quot;; &quot;&quot;)">
            <text:p/>
          </table:table-cell>
        </table:table-row>
        <table:table-row table:style-name="ro1">
          <table:table-cell office:value-type="float" office:value="901666" calcext:value-type="float">
            <text:p>901666</text:p>
          </table:table-cell>
          <table:table-cell table:formula="of:=IF([.A266]=[.A267]; &quot;D&quot;; &quot;&quot;)">
            <text:p/>
          </table:table-cell>
        </table:table-row>
        <table:table-row table:style-name="ro1">
          <table:table-cell office:value-type="float" office:value="901667" calcext:value-type="float">
            <text:p>901667</text:p>
          </table:table-cell>
          <table:table-cell table:formula="of:=IF([.A267]=[.A268]; &quot;D&quot;; &quot;&quot;)">
            <text:p/>
          </table:table-cell>
        </table:table-row>
        <table:table-row table:style-name="ro1">
          <table:table-cell office:value-type="float" office:value="901668" calcext:value-type="float">
            <text:p>901668</text:p>
          </table:table-cell>
          <table:table-cell table:formula="of:=IF([.A268]=[.A269]; &quot;D&quot;; &quot;&quot;)">
            <text:p/>
          </table:table-cell>
        </table:table-row>
        <table:table-row table:style-name="ro1">
          <table:table-cell office:value-type="float" office:value="901669" calcext:value-type="float">
            <text:p>901669</text:p>
          </table:table-cell>
          <table:table-cell table:formula="of:=IF([.A269]=[.A270]; &quot;D&quot;; &quot;&quot;)">
            <text:p/>
          </table:table-cell>
        </table:table-row>
        <table:table-row table:style-name="ro1">
          <table:table-cell office:value-type="float" office:value="901671" calcext:value-type="float">
            <text:p>901671</text:p>
          </table:table-cell>
          <table:table-cell table:formula="of:=IF([.A270]=[.A271]; &quot;D&quot;; &quot;&quot;)">
            <text:p/>
          </table:table-cell>
        </table:table-row>
        <table:table-row table:style-name="ro1">
          <table:table-cell office:value-type="float" office:value="901672" calcext:value-type="float">
            <text:p>901672</text:p>
          </table:table-cell>
          <table:table-cell table:formula="of:=IF([.A271]=[.A272]; &quot;D&quot;; &quot;&quot;)">
            <text:p/>
          </table:table-cell>
        </table:table-row>
        <table:table-row table:style-name="ro1">
          <table:table-cell office:value-type="float" office:value="901673" calcext:value-type="float">
            <text:p>901673</text:p>
          </table:table-cell>
          <table:table-cell table:formula="of:=IF([.A272]=[.A273]; &quot;D&quot;; &quot;&quot;)">
            <text:p/>
          </table:table-cell>
        </table:table-row>
        <table:table-row table:style-name="ro1">
          <table:table-cell office:value-type="float" office:value="901673" calcext:value-type="float">
            <text:p>901673</text:p>
          </table:table-cell>
          <table:table-cell table:formula="of:=IF([.A273]=[.A274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674" calcext:value-type="float">
            <text:p>901674</text:p>
          </table:table-cell>
          <table:table-cell table:formula="of:=IF([.A274]=[.A275]; &quot;D&quot;; &quot;&quot;)">
            <text:p/>
          </table:table-cell>
        </table:table-row>
        <table:table-row table:style-name="ro1">
          <table:table-cell office:value-type="float" office:value="901681" calcext:value-type="float">
            <text:p>901681</text:p>
          </table:table-cell>
          <table:table-cell table:formula="of:=IF([.A275]=[.A276]; &quot;D&quot;; &quot;&quot;)">
            <text:p/>
          </table:table-cell>
        </table:table-row>
        <table:table-row table:style-name="ro1">
          <table:table-cell office:value-type="float" office:value="901691" calcext:value-type="float">
            <text:p>901691</text:p>
          </table:table-cell>
          <table:table-cell table:formula="of:=IF([.A276]=[.A277]; &quot;D&quot;; &quot;&quot;)">
            <text:p/>
          </table:table-cell>
        </table:table-row>
        <table:table-row table:style-name="ro1">
          <table:table-cell office:value-type="float" office:value="901693" calcext:value-type="float">
            <text:p>901693</text:p>
          </table:table-cell>
          <table:table-cell table:formula="of:=IF([.A277]=[.A278]; &quot;D&quot;; &quot;&quot;)">
            <text:p/>
          </table:table-cell>
        </table:table-row>
        <table:table-row table:style-name="ro1">
          <table:table-cell office:value-type="float" office:value="901701" calcext:value-type="float">
            <text:p>901701</text:p>
          </table:table-cell>
          <table:table-cell table:formula="of:=IF([.A278]=[.A279]; &quot;D&quot;; &quot;&quot;)">
            <text:p/>
          </table:table-cell>
        </table:table-row>
        <table:table-row table:style-name="ro1">
          <table:table-cell office:value-type="float" office:value="901702" calcext:value-type="float">
            <text:p>901702</text:p>
          </table:table-cell>
          <table:table-cell table:formula="of:=IF([.A279]=[.A280]; &quot;D&quot;; &quot;&quot;)">
            <text:p/>
          </table:table-cell>
        </table:table-row>
        <table:table-row table:style-name="ro1">
          <table:table-cell office:value-type="float" office:value="901703" calcext:value-type="float">
            <text:p>901703</text:p>
          </table:table-cell>
          <table:table-cell table:formula="of:=IF([.A280]=[.A281]; &quot;D&quot;; &quot;&quot;)">
            <text:p/>
          </table:table-cell>
        </table:table-row>
        <table:table-row table:style-name="ro1">
          <table:table-cell office:value-type="float" office:value="901704" calcext:value-type="float">
            <text:p>901704</text:p>
          </table:table-cell>
          <table:table-cell table:formula="of:=IF([.A281]=[.A282]; &quot;D&quot;; &quot;&quot;)">
            <text:p/>
          </table:table-cell>
        </table:table-row>
        <table:table-row table:style-name="ro1">
          <table:table-cell office:value-type="float" office:value="901705" calcext:value-type="float">
            <text:p>901705</text:p>
          </table:table-cell>
          <table:table-cell table:formula="of:=IF([.A282]=[.A283]; &quot;D&quot;; &quot;&quot;)">
            <text:p/>
          </table:table-cell>
        </table:table-row>
        <table:table-row table:style-name="ro1">
          <table:table-cell office:value-type="float" office:value="901706" calcext:value-type="float">
            <text:p>901706</text:p>
          </table:table-cell>
          <table:table-cell table:formula="of:=IF([.A283]=[.A284]; &quot;D&quot;; &quot;&quot;)">
            <text:p/>
          </table:table-cell>
        </table:table-row>
        <table:table-row table:style-name="ro1">
          <table:table-cell office:value-type="float" office:value="901710" calcext:value-type="float">
            <text:p>901710</text:p>
          </table:table-cell>
          <table:table-cell table:formula="of:=IF([.A284]=[.A285]; &quot;D&quot;; &quot;&quot;)">
            <text:p/>
          </table:table-cell>
        </table:table-row>
        <table:table-row table:style-name="ro1">
          <table:table-cell office:value-type="float" office:value="901711" calcext:value-type="float">
            <text:p>901711</text:p>
          </table:table-cell>
          <table:table-cell table:formula="of:=IF([.A285]=[.A286]; &quot;D&quot;; &quot;&quot;)">
            <text:p/>
          </table:table-cell>
        </table:table-row>
        <table:table-row table:style-name="ro1">
          <table:table-cell office:value-type="float" office:value="901712" calcext:value-type="float">
            <text:p>901712</text:p>
          </table:table-cell>
          <table:table-cell table:formula="of:=IF([.A286]=[.A287]; &quot;D&quot;; &quot;&quot;)">
            <text:p/>
          </table:table-cell>
        </table:table-row>
        <table:table-row table:style-name="ro1">
          <table:table-cell office:value-type="float" office:value="901713" calcext:value-type="float">
            <text:p>901713</text:p>
          </table:table-cell>
          <table:table-cell table:formula="of:=IF([.A287]=[.A288]; &quot;D&quot;; &quot;&quot;)">
            <text:p/>
          </table:table-cell>
        </table:table-row>
        <table:table-row table:style-name="ro1">
          <table:table-cell office:value-type="float" office:value="901714" calcext:value-type="float">
            <text:p>901714</text:p>
          </table:table-cell>
          <table:table-cell table:formula="of:=IF([.A288]=[.A289]; &quot;D&quot;; &quot;&quot;)">
            <text:p/>
          </table:table-cell>
        </table:table-row>
        <table:table-row table:style-name="ro1">
          <table:table-cell office:value-type="float" office:value="901715" calcext:value-type="float">
            <text:p>901715</text:p>
          </table:table-cell>
          <table:table-cell table:formula="of:=IF([.A289]=[.A290]; &quot;D&quot;; &quot;&quot;)">
            <text:p/>
          </table:table-cell>
        </table:table-row>
        <table:table-row table:style-name="ro1">
          <table:table-cell office:value-type="float" office:value="901716" calcext:value-type="float">
            <text:p>901716</text:p>
          </table:table-cell>
          <table:table-cell table:formula="of:=IF([.A290]=[.A291]; &quot;D&quot;; &quot;&quot;)">
            <text:p/>
          </table:table-cell>
        </table:table-row>
        <table:table-row table:style-name="ro1">
          <table:table-cell office:value-type="float" office:value="901717" calcext:value-type="float">
            <text:p>901717</text:p>
          </table:table-cell>
          <table:table-cell table:formula="of:=IF([.A291]=[.A292]; &quot;D&quot;; &quot;&quot;)">
            <text:p/>
          </table:table-cell>
        </table:table-row>
        <table:table-row table:style-name="ro1">
          <table:table-cell office:value-type="float" office:value="901718" calcext:value-type="float">
            <text:p>901718</text:p>
          </table:table-cell>
          <table:table-cell table:formula="of:=IF([.A292]=[.A293]; &quot;D&quot;; &quot;&quot;)">
            <text:p/>
          </table:table-cell>
        </table:table-row>
        <table:table-row table:style-name="ro1">
          <table:table-cell office:value-type="float" office:value="901719" calcext:value-type="float">
            <text:p>901719</text:p>
          </table:table-cell>
          <table:table-cell table:formula="of:=IF([.A293]=[.A294]; &quot;D&quot;; &quot;&quot;)">
            <text:p/>
          </table:table-cell>
        </table:table-row>
        <table:table-row table:style-name="ro1">
          <table:table-cell office:value-type="float" office:value="901720" calcext:value-type="float">
            <text:p>901720</text:p>
          </table:table-cell>
          <table:table-cell table:formula="of:=IF([.A294]=[.A295]; &quot;D&quot;; &quot;&quot;)">
            <text:p/>
          </table:table-cell>
        </table:table-row>
        <table:table-row table:style-name="ro1">
          <table:table-cell office:value-type="float" office:value="901722" calcext:value-type="float">
            <text:p>901722</text:p>
          </table:table-cell>
          <table:table-cell table:formula="of:=IF([.A295]=[.A296]; &quot;D&quot;; &quot;&quot;)">
            <text:p/>
          </table:table-cell>
        </table:table-row>
        <table:table-row table:style-name="ro1">
          <table:table-cell office:value-type="float" office:value="901723" calcext:value-type="float">
            <text:p>901723</text:p>
          </table:table-cell>
          <table:table-cell table:formula="of:=IF([.A296]=[.A297]; &quot;D&quot;; &quot;&quot;)">
            <text:p/>
          </table:table-cell>
        </table:table-row>
        <table:table-row table:style-name="ro1">
          <table:table-cell office:value-type="float" office:value="901724" calcext:value-type="float">
            <text:p>901724</text:p>
          </table:table-cell>
          <table:table-cell table:formula="of:=IF([.A297]=[.A298]; &quot;D&quot;; &quot;&quot;)">
            <text:p/>
          </table:table-cell>
        </table:table-row>
        <table:table-row table:style-name="ro1">
          <table:table-cell office:value-type="float" office:value="901725" calcext:value-type="float">
            <text:p>901725</text:p>
          </table:table-cell>
          <table:table-cell table:formula="of:=IF([.A298]=[.A299]; &quot;D&quot;; &quot;&quot;)">
            <text:p/>
          </table:table-cell>
        </table:table-row>
        <table:table-row table:style-name="ro1">
          <table:table-cell office:value-type="float" office:value="901726" calcext:value-type="float">
            <text:p>901726</text:p>
          </table:table-cell>
          <table:table-cell table:formula="of:=IF([.A299]=[.A300]; &quot;D&quot;; &quot;&quot;)">
            <text:p/>
          </table:table-cell>
        </table:table-row>
        <table:table-row table:style-name="ro1">
          <table:table-cell office:value-type="float" office:value="901727" calcext:value-type="float">
            <text:p>901727</text:p>
          </table:table-cell>
          <table:table-cell table:formula="of:=IF([.A300]=[.A301]; &quot;D&quot;; &quot;&quot;)">
            <text:p/>
          </table:table-cell>
        </table:table-row>
        <table:table-row table:style-name="ro1">
          <table:table-cell office:value-type="float" office:value="901728" calcext:value-type="float">
            <text:p>901728</text:p>
          </table:table-cell>
          <table:table-cell table:formula="of:=IF([.A301]=[.A302]; &quot;D&quot;; &quot;&quot;)">
            <text:p/>
          </table:table-cell>
        </table:table-row>
        <table:table-row table:style-name="ro1">
          <table:table-cell office:value-type="float" office:value="901729" calcext:value-type="float">
            <text:p>901729</text:p>
          </table:table-cell>
          <table:table-cell table:formula="of:=IF([.A302]=[.A303]; &quot;D&quot;; &quot;&quot;)">
            <text:p/>
          </table:table-cell>
        </table:table-row>
        <table:table-row table:style-name="ro1">
          <table:table-cell office:value-type="float" office:value="901730" calcext:value-type="float">
            <text:p>901730</text:p>
          </table:table-cell>
          <table:table-cell table:formula="of:=IF([.A303]=[.A304]; &quot;D&quot;; &quot;&quot;)">
            <text:p/>
          </table:table-cell>
        </table:table-row>
        <table:table-row table:style-name="ro1">
          <table:table-cell office:value-type="float" office:value="901741" calcext:value-type="float">
            <text:p>901741</text:p>
          </table:table-cell>
          <table:table-cell table:formula="of:=IF([.A304]=[.A305]; &quot;D&quot;; &quot;&quot;)">
            <text:p/>
          </table:table-cell>
        </table:table-row>
        <table:table-row table:style-name="ro1">
          <table:table-cell office:value-type="float" office:value="901742" calcext:value-type="float">
            <text:p>901742</text:p>
          </table:table-cell>
          <table:table-cell table:formula="of:=IF([.A305]=[.A306]; &quot;D&quot;; &quot;&quot;)">
            <text:p/>
          </table:table-cell>
        </table:table-row>
        <table:table-row table:style-name="ro1">
          <table:table-cell office:value-type="float" office:value="901743" calcext:value-type="float">
            <text:p>901743</text:p>
          </table:table-cell>
          <table:table-cell table:formula="of:=IF([.A306]=[.A307]; &quot;D&quot;; &quot;&quot;)">
            <text:p/>
          </table:table-cell>
        </table:table-row>
        <table:table-row table:style-name="ro1">
          <table:table-cell office:value-type="float" office:value="901755" calcext:value-type="float">
            <text:p>901755</text:p>
          </table:table-cell>
          <table:table-cell table:formula="of:=IF([.A307]=[.A308]; &quot;D&quot;; &quot;&quot;)">
            <text:p/>
          </table:table-cell>
        </table:table-row>
        <table:table-row table:style-name="ro1">
          <table:table-cell office:value-type="float" office:value="901756" calcext:value-type="float">
            <text:p>901756</text:p>
          </table:table-cell>
          <table:table-cell table:formula="of:=IF([.A308]=[.A309]; &quot;D&quot;; &quot;&quot;)">
            <text:p/>
          </table:table-cell>
        </table:table-row>
        <table:table-row table:style-name="ro1">
          <table:table-cell office:value-type="float" office:value="901761" calcext:value-type="float">
            <text:p>901761</text:p>
          </table:table-cell>
          <table:table-cell table:formula="of:=IF([.A309]=[.A310]; &quot;D&quot;; &quot;&quot;)">
            <text:p/>
          </table:table-cell>
        </table:table-row>
        <table:table-row table:style-name="ro1">
          <table:table-cell office:value-type="float" office:value="901801" calcext:value-type="float">
            <text:p>901801</text:p>
          </table:table-cell>
          <table:table-cell table:formula="of:=IF([.A310]=[.A311]; &quot;D&quot;; &quot;&quot;)">
            <text:p/>
          </table:table-cell>
        </table:table-row>
        <table:table-row table:style-name="ro1">
          <table:table-cell office:value-type="float" office:value="901811" calcext:value-type="float">
            <text:p>901811</text:p>
          </table:table-cell>
          <table:table-cell table:formula="of:=IF([.A311]=[.A312]; &quot;D&quot;; &quot;&quot;)">
            <text:p/>
          </table:table-cell>
        </table:table-row>
        <table:table-row table:style-name="ro1">
          <table:table-cell office:value-type="float" office:value="901812" calcext:value-type="float">
            <text:p>901812</text:p>
          </table:table-cell>
          <table:table-cell table:formula="of:=IF([.A312]=[.A313]; &quot;D&quot;; &quot;&quot;)">
            <text:p/>
          </table:table-cell>
        </table:table-row>
        <table:table-row table:style-name="ro1">
          <table:table-cell office:value-type="float" office:value="901813" calcext:value-type="float">
            <text:p>901813</text:p>
          </table:table-cell>
          <table:table-cell table:formula="of:=IF([.A313]=[.A314]; &quot;D&quot;; &quot;&quot;)">
            <text:p/>
          </table:table-cell>
        </table:table-row>
        <table:table-row table:style-name="ro1">
          <table:table-cell office:value-type="float" office:value="901814" calcext:value-type="float">
            <text:p>901814</text:p>
          </table:table-cell>
          <table:table-cell table:formula="of:=IF([.A314]=[.A315]; &quot;D&quot;; &quot;&quot;)">
            <text:p/>
          </table:table-cell>
        </table:table-row>
        <table:table-row table:style-name="ro1">
          <table:table-cell office:value-type="float" office:value="901821" calcext:value-type="float">
            <text:p>901821</text:p>
          </table:table-cell>
          <table:table-cell table:formula="of:=IF([.A315]=[.A316]; &quot;D&quot;; &quot;&quot;)">
            <text:p/>
          </table:table-cell>
        </table:table-row>
        <table:table-row table:style-name="ro1">
          <table:table-cell office:value-type="float" office:value="901822" calcext:value-type="float">
            <text:p>901822</text:p>
          </table:table-cell>
          <table:table-cell table:formula="of:=IF([.A316]=[.A317]; &quot;D&quot;; &quot;&quot;)">
            <text:p/>
          </table:table-cell>
        </table:table-row>
        <table:table-row table:style-name="ro1">
          <table:table-cell office:value-type="float" office:value="901823" calcext:value-type="float">
            <text:p>901823</text:p>
          </table:table-cell>
          <table:table-cell table:formula="of:=IF([.A317]=[.A318]; &quot;D&quot;; &quot;&quot;)">
            <text:p/>
          </table:table-cell>
        </table:table-row>
        <table:table-row table:style-name="ro1">
          <table:table-cell office:value-type="float" office:value="901824" calcext:value-type="float">
            <text:p>901824</text:p>
          </table:table-cell>
          <table:table-cell table:formula="of:=IF([.A318]=[.A319]; &quot;D&quot;; &quot;&quot;)">
            <text:p/>
          </table:table-cell>
        </table:table-row>
        <table:table-row table:style-name="ro1">
          <table:table-cell office:value-type="float" office:value="901831" calcext:value-type="float">
            <text:p>901831</text:p>
          </table:table-cell>
          <table:table-cell table:formula="of:=IF([.A319]=[.A320]; &quot;D&quot;; &quot;&quot;)">
            <text:p/>
          </table:table-cell>
        </table:table-row>
        <table:table-row table:style-name="ro1">
          <table:table-cell office:value-type="float" office:value="901832" calcext:value-type="float">
            <text:p>901832</text:p>
          </table:table-cell>
          <table:table-cell table:formula="of:=IF([.A320]=[.A321]; &quot;D&quot;; &quot;&quot;)">
            <text:p/>
          </table:table-cell>
        </table:table-row>
        <table:table-row table:style-name="ro1">
          <table:table-cell office:value-type="float" office:value="901833" calcext:value-type="float">
            <text:p>901833</text:p>
          </table:table-cell>
          <table:table-cell table:formula="of:=IF([.A321]=[.A322]; &quot;D&quot;; &quot;&quot;)">
            <text:p/>
          </table:table-cell>
        </table:table-row>
        <table:table-row table:style-name="ro1">
          <table:table-cell office:value-type="float" office:value="901834" calcext:value-type="float">
            <text:p>901834</text:p>
          </table:table-cell>
          <table:table-cell table:formula="of:=IF([.A322]=[.A323]; &quot;D&quot;; &quot;&quot;)">
            <text:p/>
          </table:table-cell>
        </table:table-row>
        <table:table-row table:style-name="ro1">
          <table:table-cell office:value-type="float" office:value="901835" calcext:value-type="float">
            <text:p>901835</text:p>
          </table:table-cell>
          <table:table-cell table:formula="of:=IF([.A323]=[.A324]; &quot;D&quot;; &quot;&quot;)">
            <text:p/>
          </table:table-cell>
        </table:table-row>
        <table:table-row table:style-name="ro1">
          <table:table-cell office:value-type="float" office:value="901836" calcext:value-type="float">
            <text:p>901836</text:p>
          </table:table-cell>
          <table:table-cell table:formula="of:=IF([.A324]=[.A325]; &quot;D&quot;; &quot;&quot;)">
            <text:p/>
          </table:table-cell>
        </table:table-row>
        <table:table-row table:style-name="ro1">
          <table:table-cell office:value-type="float" office:value="901837" calcext:value-type="float">
            <text:p>901837</text:p>
          </table:table-cell>
          <table:table-cell table:formula="of:=IF([.A325]=[.A326]; &quot;D&quot;; &quot;&quot;)">
            <text:p/>
          </table:table-cell>
        </table:table-row>
        <table:table-row table:style-name="ro1">
          <table:table-cell office:value-type="float" office:value="901838" calcext:value-type="float">
            <text:p>901838</text:p>
          </table:table-cell>
          <table:table-cell table:formula="of:=IF([.A326]=[.A327]; &quot;D&quot;; &quot;&quot;)">
            <text:p/>
          </table:table-cell>
        </table:table-row>
        <table:table-row table:style-name="ro1">
          <table:table-cell office:value-type="float" office:value="901839" calcext:value-type="float">
            <text:p>901839</text:p>
          </table:table-cell>
          <table:table-cell table:formula="of:=IF([.A327]=[.A328]; &quot;D&quot;; &quot;&quot;)">
            <text:p/>
          </table:table-cell>
        </table:table-row>
        <table:table-row table:style-name="ro1">
          <table:table-cell office:value-type="float" office:value="901841" calcext:value-type="float">
            <text:p>901841</text:p>
          </table:table-cell>
          <table:table-cell table:formula="of:=IF([.A328]=[.A329]; &quot;D&quot;; &quot;&quot;)">
            <text:p/>
          </table:table-cell>
        </table:table-row>
        <table:table-row table:style-name="ro1">
          <table:table-cell office:value-type="float" office:value="901842" calcext:value-type="float">
            <text:p>901842</text:p>
          </table:table-cell>
          <table:table-cell table:formula="of:=IF([.A329]=[.A330]; &quot;D&quot;; &quot;&quot;)">
            <text:p/>
          </table:table-cell>
        </table:table-row>
        <table:table-row table:style-name="ro1">
          <table:table-cell office:value-type="float" office:value="901843" calcext:value-type="float">
            <text:p>901843</text:p>
          </table:table-cell>
          <table:table-cell table:formula="of:=IF([.A330]=[.A331]; &quot;D&quot;; &quot;&quot;)">
            <text:p/>
          </table:table-cell>
        </table:table-row>
        <table:table-row table:style-name="ro1">
          <table:table-cell office:value-type="float" office:value="901844" calcext:value-type="float">
            <text:p>901844</text:p>
          </table:table-cell>
          <table:table-cell table:formula="of:=IF([.A331]=[.A332]; &quot;D&quot;; &quot;&quot;)">
            <text:p/>
          </table:table-cell>
        </table:table-row>
        <table:table-row table:style-name="ro1">
          <table:table-cell office:value-type="float" office:value="901845" calcext:value-type="float">
            <text:p>901845</text:p>
          </table:table-cell>
          <table:table-cell table:formula="of:=IF([.A332]=[.A333]; &quot;D&quot;; &quot;&quot;)">
            <text:p/>
          </table:table-cell>
        </table:table-row>
        <table:table-row table:style-name="ro1">
          <table:table-cell office:value-type="float" office:value="901846" calcext:value-type="float">
            <text:p>901846</text:p>
          </table:table-cell>
          <table:table-cell table:formula="of:=IF([.A333]=[.A334]; &quot;D&quot;; &quot;&quot;)">
            <text:p/>
          </table:table-cell>
        </table:table-row>
        <table:table-row table:style-name="ro1">
          <table:table-cell office:value-type="float" office:value="901847" calcext:value-type="float">
            <text:p>901847</text:p>
          </table:table-cell>
          <table:table-cell table:formula="of:=IF([.A334]=[.A335]; &quot;D&quot;; &quot;&quot;)">
            <text:p/>
          </table:table-cell>
        </table:table-row>
        <table:table-row table:style-name="ro1">
          <table:table-cell office:value-type="float" office:value="901848" calcext:value-type="float">
            <text:p>901848</text:p>
          </table:table-cell>
          <table:table-cell table:formula="of:=IF([.A335]=[.A336]; &quot;D&quot;; &quot;&quot;)">
            <text:p/>
          </table:table-cell>
        </table:table-row>
        <table:table-row table:style-name="ro1">
          <table:table-cell office:value-type="float" office:value="901849" calcext:value-type="float">
            <text:p>901849</text:p>
          </table:table-cell>
          <table:table-cell table:formula="of:=IF([.A336]=[.A337]; &quot;D&quot;; &quot;&quot;)">
            <text:p/>
          </table:table-cell>
        </table:table-row>
        <table:table-row table:style-name="ro1">
          <table:table-cell office:value-type="float" office:value="901851" calcext:value-type="float">
            <text:p>901851</text:p>
          </table:table-cell>
          <table:table-cell table:formula="of:=IF([.A337]=[.A338]; &quot;D&quot;; &quot;&quot;)">
            <text:p/>
          </table:table-cell>
        </table:table-row>
        <table:table-row table:style-name="ro1">
          <table:table-cell office:value-type="float" office:value="901852" calcext:value-type="float">
            <text:p>901852</text:p>
          </table:table-cell>
          <table:table-cell table:formula="of:=IF([.A338]=[.A339]; &quot;D&quot;; &quot;&quot;)">
            <text:p/>
          </table:table-cell>
        </table:table-row>
        <table:table-row table:style-name="ro1">
          <table:table-cell office:value-type="float" office:value="901853" calcext:value-type="float">
            <text:p>901853</text:p>
          </table:table-cell>
          <table:table-cell table:formula="of:=IF([.A339]=[.A340]; &quot;D&quot;; &quot;&quot;)">
            <text:p/>
          </table:table-cell>
        </table:table-row>
        <table:table-row table:style-name="ro1">
          <table:table-cell office:value-type="float" office:value="901854" calcext:value-type="float">
            <text:p>901854</text:p>
          </table:table-cell>
          <table:table-cell table:formula="of:=IF([.A340]=[.A341]; &quot;D&quot;; &quot;&quot;)">
            <text:p/>
          </table:table-cell>
        </table:table-row>
        <table:table-row table:style-name="ro1">
          <table:table-cell office:value-type="float" office:value="901855" calcext:value-type="float">
            <text:p>901855</text:p>
          </table:table-cell>
          <table:table-cell table:formula="of:=IF([.A341]=[.A342]; &quot;D&quot;; &quot;&quot;)">
            <text:p/>
          </table:table-cell>
        </table:table-row>
        <table:table-row table:style-name="ro1">
          <table:table-cell office:value-type="float" office:value="901856" calcext:value-type="float">
            <text:p>901856</text:p>
          </table:table-cell>
          <table:table-cell table:formula="of:=IF([.A342]=[.A343]; &quot;D&quot;; &quot;&quot;)">
            <text:p/>
          </table:table-cell>
        </table:table-row>
        <table:table-row table:style-name="ro1">
          <table:table-cell office:value-type="float" office:value="901857" calcext:value-type="float">
            <text:p>901857</text:p>
          </table:table-cell>
          <table:table-cell table:formula="of:=IF([.A343]=[.A344]; &quot;D&quot;; &quot;&quot;)">
            <text:p/>
          </table:table-cell>
        </table:table-row>
        <table:table-row table:style-name="ro1">
          <table:table-cell office:value-type="float" office:value="901860" calcext:value-type="float">
            <text:p>901860</text:p>
          </table:table-cell>
          <table:table-cell table:formula="of:=IF([.A344]=[.A345]; &quot;D&quot;; &quot;&quot;)">
            <text:p/>
          </table:table-cell>
        </table:table-row>
        <table:table-row table:style-name="ro1">
          <table:table-cell office:value-type="float" office:value="901861" calcext:value-type="float">
            <text:p>901861</text:p>
          </table:table-cell>
          <table:table-cell table:formula="of:=IF([.A345]=[.A346]; &quot;D&quot;; &quot;&quot;)">
            <text:p/>
          </table:table-cell>
        </table:table-row>
        <table:table-row table:style-name="ro1">
          <table:table-cell office:value-type="float" office:value="901862" calcext:value-type="float">
            <text:p>901862</text:p>
          </table:table-cell>
          <table:table-cell table:formula="of:=IF([.A346]=[.A347]; &quot;D&quot;; &quot;&quot;)">
            <text:p/>
          </table:table-cell>
        </table:table-row>
        <table:table-row table:style-name="ro1">
          <table:table-cell office:value-type="float" office:value="901863" calcext:value-type="float">
            <text:p>901863</text:p>
          </table:table-cell>
          <table:table-cell table:formula="of:=IF([.A347]=[.A348]; &quot;D&quot;; &quot;&quot;)">
            <text:p/>
          </table:table-cell>
        </table:table-row>
        <table:table-row table:style-name="ro1">
          <table:table-cell office:value-type="float" office:value="901864" calcext:value-type="float">
            <text:p>901864</text:p>
          </table:table-cell>
          <table:table-cell table:formula="of:=IF([.A348]=[.A349]; &quot;D&quot;; &quot;&quot;)">
            <text:p/>
          </table:table-cell>
        </table:table-row>
        <table:table-row table:style-name="ro1">
          <table:table-cell office:value-type="float" office:value="901865" calcext:value-type="float">
            <text:p>901865</text:p>
          </table:table-cell>
          <table:table-cell table:formula="of:=IF([.A349]=[.A350]; &quot;D&quot;; &quot;&quot;)">
            <text:p/>
          </table:table-cell>
        </table:table-row>
        <table:table-row table:style-name="ro1">
          <table:table-cell office:value-type="float" office:value="901866" calcext:value-type="float">
            <text:p>901866</text:p>
          </table:table-cell>
          <table:table-cell table:formula="of:=IF([.A350]=[.A351]; &quot;D&quot;; &quot;&quot;)">
            <text:p/>
          </table:table-cell>
        </table:table-row>
        <table:table-row table:style-name="ro1">
          <table:table-cell office:value-type="float" office:value="901867" calcext:value-type="float">
            <text:p>901867</text:p>
          </table:table-cell>
          <table:table-cell table:formula="of:=IF([.A351]=[.A352]; &quot;D&quot;; &quot;&quot;)">
            <text:p/>
          </table:table-cell>
        </table:table-row>
        <table:table-row table:style-name="ro1">
          <table:table-cell office:value-type="float" office:value="901868" calcext:value-type="float">
            <text:p>901868</text:p>
          </table:table-cell>
          <table:table-cell table:formula="of:=IF([.A352]=[.A353]; &quot;D&quot;; &quot;&quot;)">
            <text:p/>
          </table:table-cell>
        </table:table-row>
        <table:table-row table:style-name="ro1">
          <table:table-cell office:value-type="float" office:value="901871" calcext:value-type="float">
            <text:p>901871</text:p>
          </table:table-cell>
          <table:table-cell table:formula="of:=IF([.A353]=[.A354]; &quot;D&quot;; &quot;&quot;)">
            <text:p/>
          </table:table-cell>
        </table:table-row>
        <table:table-row table:style-name="ro1">
          <table:table-cell office:value-type="float" office:value="901872" calcext:value-type="float">
            <text:p>901872</text:p>
          </table:table-cell>
          <table:table-cell table:formula="of:=IF([.A354]=[.A355]; &quot;D&quot;; &quot;&quot;)">
            <text:p/>
          </table:table-cell>
        </table:table-row>
        <table:table-row table:style-name="ro1">
          <table:table-cell office:value-type="float" office:value="901873" calcext:value-type="float">
            <text:p>901873</text:p>
          </table:table-cell>
          <table:table-cell table:formula="of:=IF([.A355]=[.A356]; &quot;D&quot;; &quot;&quot;)">
            <text:p/>
          </table:table-cell>
        </table:table-row>
        <table:table-row table:style-name="ro1">
          <table:table-cell office:value-type="float" office:value="901874" calcext:value-type="float">
            <text:p>901874</text:p>
          </table:table-cell>
          <table:table-cell table:formula="of:=IF([.A356]=[.A357]; &quot;D&quot;; &quot;&quot;)">
            <text:p/>
          </table:table-cell>
        </table:table-row>
        <table:table-row table:style-name="ro1">
          <table:table-cell office:value-type="float" office:value="901875" calcext:value-type="float">
            <text:p>901875</text:p>
          </table:table-cell>
          <table:table-cell table:formula="of:=IF([.A357]=[.A358]; &quot;D&quot;; &quot;&quot;)">
            <text:p/>
          </table:table-cell>
        </table:table-row>
        <table:table-row table:style-name="ro1">
          <table:table-cell office:value-type="float" office:value="901876" calcext:value-type="float">
            <text:p>901876</text:p>
          </table:table-cell>
          <table:table-cell table:formula="of:=IF([.A358]=[.A359]; &quot;D&quot;; &quot;&quot;)">
            <text:p/>
          </table:table-cell>
        </table:table-row>
        <table:table-row table:style-name="ro1">
          <table:table-cell office:value-type="float" office:value="901881" calcext:value-type="float">
            <text:p>901881</text:p>
          </table:table-cell>
          <table:table-cell table:formula="of:=IF([.A359]=[.A360]; &quot;D&quot;; &quot;&quot;)">
            <text:p/>
          </table:table-cell>
        </table:table-row>
        <table:table-row table:style-name="ro1">
          <table:table-cell office:value-type="float" office:value="901882" calcext:value-type="float">
            <text:p>901882</text:p>
          </table:table-cell>
          <table:table-cell table:formula="of:=IF([.A360]=[.A361]; &quot;D&quot;; &quot;&quot;)">
            <text:p/>
          </table:table-cell>
        </table:table-row>
        <table:table-row table:style-name="ro1">
          <table:table-cell office:value-type="float" office:value="901883" calcext:value-type="float">
            <text:p>901883</text:p>
          </table:table-cell>
          <table:table-cell table:formula="of:=IF([.A361]=[.A362]; &quot;D&quot;; &quot;&quot;)">
            <text:p/>
          </table:table-cell>
        </table:table-row>
        <table:table-row table:style-name="ro1">
          <table:table-cell office:value-type="float" office:value="901884" calcext:value-type="float">
            <text:p>901884</text:p>
          </table:table-cell>
          <table:table-cell table:formula="of:=IF([.A362]=[.A363]; &quot;D&quot;; &quot;&quot;)">
            <text:p/>
          </table:table-cell>
        </table:table-row>
        <table:table-row table:style-name="ro1">
          <table:table-cell office:value-type="float" office:value="901886" calcext:value-type="float">
            <text:p>901886</text:p>
          </table:table-cell>
          <table:table-cell table:formula="of:=IF([.A363]=[.A364]; &quot;D&quot;; &quot;&quot;)">
            <text:p/>
          </table:table-cell>
        </table:table-row>
        <table:table-row table:style-name="ro1">
          <table:table-cell office:value-type="float" office:value="901887" calcext:value-type="float">
            <text:p>901887</text:p>
          </table:table-cell>
          <table:table-cell table:formula="of:=IF([.A364]=[.A365]; &quot;D&quot;; &quot;&quot;)">
            <text:p/>
          </table:table-cell>
        </table:table-row>
        <table:table-row table:style-name="ro1">
          <table:table-cell office:value-type="float" office:value="901888" calcext:value-type="float">
            <text:p>901888</text:p>
          </table:table-cell>
          <table:table-cell table:formula="of:=IF([.A365]=[.A366]; &quot;D&quot;; &quot;&quot;)">
            <text:p/>
          </table:table-cell>
        </table:table-row>
        <table:table-row table:style-name="ro1">
          <table:table-cell office:value-type="float" office:value="901891" calcext:value-type="float">
            <text:p>901891</text:p>
          </table:table-cell>
          <table:table-cell table:formula="of:=IF([.A366]=[.A367]; &quot;D&quot;; &quot;&quot;)">
            <text:p/>
          </table:table-cell>
        </table:table-row>
        <table:table-row table:style-name="ro1">
          <table:table-cell office:value-type="float" office:value="901892" calcext:value-type="float">
            <text:p>901892</text:p>
          </table:table-cell>
          <table:table-cell table:formula="of:=IF([.A367]=[.A368]; &quot;D&quot;; &quot;&quot;)">
            <text:p/>
          </table:table-cell>
        </table:table-row>
        <table:table-row table:style-name="ro1">
          <table:table-cell office:value-type="float" office:value="901893" calcext:value-type="float">
            <text:p>901893</text:p>
          </table:table-cell>
          <table:table-cell table:formula="of:=IF([.A368]=[.A369]; &quot;D&quot;; &quot;&quot;)">
            <text:p/>
          </table:table-cell>
        </table:table-row>
        <table:table-row table:style-name="ro1">
          <table:table-cell office:value-type="float" office:value="901894" calcext:value-type="float">
            <text:p>901894</text:p>
          </table:table-cell>
          <table:table-cell table:formula="of:=IF([.A369]=[.A370]; &quot;D&quot;; &quot;&quot;)">
            <text:p/>
          </table:table-cell>
        </table:table-row>
        <table:table-row table:style-name="ro1">
          <table:table-cell office:value-type="float" office:value="901895" calcext:value-type="float">
            <text:p>901895</text:p>
          </table:table-cell>
          <table:table-cell table:formula="of:=IF([.A370]=[.A371]; &quot;D&quot;; &quot;&quot;)">
            <text:p/>
          </table:table-cell>
        </table:table-row>
        <table:table-row table:style-name="ro1">
          <table:table-cell office:value-type="float" office:value="901910" calcext:value-type="float">
            <text:p>901910</text:p>
          </table:table-cell>
          <table:table-cell table:formula="of:=IF([.A371]=[.A372]; &quot;D&quot;; &quot;&quot;)">
            <text:p/>
          </table:table-cell>
        </table:table-row>
        <table:table-row table:style-name="ro1">
          <table:table-cell office:value-type="float" office:value="901911" calcext:value-type="float">
            <text:p>901911</text:p>
          </table:table-cell>
          <table:table-cell table:formula="of:=IF([.A372]=[.A373]; &quot;D&quot;; &quot;&quot;)">
            <text:p/>
          </table:table-cell>
        </table:table-row>
        <table:table-row table:style-name="ro1">
          <table:table-cell office:value-type="float" office:value="901912" calcext:value-type="float">
            <text:p>901912</text:p>
          </table:table-cell>
          <table:table-cell table:formula="of:=IF([.A373]=[.A374]; &quot;D&quot;; &quot;&quot;)">
            <text:p/>
          </table:table-cell>
        </table:table-row>
        <table:table-row table:style-name="ro1">
          <table:table-cell office:value-type="float" office:value="901913" calcext:value-type="float">
            <text:p>901913</text:p>
          </table:table-cell>
          <table:table-cell table:formula="of:=IF([.A374]=[.A375]; &quot;D&quot;; &quot;&quot;)">
            <text:p/>
          </table:table-cell>
        </table:table-row>
        <table:table-row table:style-name="ro1">
          <table:table-cell office:value-type="float" office:value="901914" calcext:value-type="float">
            <text:p>901914</text:p>
          </table:table-cell>
          <table:table-cell table:formula="of:=IF([.A375]=[.A376]; &quot;D&quot;; &quot;&quot;)">
            <text:p/>
          </table:table-cell>
        </table:table-row>
        <table:table-row table:style-name="ro1">
          <table:table-cell office:value-type="float" office:value="901915" calcext:value-type="float">
            <text:p>901915</text:p>
          </table:table-cell>
          <table:table-cell table:formula="of:=IF([.A376]=[.A377]; &quot;D&quot;; &quot;&quot;)">
            <text:p/>
          </table:table-cell>
        </table:table-row>
        <table:table-row table:style-name="ro1">
          <table:table-cell office:value-type="float" office:value="901916" calcext:value-type="float">
            <text:p>901916</text:p>
          </table:table-cell>
          <table:table-cell table:formula="of:=IF([.A377]=[.A378]; &quot;D&quot;; &quot;&quot;)">
            <text:p/>
          </table:table-cell>
        </table:table-row>
        <table:table-row table:style-name="ro1">
          <table:table-cell office:value-type="float" office:value="901917" calcext:value-type="float">
            <text:p>901917</text:p>
          </table:table-cell>
          <table:table-cell table:formula="of:=IF([.A378]=[.A379]; &quot;D&quot;; &quot;&quot;)">
            <text:p/>
          </table:table-cell>
        </table:table-row>
        <table:table-row table:style-name="ro1">
          <table:table-cell office:value-type="float" office:value="901918" calcext:value-type="float">
            <text:p>901918</text:p>
          </table:table-cell>
          <table:table-cell table:formula="of:=IF([.A379]=[.A380]; &quot;D&quot;; &quot;&quot;)">
            <text:p/>
          </table:table-cell>
        </table:table-row>
        <table:table-row table:style-name="ro1">
          <table:table-cell office:value-type="float" office:value="901919" calcext:value-type="float">
            <text:p>901919</text:p>
          </table:table-cell>
          <table:table-cell table:formula="of:=IF([.A380]=[.A381]; &quot;D&quot;; &quot;&quot;)">
            <text:p/>
          </table:table-cell>
        </table:table-row>
        <table:table-row table:style-name="ro1">
          <table:table-cell office:value-type="float" office:value="901920" calcext:value-type="float">
            <text:p>901920</text:p>
          </table:table-cell>
          <table:table-cell table:formula="of:=IF([.A381]=[.A382]; &quot;D&quot;; &quot;&quot;)">
            <text:p/>
          </table:table-cell>
        </table:table-row>
        <table:table-row table:style-name="ro1">
          <table:table-cell office:value-type="float" office:value="901921" calcext:value-type="float">
            <text:p>901921</text:p>
          </table:table-cell>
          <table:table-cell table:formula="of:=IF([.A382]=[.A383]; &quot;D&quot;; &quot;&quot;)">
            <text:p/>
          </table:table-cell>
        </table:table-row>
        <table:table-row table:style-name="ro1">
          <table:table-cell office:value-type="float" office:value="901922" calcext:value-type="float">
            <text:p>901922</text:p>
          </table:table-cell>
          <table:table-cell table:formula="of:=IF([.A383]=[.A384]; &quot;D&quot;; &quot;&quot;)">
            <text:p/>
          </table:table-cell>
        </table:table-row>
        <table:table-row table:style-name="ro1">
          <table:table-cell office:value-type="float" office:value="901923" calcext:value-type="float">
            <text:p>901923</text:p>
          </table:table-cell>
          <table:table-cell table:formula="of:=IF([.A384]=[.A385]; &quot;D&quot;; &quot;&quot;)">
            <text:p/>
          </table:table-cell>
        </table:table-row>
        <table:table-row table:style-name="ro1">
          <table:table-cell office:value-type="float" office:value="901924" calcext:value-type="float">
            <text:p>901924</text:p>
          </table:table-cell>
          <table:table-cell table:formula="of:=IF([.A385]=[.A386]; &quot;D&quot;; &quot;&quot;)">
            <text:p/>
          </table:table-cell>
        </table:table-row>
        <table:table-row table:style-name="ro1">
          <table:table-cell office:value-type="float" office:value="901925" calcext:value-type="float">
            <text:p>901925</text:p>
          </table:table-cell>
          <table:table-cell table:formula="of:=IF([.A386]=[.A387]; &quot;D&quot;; &quot;&quot;)">
            <text:p/>
          </table:table-cell>
        </table:table-row>
        <table:table-row table:style-name="ro1">
          <table:table-cell office:value-type="float" office:value="901930" calcext:value-type="float">
            <text:p>901930</text:p>
          </table:table-cell>
          <table:table-cell table:formula="of:=IF([.A387]=[.A388]; &quot;D&quot;; &quot;&quot;)">
            <text:p/>
          </table:table-cell>
        </table:table-row>
        <table:table-row table:style-name="ro1">
          <table:table-cell office:value-type="float" office:value="901931" calcext:value-type="float">
            <text:p>901931</text:p>
          </table:table-cell>
          <table:table-cell table:formula="of:=IF([.A388]=[.A389]; &quot;D&quot;; &quot;&quot;)">
            <text:p/>
          </table:table-cell>
        </table:table-row>
        <table:table-row table:style-name="ro1">
          <table:table-cell office:value-type="float" office:value="901932" calcext:value-type="float">
            <text:p>901932</text:p>
          </table:table-cell>
          <table:table-cell table:formula="of:=IF([.A389]=[.A390]; &quot;D&quot;; &quot;&quot;)">
            <text:p/>
          </table:table-cell>
        </table:table-row>
        <table:table-row table:style-name="ro1">
          <table:table-cell office:value-type="float" office:value="901933" calcext:value-type="float">
            <text:p>901933</text:p>
          </table:table-cell>
          <table:table-cell table:formula="of:=IF([.A390]=[.A391]; &quot;D&quot;; &quot;&quot;)">
            <text:p/>
          </table:table-cell>
        </table:table-row>
        <table:table-row table:style-name="ro1">
          <table:table-cell office:value-type="float" office:value="901934" calcext:value-type="float">
            <text:p>901934</text:p>
          </table:table-cell>
          <table:table-cell table:formula="of:=IF([.A391]=[.A392]; &quot;D&quot;; &quot;&quot;)">
            <text:p/>
          </table:table-cell>
        </table:table-row>
        <table:table-row table:style-name="ro1">
          <table:table-cell office:value-type="float" office:value="901935" calcext:value-type="float">
            <text:p>901935</text:p>
          </table:table-cell>
          <table:table-cell table:formula="of:=IF([.A392]=[.A393]; &quot;D&quot;; &quot;&quot;)">
            <text:p/>
          </table:table-cell>
        </table:table-row>
        <table:table-row table:style-name="ro1">
          <table:table-cell office:value-type="float" office:value="901936" calcext:value-type="float">
            <text:p>901936</text:p>
          </table:table-cell>
          <table:table-cell table:formula="of:=IF([.A393]=[.A394]; &quot;D&quot;; &quot;&quot;)">
            <text:p/>
          </table:table-cell>
        </table:table-row>
        <table:table-row table:style-name="ro1">
          <table:table-cell office:value-type="float" office:value="901937" calcext:value-type="float">
            <text:p>901937</text:p>
          </table:table-cell>
          <table:table-cell table:formula="of:=IF([.A394]=[.A395]; &quot;D&quot;; &quot;&quot;)">
            <text:p/>
          </table:table-cell>
        </table:table-row>
        <table:table-row table:style-name="ro1">
          <table:table-cell office:value-type="float" office:value="901940" calcext:value-type="float">
            <text:p>901940</text:p>
          </table:table-cell>
          <table:table-cell table:formula="of:=IF([.A395]=[.A396]; &quot;D&quot;; &quot;&quot;)">
            <text:p/>
          </table:table-cell>
        </table:table-row>
        <table:table-row table:style-name="ro1">
          <table:table-cell office:value-type="float" office:value="901950" calcext:value-type="float">
            <text:p>901950</text:p>
          </table:table-cell>
          <table:table-cell table:formula="of:=IF([.A396]=[.A397]; &quot;D&quot;; &quot;&quot;)">
            <text:p/>
          </table:table-cell>
        </table:table-row>
        <table:table-row table:style-name="ro1">
          <table:table-cell office:value-type="float" office:value="901951" calcext:value-type="float">
            <text:p>901951</text:p>
          </table:table-cell>
          <table:table-cell table:formula="of:=IF([.A397]=[.A398]; &quot;D&quot;; &quot;&quot;)">
            <text:p/>
          </table:table-cell>
        </table:table-row>
        <table:table-row table:style-name="ro1">
          <table:table-cell office:value-type="float" office:value="901952" calcext:value-type="float">
            <text:p>901952</text:p>
          </table:table-cell>
          <table:table-cell table:formula="of:=IF([.A398]=[.A399]; &quot;D&quot;; &quot;&quot;)">
            <text:p/>
          </table:table-cell>
        </table:table-row>
        <table:table-row table:style-name="ro1">
          <table:table-cell office:value-type="float" office:value="901953" calcext:value-type="float">
            <text:p>901953</text:p>
          </table:table-cell>
          <table:table-cell table:formula="of:=IF([.A399]=[.A400]; &quot;D&quot;; &quot;&quot;)">
            <text:p/>
          </table:table-cell>
        </table:table-row>
        <table:table-row table:style-name="ro1">
          <table:table-cell office:value-type="float" office:value="901954" calcext:value-type="float">
            <text:p>901954</text:p>
          </table:table-cell>
          <table:table-cell table:formula="of:=IF([.A400]=[.A401]; &quot;D&quot;; &quot;&quot;)">
            <text:p/>
          </table:table-cell>
        </table:table-row>
        <table:table-row table:style-name="ro1">
          <table:table-cell office:value-type="float" office:value="901955" calcext:value-type="float">
            <text:p>901955</text:p>
          </table:table-cell>
          <table:table-cell table:formula="of:=IF([.A401]=[.A402]; &quot;D&quot;; &quot;&quot;)">
            <text:p/>
          </table:table-cell>
        </table:table-row>
        <table:table-row table:style-name="ro1">
          <table:table-cell office:value-type="float" office:value="901956" calcext:value-type="float">
            <text:p>901956</text:p>
          </table:table-cell>
          <table:table-cell table:formula="of:=IF([.A402]=[.A403]; &quot;D&quot;; &quot;&quot;)">
            <text:p/>
          </table:table-cell>
        </table:table-row>
        <table:table-row table:style-name="ro1">
          <table:table-cell office:value-type="float" office:value="901957" calcext:value-type="float">
            <text:p>901957</text:p>
          </table:table-cell>
          <table:table-cell table:formula="of:=IF([.A403]=[.A404]; &quot;D&quot;; &quot;&quot;)">
            <text:p/>
          </table:table-cell>
        </table:table-row>
        <table:table-row table:style-name="ro1">
          <table:table-cell office:value-type="float" office:value="901958" calcext:value-type="float">
            <text:p>901958</text:p>
          </table:table-cell>
          <table:table-cell table:formula="of:=IF([.A404]=[.A405]; &quot;D&quot;; &quot;&quot;)">
            <text:p/>
          </table:table-cell>
        </table:table-row>
        <table:table-row table:style-name="ro1">
          <table:table-cell office:value-type="float" office:value="901960" calcext:value-type="float">
            <text:p>901960</text:p>
          </table:table-cell>
          <table:table-cell table:formula="of:=IF([.A405]=[.A406]; &quot;D&quot;; &quot;&quot;)">
            <text:p/>
          </table:table-cell>
        </table:table-row>
        <table:table-row table:style-name="ro1">
          <table:table-cell office:value-type="float" office:value="901961" calcext:value-type="float">
            <text:p>901961</text:p>
          </table:table-cell>
          <table:table-cell table:formula="of:=IF([.A406]=[.A407]; &quot;D&quot;; &quot;&quot;)">
            <text:p/>
          </table:table-cell>
        </table:table-row>
        <table:table-row table:style-name="ro1">
          <table:table-cell office:value-type="float" office:value="901962" calcext:value-type="float">
            <text:p>901962</text:p>
          </table:table-cell>
          <table:table-cell table:formula="of:=IF([.A407]=[.A408]; &quot;D&quot;; &quot;&quot;)">
            <text:p/>
          </table:table-cell>
        </table:table-row>
        <table:table-row table:style-name="ro1">
          <table:table-cell office:value-type="float" office:value="901963" calcext:value-type="float">
            <text:p>901963</text:p>
          </table:table-cell>
          <table:table-cell table:formula="of:=IF([.A408]=[.A409]; &quot;D&quot;; &quot;&quot;)">
            <text:p/>
          </table:table-cell>
        </table:table-row>
        <table:table-row table:style-name="ro1">
          <table:table-cell office:value-type="float" office:value="901964" calcext:value-type="float">
            <text:p>901964</text:p>
          </table:table-cell>
          <table:table-cell table:formula="of:=IF([.A409]=[.A410]; &quot;D&quot;; &quot;&quot;)">
            <text:p/>
          </table:table-cell>
        </table:table-row>
        <table:table-row table:style-name="ro1">
          <table:table-cell office:value-type="float" office:value="901965" calcext:value-type="float">
            <text:p>901965</text:p>
          </table:table-cell>
          <table:table-cell table:formula="of:=IF([.A410]=[.A411]; &quot;D&quot;; &quot;&quot;)">
            <text:p/>
          </table:table-cell>
        </table:table-row>
        <table:table-row table:style-name="ro1">
          <table:table-cell office:value-type="float" office:value="901966" calcext:value-type="float">
            <text:p>901966</text:p>
          </table:table-cell>
          <table:table-cell table:formula="of:=IF([.A411]=[.A412]; &quot;D&quot;; &quot;&quot;)">
            <text:p/>
          </table:table-cell>
        </table:table-row>
        <table:table-row table:style-name="ro1">
          <table:table-cell office:value-type="float" office:value="901967" calcext:value-type="float">
            <text:p>901967</text:p>
          </table:table-cell>
          <table:table-cell table:formula="of:=IF([.A412]=[.A413]; &quot;D&quot;; &quot;&quot;)">
            <text:p/>
          </table:table-cell>
        </table:table-row>
        <table:table-row table:style-name="ro1">
          <table:table-cell office:value-type="float" office:value="901968" calcext:value-type="float">
            <text:p>901968</text:p>
          </table:table-cell>
          <table:table-cell table:formula="of:=IF([.A413]=[.A414]; &quot;D&quot;; &quot;&quot;)">
            <text:p/>
          </table:table-cell>
        </table:table-row>
        <table:table-row table:style-name="ro1">
          <table:table-cell office:value-type="float" office:value="901970" calcext:value-type="float">
            <text:p>901970</text:p>
          </table:table-cell>
          <table:table-cell table:formula="of:=IF([.A414]=[.A415]; &quot;D&quot;; &quot;&quot;)">
            <text:p/>
          </table:table-cell>
        </table:table-row>
        <table:table-row table:style-name="ro1">
          <table:table-cell office:value-type="float" office:value="901971" calcext:value-type="float">
            <text:p>901971</text:p>
          </table:table-cell>
          <table:table-cell table:formula="of:=IF([.A415]=[.A416]; &quot;D&quot;; &quot;&quot;)">
            <text:p/>
          </table:table-cell>
        </table:table-row>
        <table:table-row table:style-name="ro1">
          <table:table-cell office:value-type="float" office:value="901972" calcext:value-type="float">
            <text:p>901972</text:p>
          </table:table-cell>
          <table:table-cell table:formula="of:=IF([.A416]=[.A417]; &quot;D&quot;; &quot;&quot;)">
            <text:p/>
          </table:table-cell>
        </table:table-row>
        <table:table-row table:style-name="ro1">
          <table:table-cell office:value-type="float" office:value="901973" calcext:value-type="float">
            <text:p>901973</text:p>
          </table:table-cell>
          <table:table-cell table:formula="of:=IF([.A417]=[.A418]; &quot;D&quot;; &quot;&quot;)">
            <text:p/>
          </table:table-cell>
        </table:table-row>
        <table:table-row table:style-name="ro1">
          <table:table-cell office:value-type="float" office:value="901974" calcext:value-type="float">
            <text:p>901974</text:p>
          </table:table-cell>
          <table:table-cell table:formula="of:=IF([.A418]=[.A419]; &quot;D&quot;; &quot;&quot;)">
            <text:p/>
          </table:table-cell>
        </table:table-row>
        <table:table-row table:style-name="ro1">
          <table:table-cell office:value-type="float" office:value="901980" calcext:value-type="float">
            <text:p>901980</text:p>
          </table:table-cell>
          <table:table-cell table:formula="of:=IF([.A419]=[.A420]; &quot;D&quot;; &quot;&quot;)">
            <text:p/>
          </table:table-cell>
        </table:table-row>
        <table:table-row table:style-name="ro1">
          <table:table-cell office:value-type="float" office:value="901981" calcext:value-type="float">
            <text:p>901981</text:p>
          </table:table-cell>
          <table:table-cell table:formula="of:=IF([.A420]=[.A421]; &quot;D&quot;; &quot;&quot;)">
            <text:p/>
          </table:table-cell>
        </table:table-row>
        <table:table-row table:style-name="ro1">
          <table:table-cell office:value-type="float" office:value="901982" calcext:value-type="float">
            <text:p>901982</text:p>
          </table:table-cell>
          <table:table-cell table:formula="of:=IF([.A421]=[.A422]; &quot;D&quot;; &quot;&quot;)">
            <text:p/>
          </table:table-cell>
        </table:table-row>
        <table:table-row table:style-name="ro1">
          <table:table-cell office:value-type="float" office:value="901983" calcext:value-type="float">
            <text:p>901983</text:p>
          </table:table-cell>
          <table:table-cell table:formula="of:=IF([.A422]=[.A423]; &quot;D&quot;; &quot;&quot;)">
            <text:p/>
          </table:table-cell>
        </table:table-row>
        <table:table-row table:style-name="ro1">
          <table:table-cell office:value-type="float" office:value="901984" calcext:value-type="float">
            <text:p>901984</text:p>
          </table:table-cell>
          <table:table-cell table:formula="of:=IF([.A423]=[.A424]; &quot;D&quot;; &quot;&quot;)">
            <text:p/>
          </table:table-cell>
        </table:table-row>
        <table:table-row table:style-name="ro1">
          <table:table-cell office:value-type="float" office:value="901985" calcext:value-type="float">
            <text:p>901985</text:p>
          </table:table-cell>
          <table:table-cell table:formula="of:=IF([.A424]=[.A425]; &quot;D&quot;; &quot;&quot;)">
            <text:p/>
          </table:table-cell>
        </table:table-row>
        <table:table-row table:style-name="ro1">
          <table:table-cell office:value-type="float" office:value="901986" calcext:value-type="float">
            <text:p>901986</text:p>
          </table:table-cell>
          <table:table-cell table:formula="of:=IF([.A425]=[.A426]; &quot;D&quot;; &quot;&quot;)">
            <text:p/>
          </table:table-cell>
        </table:table-row>
        <table:table-row table:style-name="ro1">
          <table:table-cell office:value-type="float" office:value="901987" calcext:value-type="float">
            <text:p>901987</text:p>
          </table:table-cell>
          <table:table-cell table:formula="of:=IF([.A426]=[.A427]; &quot;D&quot;; &quot;&quot;)">
            <text:p/>
          </table:table-cell>
        </table:table-row>
        <table:table-row table:style-name="ro1">
          <table:table-cell office:value-type="float" office:value="901988" calcext:value-type="float">
            <text:p>901988</text:p>
          </table:table-cell>
          <table:table-cell table:formula="of:=IF([.A427]=[.A428]; &quot;D&quot;; &quot;&quot;)">
            <text:p/>
          </table:table-cell>
        </table:table-row>
        <table:table-row table:style-name="ro1">
          <table:table-cell office:value-type="float" office:value="901989" calcext:value-type="float">
            <text:p>901989</text:p>
          </table:table-cell>
          <table:table-cell table:formula="of:=IF([.A428]=[.A429]; &quot;D&quot;; &quot;&quot;)">
            <text:p/>
          </table:table-cell>
        </table:table-row>
        <table:table-row table:style-name="ro1">
          <table:table-cell office:value-type="float" office:value="901990" calcext:value-type="float">
            <text:p>901990</text:p>
          </table:table-cell>
          <table:table-cell table:formula="of:=IF([.A429]=[.A430]; &quot;D&quot;; &quot;&quot;)">
            <text:p/>
          </table:table-cell>
        </table:table-row>
        <table:table-row table:style-name="ro1">
          <table:table-cell office:value-type="float" office:value="901991" calcext:value-type="float">
            <text:p>901991</text:p>
          </table:table-cell>
          <table:table-cell table:formula="of:=IF([.A430]=[.A431]; &quot;D&quot;; &quot;&quot;)">
            <text:p/>
          </table:table-cell>
        </table:table-row>
        <table:table-row table:style-name="ro1">
          <table:table-cell office:value-type="float" office:value="901992" calcext:value-type="float">
            <text:p>901992</text:p>
          </table:table-cell>
          <table:table-cell table:formula="of:=IF([.A431]=[.A432]; &quot;D&quot;; &quot;&quot;)">
            <text:p/>
          </table:table-cell>
        </table:table-row>
        <table:table-row table:style-name="ro1">
          <table:table-cell office:value-type="float" office:value="901993" calcext:value-type="float">
            <text:p>901993</text:p>
          </table:table-cell>
          <table:table-cell table:formula="of:=IF([.A432]=[.A433]; &quot;D&quot;; &quot;&quot;)">
            <text:p/>
          </table:table-cell>
        </table:table-row>
        <table:table-row table:style-name="ro1">
          <table:table-cell office:value-type="float" office:value="901994" calcext:value-type="float">
            <text:p>901994</text:p>
          </table:table-cell>
          <table:table-cell table:formula="of:=IF([.A433]=[.A434]; &quot;D&quot;; &quot;&quot;)">
            <text:p/>
          </table:table-cell>
        </table:table-row>
        <table:table-row table:style-name="ro1">
          <table:table-cell office:value-type="float" office:value="901995" calcext:value-type="float">
            <text:p>901995</text:p>
          </table:table-cell>
          <table:table-cell table:formula="of:=IF([.A434]=[.A435]; &quot;D&quot;; &quot;&quot;)">
            <text:p/>
          </table:table-cell>
        </table:table-row>
        <table:table-row table:style-name="ro1">
          <table:table-cell office:value-type="float" office:value="901996" calcext:value-type="float">
            <text:p>901996</text:p>
          </table:table-cell>
          <table:table-cell table:formula="of:=IF([.A435]=[.A436]; &quot;D&quot;; &quot;&quot;)">
            <text:p/>
          </table:table-cell>
        </table:table-row>
        <table:table-row table:style-name="ro1">
          <table:table-cell office:value-type="float" office:value="901997" calcext:value-type="float">
            <text:p>901997</text:p>
          </table:table-cell>
          <table:table-cell table:formula="of:=IF([.A436]=[.A437]; &quot;D&quot;; &quot;&quot;)">
            <text:p/>
          </table:table-cell>
        </table:table-row>
        <table:table-row table:style-name="ro1">
          <table:table-cell office:value-type="float" office:value="901998" calcext:value-type="float">
            <text:p>901998</text:p>
          </table:table-cell>
          <table:table-cell table:formula="of:=IF([.A437]=[.A438]; &quot;D&quot;; &quot;&quot;)">
            <text:p/>
          </table:table-cell>
        </table:table-row>
        <table:table-row table:style-name="ro1">
          <table:table-cell office:value-type="float" office:value="901999" calcext:value-type="float">
            <text:p>901999</text:p>
          </table:table-cell>
          <table:table-cell table:formula="of:=IF([.A438]=[.A439]; &quot;D&quot;; &quot;&quot;)">
            <text:p/>
          </table:table-cell>
        </table:table-row>
        <table:table-row table:style-name="ro1">
          <table:table-cell office:value-type="float" office:value="907200" calcext:value-type="float">
            <text:p>907200</text:p>
          </table:table-cell>
          <table:table-cell table:formula="of:=IF([.A439]=[.A440]; &quot;D&quot;; &quot;&quot;)">
            <text:p/>
          </table:table-cell>
        </table:table-row>
        <table:table-row table:style-name="ro1">
          <table:table-cell office:value-type="float" office:value="907201" calcext:value-type="float">
            <text:p>907201</text:p>
          </table:table-cell>
          <table:table-cell table:formula="of:=IF([.A440]=[.A441]; &quot;D&quot;; &quot;&quot;)">
            <text:p/>
          </table:table-cell>
        </table:table-row>
        <table:table-row table:style-name="ro1">
          <table:table-cell office:value-type="float" office:value="907202" calcext:value-type="float">
            <text:p>907202</text:p>
          </table:table-cell>
          <table:table-cell table:formula="of:=IF([.A441]=[.A442]; &quot;D&quot;; &quot;&quot;)">
            <text:p/>
          </table:table-cell>
        </table:table-row>
        <table:table-row table:style-name="ro1">
          <table:table-cell office:value-type="float" office:value="907203" calcext:value-type="float">
            <text:p>907203</text:p>
          </table:table-cell>
          <table:table-cell table:formula="of:=IF([.A442]=[.A443]; &quot;D&quot;; &quot;&quot;)">
            <text:p/>
          </table:table-cell>
        </table:table-row>
        <table:table-row table:style-name="ro1">
          <table:table-cell office:value-type="float" office:value="907204" calcext:value-type="float">
            <text:p>907204</text:p>
          </table:table-cell>
          <table:table-cell table:formula="of:=IF([.A443]=[.A444]; &quot;D&quot;; &quot;&quot;)">
            <text:p/>
          </table:table-cell>
        </table:table-row>
        <table:table-row table:style-name="ro1">
          <table:table-cell office:value-type="float" office:value="907205" calcext:value-type="float">
            <text:p>907205</text:p>
          </table:table-cell>
          <table:table-cell table:formula="of:=IF([.A444]=[.A445]; &quot;D&quot;; &quot;&quot;)">
            <text:p/>
          </table:table-cell>
        </table:table-row>
        <table:table-row table:style-name="ro1">
          <table:table-cell office:value-type="float" office:value="907206" calcext:value-type="float">
            <text:p>907206</text:p>
          </table:table-cell>
          <table:table-cell table:formula="of:=IF([.A445]=[.A446]; &quot;D&quot;; &quot;&quot;)">
            <text:p/>
          </table:table-cell>
        </table:table-row>
        <table:table-row table:style-name="ro1">
          <table:table-cell office:value-type="float" office:value="907207" calcext:value-type="float">
            <text:p>907207</text:p>
          </table:table-cell>
          <table:table-cell table:formula="of:=IF([.A446]=[.A447]; &quot;D&quot;; &quot;&quot;)">
            <text:p/>
          </table:table-cell>
        </table:table-row>
        <table:table-row table:style-name="ro1">
          <table:table-cell office:value-type="float" office:value="907208" calcext:value-type="float">
            <text:p>907208</text:p>
          </table:table-cell>
          <table:table-cell table:formula="of:=IF([.A447]=[.A448]; &quot;D&quot;; &quot;&quot;)">
            <text:p/>
          </table:table-cell>
        </table:table-row>
        <table:table-row table:style-name="ro1">
          <table:table-cell office:value-type="float" office:value="907209" calcext:value-type="float">
            <text:p>907209</text:p>
          </table:table-cell>
          <table:table-cell table:formula="of:=IF([.A448]=[.A449]; &quot;D&quot;; &quot;&quot;)">
            <text:p/>
          </table:table-cell>
        </table:table-row>
        <table:table-row table:style-name="ro1">
          <table:table-cell office:value-type="float" office:value="907210" calcext:value-type="float">
            <text:p>907210</text:p>
          </table:table-cell>
          <table:table-cell table:formula="of:=IF([.A449]=[.A450]; &quot;D&quot;; &quot;&quot;)">
            <text:p/>
          </table:table-cell>
        </table:table-row>
        <table:table-row table:style-name="ro1">
          <table:table-cell office:value-type="float" office:value="907211" calcext:value-type="float">
            <text:p>907211</text:p>
          </table:table-cell>
          <table:table-cell table:formula="of:=IF([.A450]=[.A451]; &quot;D&quot;; &quot;&quot;)">
            <text:p/>
          </table:table-cell>
        </table:table-row>
        <table:table-row table:style-name="ro1">
          <table:table-cell office:value-type="float" office:value="907212" calcext:value-type="float">
            <text:p>907212</text:p>
          </table:table-cell>
          <table:table-cell table:formula="of:=IF([.A451]=[.A452]; &quot;D&quot;; &quot;&quot;)">
            <text:p/>
          </table:table-cell>
        </table:table-row>
        <table:table-row table:style-name="ro1">
          <table:table-cell office:value-type="float" office:value="907213" calcext:value-type="float">
            <text:p>907213</text:p>
          </table:table-cell>
          <table:table-cell table:formula="of:=IF([.A452]=[.A453]; &quot;D&quot;; &quot;&quot;)">
            <text:p/>
          </table:table-cell>
        </table:table-row>
        <table:table-row table:style-name="ro1">
          <table:table-cell office:value-type="float" office:value="907214" calcext:value-type="float">
            <text:p>907214</text:p>
          </table:table-cell>
          <table:table-cell table:formula="of:=IF([.A453]=[.A454]; &quot;D&quot;; &quot;&quot;)">
            <text:p/>
          </table:table-cell>
        </table:table-row>
        <table:table-row table:style-name="ro1">
          <table:table-cell office:value-type="float" office:value="907215" calcext:value-type="float">
            <text:p>907215</text:p>
          </table:table-cell>
          <table:table-cell table:formula="of:=IF([.A454]=[.A455]; &quot;D&quot;; &quot;&quot;)">
            <text:p/>
          </table:table-cell>
        </table:table-row>
        <table:table-row table:style-name="ro1">
          <table:table-cell office:value-type="float" office:value="907216" calcext:value-type="float">
            <text:p>907216</text:p>
          </table:table-cell>
          <table:table-cell table:formula="of:=IF([.A455]=[.A456]; &quot;D&quot;; &quot;&quot;)">
            <text:p/>
          </table:table-cell>
        </table:table-row>
        <table:table-row table:style-name="ro1">
          <table:table-cell office:value-type="float" office:value="907217" calcext:value-type="float">
            <text:p>907217</text:p>
          </table:table-cell>
          <table:table-cell table:formula="of:=IF([.A456]=[.A457]; &quot;D&quot;; &quot;&quot;)">
            <text:p/>
          </table:table-cell>
        </table:table-row>
        <table:table-row table:style-name="ro1">
          <table:table-cell office:value-type="float" office:value="907218" calcext:value-type="float">
            <text:p>907218</text:p>
          </table:table-cell>
          <table:table-cell table:formula="of:=IF([.A457]=[.A458]; &quot;D&quot;; &quot;&quot;)">
            <text:p/>
          </table:table-cell>
        </table:table-row>
        <table:table-row table:style-name="ro1">
          <table:table-cell office:value-type="float" office:value="925001" calcext:value-type="float">
            <text:p>925001</text:p>
          </table:table-cell>
          <table:table-cell table:formula="of:=IF([.A458]=[.A459]; &quot;D&quot;; &quot;&quot;)">
            <text:p/>
          </table:table-cell>
        </table:table-row>
        <table:table-row table:style-name="ro1">
          <table:table-cell office:value-type="float" office:value="925101" calcext:value-type="float">
            <text:p>925101</text:p>
          </table:table-cell>
          <table:table-cell table:formula="of:=IF([.A459]=[.A460]; &quot;D&quot;; &quot;&quot;)">
            <text:p/>
          </table:table-cell>
        </table:table-row>
        <table:table-row table:style-name="ro1">
          <table:table-cell office:value-type="float" office:value="925102" calcext:value-type="float">
            <text:p>925102</text:p>
          </table:table-cell>
          <table:table-cell table:formula="of:=IF([.A460]=[.A461]; &quot;D&quot;; &quot;&quot;)">
            <text:p/>
          </table:table-cell>
        </table:table-row>
        <table:table-row table:style-name="ro1">
          <table:table-cell office:value-type="float" office:value="925103" calcext:value-type="float">
            <text:p>925103</text:p>
          </table:table-cell>
          <table:table-cell table:formula="of:=IF([.A461]=[.A462]; &quot;D&quot;; &quot;&quot;)">
            <text:p/>
          </table:table-cell>
        </table:table-row>
        <table:table-row table:style-name="ro1">
          <table:table-cell office:value-type="float" office:value="925104" calcext:value-type="float">
            <text:p>925104</text:p>
          </table:table-cell>
          <table:table-cell table:formula="of:=IF([.A462]=[.A463]; &quot;D&quot;; &quot;&quot;)">
            <text:p/>
          </table:table-cell>
        </table:table-row>
        <table:table-row table:style-name="ro1">
          <table:table-cell office:value-type="float" office:value="925107" calcext:value-type="float">
            <text:p>925107</text:p>
          </table:table-cell>
          <table:table-cell table:formula="of:=IF([.A463]=[.A464]; &quot;D&quot;; &quot;&quot;)">
            <text:p/>
          </table:table-cell>
        </table:table-row>
        <table:table-row table:style-name="ro1">
          <table:table-cell office:value-type="float" office:value="925109" calcext:value-type="float">
            <text:p>925109</text:p>
          </table:table-cell>
          <table:table-cell table:formula="of:=IF([.A464]=[.A465]; &quot;D&quot;; &quot;&quot;)">
            <text:p/>
          </table:table-cell>
        </table:table-row>
        <table:table-row table:style-name="ro1">
          <table:table-cell office:value-type="float" office:value="925110" calcext:value-type="float">
            <text:p>925110</text:p>
          </table:table-cell>
          <table:table-cell table:formula="of:=IF([.A465]=[.A466]; &quot;D&quot;; &quot;&quot;)">
            <text:p/>
          </table:table-cell>
        </table:table-row>
        <table:table-row table:style-name="ro1">
          <table:table-cell office:value-type="float" office:value="925113" calcext:value-type="float">
            <text:p>925113</text:p>
          </table:table-cell>
          <table:table-cell table:formula="of:=IF([.A466]=[.A467]; &quot;D&quot;; &quot;&quot;)">
            <text:p/>
          </table:table-cell>
        </table:table-row>
        <table:table-row table:style-name="ro1">
          <table:table-cell office:value-type="float" office:value="925114" calcext:value-type="float">
            <text:p>925114</text:p>
          </table:table-cell>
          <table:table-cell table:formula="of:=IF([.A467]=[.A468]; &quot;D&quot;; &quot;&quot;)">
            <text:p/>
          </table:table-cell>
        </table:table-row>
        <table:table-row table:style-name="ro1">
          <table:table-cell office:value-type="float" office:value="925115" calcext:value-type="float">
            <text:p>925115</text:p>
          </table:table-cell>
          <table:table-cell table:formula="of:=IF([.A468]=[.A469]; &quot;D&quot;; &quot;&quot;)">
            <text:p/>
          </table:table-cell>
        </table:table-row>
        <table:table-row table:style-name="ro1">
          <table:table-cell office:value-type="float" office:value="925116" calcext:value-type="float">
            <text:p>925116</text:p>
          </table:table-cell>
          <table:table-cell table:formula="of:=IF([.A469]=[.A470]; &quot;D&quot;; &quot;&quot;)">
            <text:p/>
          </table:table-cell>
        </table:table-row>
        <table:table-row table:style-name="ro1">
          <table:table-cell office:value-type="float" office:value="925117" calcext:value-type="float">
            <text:p>925117</text:p>
          </table:table-cell>
          <table:table-cell table:formula="of:=IF([.A470]=[.A471]; &quot;D&quot;; &quot;&quot;)">
            <text:p/>
          </table:table-cell>
        </table:table-row>
        <table:table-row table:style-name="ro1">
          <table:table-cell office:value-type="float" office:value="925118" calcext:value-type="float">
            <text:p>925118</text:p>
          </table:table-cell>
          <table:table-cell table:formula="of:=IF([.A471]=[.A472]; &quot;D&quot;; &quot;&quot;)">
            <text:p/>
          </table:table-cell>
        </table:table-row>
        <table:table-row table:style-name="ro1">
          <table:table-cell office:value-type="float" office:value="925119" calcext:value-type="float">
            <text:p>925119</text:p>
          </table:table-cell>
          <table:table-cell table:formula="of:=IF([.A472]=[.A473]; &quot;D&quot;; &quot;&quot;)">
            <text:p/>
          </table:table-cell>
        </table:table-row>
        <table:table-row table:style-name="ro1">
          <table:table-cell office:value-type="float" office:value="925120" calcext:value-type="float">
            <text:p>925120</text:p>
          </table:table-cell>
          <table:table-cell table:formula="of:=IF([.A473]=[.A474]; &quot;D&quot;; &quot;&quot;)">
            <text:p/>
          </table:table-cell>
        </table:table-row>
        <table:table-row table:style-name="ro1">
          <table:table-cell office:value-type="float" office:value="925121" calcext:value-type="float">
            <text:p>925121</text:p>
          </table:table-cell>
          <table:table-cell table:formula="of:=IF([.A474]=[.A475]; &quot;D&quot;; &quot;&quot;)">
            <text:p/>
          </table:table-cell>
        </table:table-row>
        <table:table-row table:style-name="ro1">
          <table:table-cell office:value-type="float" office:value="9011000" calcext:value-type="float">
            <text:p>9011000</text:p>
          </table:table-cell>
          <table:table-cell table:formula="of:=IF([.A475]=[.A476]; &quot;D&quot;; &quot;&quot;)">
            <text:p/>
          </table:table-cell>
        </table:table-row>
        <table:table-row table:style-name="ro1">
          <table:table-cell office:value-type="float" office:value="9011004" calcext:value-type="float">
            <text:p>9011004</text:p>
          </table:table-cell>
          <table:table-cell table:formula="of:=IF([.A476]=[.A477]; &quot;D&quot;; &quot;&quot;)">
            <text:p/>
          </table:table-cell>
        </table:table-row>
        <table:table-row table:style-name="ro1">
          <table:table-cell office:value-type="float" office:value="9011005" calcext:value-type="float">
            <text:p>9011005</text:p>
          </table:table-cell>
          <table:table-cell table:formula="of:=IF([.A477]=[.A478]; &quot;D&quot;; &quot;&quot;)">
            <text:p/>
          </table:table-cell>
        </table:table-row>
        <table:table-row table:style-name="ro1">
          <table:table-cell office:value-type="float" office:value="9011006" calcext:value-type="float">
            <text:p>9011006</text:p>
          </table:table-cell>
          <table:table-cell table:formula="of:=IF([.A478]=[.A479]; &quot;D&quot;; &quot;&quot;)">
            <text:p/>
          </table:table-cell>
        </table:table-row>
        <table:table-row table:style-name="ro1">
          <table:table-cell office:value-type="float" office:value="9011007" calcext:value-type="float">
            <text:p>9011007</text:p>
          </table:table-cell>
          <table:table-cell table:formula="of:=IF([.A479]=[.A480]; &quot;D&quot;; &quot;&quot;)">
            <text:p/>
          </table:table-cell>
        </table:table-row>
        <table:table-row table:style-name="ro1">
          <table:table-cell office:value-type="float" office:value="9011008" calcext:value-type="float">
            <text:p>9011008</text:p>
          </table:table-cell>
          <table:table-cell table:formula="of:=IF([.A480]=[.A481]; &quot;D&quot;; &quot;&quot;)">
            <text:p/>
          </table:table-cell>
        </table:table-row>
        <table:table-row table:style-name="ro1">
          <table:table-cell office:value-type="float" office:value="9011009" calcext:value-type="float">
            <text:p>9011009</text:p>
          </table:table-cell>
          <table:table-cell table:formula="of:=IF([.A481]=[.A482]; &quot;D&quot;; &quot;&quot;)">
            <text:p/>
          </table:table-cell>
        </table:table-row>
        <table:table-row table:style-name="ro1">
          <table:table-cell office:value-type="float" office:value="9011010" calcext:value-type="float">
            <text:p>9011010</text:p>
          </table:table-cell>
          <table:table-cell table:formula="of:=IF([.A482]=[.A483]; &quot;D&quot;; &quot;&quot;)">
            <text:p/>
          </table:table-cell>
        </table:table-row>
        <table:table-row table:style-name="ro1">
          <table:table-cell office:value-type="float" office:value="9011011" calcext:value-type="float">
            <text:p>9011011</text:p>
          </table:table-cell>
          <table:table-cell table:formula="of:=IF([.A483]=[.A484]; &quot;D&quot;; &quot;&quot;)">
            <text:p/>
          </table:table-cell>
        </table:table-row>
        <table:table-row table:style-name="ro1">
          <table:table-cell office:value-type="float" office:value="9011012" calcext:value-type="float">
            <text:p>9011012</text:p>
          </table:table-cell>
          <table:table-cell table:formula="of:=IF([.A484]=[.A485]; &quot;D&quot;; &quot;&quot;)">
            <text:p/>
          </table:table-cell>
        </table:table-row>
        <table:table-row table:style-name="ro1">
          <table:table-cell office:value-type="float" office:value="9011013" calcext:value-type="float">
            <text:p>9011013</text:p>
          </table:table-cell>
          <table:table-cell table:formula="of:=IF([.A485]=[.A486]; &quot;D&quot;; &quot;&quot;)">
            <text:p/>
          </table:table-cell>
        </table:table-row>
        <table:table-row table:style-name="ro1">
          <table:table-cell office:value-type="float" office:value="9011014" calcext:value-type="float">
            <text:p>9011014</text:p>
          </table:table-cell>
          <table:table-cell table:formula="of:=IF([.A486]=[.A487]; &quot;D&quot;; &quot;&quot;)">
            <text:p/>
          </table:table-cell>
        </table:table-row>
        <table:table-row table:style-name="ro1">
          <table:table-cell office:value-type="float" office:value="9011015" calcext:value-type="float">
            <text:p>9011015</text:p>
          </table:table-cell>
          <table:table-cell table:formula="of:=IF([.A487]=[.A488]; &quot;D&quot;; &quot;&quot;)">
            <text:p/>
          </table:table-cell>
        </table:table-row>
        <table:table-row table:style-name="ro1">
          <table:table-cell office:value-type="float" office:value="9011016" calcext:value-type="float">
            <text:p>9011016</text:p>
          </table:table-cell>
          <table:table-cell table:formula="of:=IF([.A488]=[.A489]; &quot;D&quot;; &quot;&quot;)">
            <text:p/>
          </table:table-cell>
        </table:table-row>
        <table:table-row table:style-name="ro1">
          <table:table-cell office:value-type="float" office:value="9011017" calcext:value-type="float">
            <text:p>9011017</text:p>
          </table:table-cell>
          <table:table-cell table:formula="of:=IF([.A489]=[.A490]; &quot;D&quot;; &quot;&quot;)">
            <text:p/>
          </table:table-cell>
        </table:table-row>
        <table:table-row table:style-name="ro1">
          <table:table-cell office:value-type="float" office:value="9011018" calcext:value-type="float">
            <text:p>9011018</text:p>
          </table:table-cell>
          <table:table-cell table:formula="of:=IF([.A490]=[.A491]; &quot;D&quot;; &quot;&quot;)">
            <text:p/>
          </table:table-cell>
        </table:table-row>
        <table:table-row table:style-name="ro1">
          <table:table-cell office:value-type="float" office:value="9011019" calcext:value-type="float">
            <text:p>9011019</text:p>
          </table:table-cell>
          <table:table-cell table:formula="of:=IF([.A491]=[.A492]; &quot;D&quot;; &quot;&quot;)">
            <text:p/>
          </table:table-cell>
        </table:table-row>
        <table:table-row table:style-name="ro1">
          <table:table-cell office:value-type="float" office:value="9011020" calcext:value-type="float">
            <text:p>9011020</text:p>
          </table:table-cell>
          <table:table-cell table:formula="of:=IF([.A492]=[.A493]; &quot;D&quot;; &quot;&quot;)">
            <text:p/>
          </table:table-cell>
        </table:table-row>
        <table:table-row table:style-name="ro1">
          <table:table-cell office:value-type="float" office:value="9011021" calcext:value-type="float">
            <text:p>9011021</text:p>
          </table:table-cell>
          <table:table-cell table:formula="of:=IF([.A493]=[.A494]; &quot;D&quot;; &quot;&quot;)">
            <text:p/>
          </table:table-cell>
        </table:table-row>
        <table:table-row table:style-name="ro1">
          <table:table-cell office:value-type="float" office:value="9011027" calcext:value-type="float">
            <text:p>9011027</text:p>
          </table:table-cell>
          <table:table-cell table:formula="of:=IF([.A494]=[.A495]; &quot;D&quot;; &quot;&quot;)">
            <text:p/>
          </table:table-cell>
        </table:table-row>
        <table:table-row table:style-name="ro1">
          <table:table-cell office:value-type="float" office:value="9011028" calcext:value-type="float">
            <text:p>9011028</text:p>
          </table:table-cell>
          <table:table-cell table:formula="of:=IF([.A495]=[.A496]; &quot;D&quot;; &quot;&quot;)">
            <text:p/>
          </table:table-cell>
        </table:table-row>
        <table:table-row table:style-name="ro1">
          <table:table-cell office:value-type="float" office:value="9011031" calcext:value-type="float">
            <text:p>9011031</text:p>
          </table:table-cell>
          <table:table-cell table:formula="of:=IF([.A496]=[.A497]; &quot;D&quot;; &quot;&quot;)">
            <text:p/>
          </table:table-cell>
        </table:table-row>
        <table:table-row table:style-name="ro1">
          <table:table-cell office:value-type="float" office:value="9011033" calcext:value-type="float">
            <text:p>9011033</text:p>
          </table:table-cell>
          <table:table-cell table:formula="of:=IF([.A497]=[.A498]; &quot;D&quot;; &quot;&quot;)">
            <text:p/>
          </table:table-cell>
        </table:table-row>
        <table:table-row table:style-name="ro1">
          <table:table-cell office:value-type="float" office:value="9011035" calcext:value-type="float">
            <text:p>9011035</text:p>
          </table:table-cell>
          <table:table-cell table:formula="of:=IF([.A498]=[.A499]; &quot;D&quot;; &quot;&quot;)">
            <text:p/>
          </table:table-cell>
        </table:table-row>
        <table:table-row table:style-name="ro1">
          <table:table-cell office:value-type="float" office:value="9011036" calcext:value-type="float">
            <text:p>9011036</text:p>
          </table:table-cell>
          <table:table-cell table:formula="of:=IF([.A499]=[.A500]; &quot;D&quot;; &quot;&quot;)">
            <text:p/>
          </table:table-cell>
        </table:table-row>
        <table:table-row table:style-name="ro1">
          <table:table-cell office:value-type="float" office:value="9011036" calcext:value-type="float">
            <text:p>9011036</text:p>
          </table:table-cell>
          <table:table-cell table:formula="of:=IF([.A500]=[.A501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037" calcext:value-type="float">
            <text:p>9011037</text:p>
          </table:table-cell>
          <table:table-cell table:formula="of:=IF([.A501]=[.A502]; &quot;D&quot;; &quot;&quot;)">
            <text:p/>
          </table:table-cell>
        </table:table-row>
        <table:table-row table:style-name="ro1">
          <table:table-cell office:value-type="float" office:value="9011040" calcext:value-type="float">
            <text:p>9011040</text:p>
          </table:table-cell>
          <table:table-cell table:formula="of:=IF([.A502]=[.A503]; &quot;D&quot;; &quot;&quot;)">
            <text:p/>
          </table:table-cell>
        </table:table-row>
        <table:table-row table:style-name="ro1">
          <table:table-cell office:value-type="float" office:value="9011040" calcext:value-type="float">
            <text:p>9011040</text:p>
          </table:table-cell>
          <table:table-cell table:formula="of:=IF([.A503]=[.A504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1041" calcext:value-type="float">
            <text:p>9011041</text:p>
          </table:table-cell>
          <table:table-cell table:formula="of:=IF([.A504]=[.A505]; &quot;D&quot;; &quot;&quot;)">
            <text:p/>
          </table:table-cell>
        </table:table-row>
        <table:table-row table:style-name="ro1">
          <table:table-cell office:value-type="float" office:value="9011042" calcext:value-type="float">
            <text:p>9011042</text:p>
          </table:table-cell>
          <table:table-cell table:formula="of:=IF([.A505]=[.A506]; &quot;D&quot;; &quot;&quot;)">
            <text:p/>
          </table:table-cell>
        </table:table-row>
        <table:table-row table:style-name="ro1">
          <table:table-cell office:value-type="float" office:value="9011043" calcext:value-type="float">
            <text:p>9011043</text:p>
          </table:table-cell>
          <table:table-cell table:formula="of:=IF([.A506]=[.A507]; &quot;D&quot;; &quot;&quot;)">
            <text:p/>
          </table:table-cell>
        </table:table-row>
        <table:table-row table:style-name="ro1">
          <table:table-cell office:value-type="float" office:value="9011044" calcext:value-type="float">
            <text:p>9011044</text:p>
          </table:table-cell>
          <table:table-cell table:formula="of:=IF([.A507]=[.A508]; &quot;D&quot;; &quot;&quot;)">
            <text:p/>
          </table:table-cell>
        </table:table-row>
        <table:table-row table:style-name="ro1">
          <table:table-cell office:value-type="float" office:value="9011047" calcext:value-type="float">
            <text:p>9011047</text:p>
          </table:table-cell>
          <table:table-cell table:formula="of:=IF([.A508]=[.A509]; &quot;D&quot;; &quot;&quot;)">
            <text:p/>
          </table:table-cell>
        </table:table-row>
        <table:table-row table:style-name="ro1">
          <table:table-cell office:value-type="float" office:value="9011048" calcext:value-type="float">
            <text:p>9011048</text:p>
          </table:table-cell>
          <table:table-cell table:formula="of:=IF([.A509]=[.A510]; &quot;D&quot;; &quot;&quot;)">
            <text:p/>
          </table:table-cell>
        </table:table-row>
        <table:table-row table:style-name="ro1">
          <table:table-cell office:value-type="float" office:value="9011271" calcext:value-type="float">
            <text:p>9011271</text:p>
          </table:table-cell>
          <table:table-cell table:formula="of:=IF([.A510]=[.A511]; &quot;D&quot;; &quot;&quot;)">
            <text:p/>
          </table:table-cell>
        </table:table-row>
        <table:table-row table:style-name="ro1">
          <table:table-cell office:value-type="float" office:value="9011272" calcext:value-type="float">
            <text:p>9011272</text:p>
          </table:table-cell>
          <table:table-cell table:formula="of:=IF([.A511]=[.A512]; &quot;D&quot;; &quot;&quot;)">
            <text:p/>
          </table:table-cell>
        </table:table-row>
        <table:table-row table:style-name="ro1">
          <table:table-cell office:value-type="float" office:value="9011273" calcext:value-type="float">
            <text:p>9011273</text:p>
          </table:table-cell>
          <table:table-cell table:formula="of:=IF([.A512]=[.A513]; &quot;D&quot;; &quot;&quot;)">
            <text:p/>
          </table:table-cell>
        </table:table-row>
        <table:table-row table:style-name="ro1">
          <table:table-cell office:value-type="float" office:value="9011274" calcext:value-type="float">
            <text:p>9011274</text:p>
          </table:table-cell>
          <table:table-cell table:formula="of:=IF([.A513]=[.A514]; &quot;D&quot;; &quot;&quot;)">
            <text:p/>
          </table:table-cell>
        </table:table-row>
        <table:table-row table:style-name="ro1">
          <table:table-cell office:value-type="float" office:value="9011275" calcext:value-type="float">
            <text:p>9011275</text:p>
          </table:table-cell>
          <table:table-cell table:formula="of:=IF([.A514]=[.A515]; &quot;D&quot;; &quot;&quot;)">
            <text:p/>
          </table:table-cell>
        </table:table-row>
        <table:table-row table:style-name="ro1">
          <table:table-cell office:value-type="float" office:value="9011500" calcext:value-type="float">
            <text:p>9011500</text:p>
          </table:table-cell>
          <table:table-cell table:formula="of:=IF([.A515]=[.A516]; &quot;D&quot;; &quot;&quot;)">
            <text:p/>
          </table:table-cell>
        </table:table-row>
        <table:table-row table:style-name="ro1">
          <table:table-cell office:value-type="float" office:value="9011501" calcext:value-type="float">
            <text:p>9011501</text:p>
          </table:table-cell>
          <table:table-cell table:formula="of:=IF([.A516]=[.A517]; &quot;D&quot;; &quot;&quot;)">
            <text:p/>
          </table:table-cell>
        </table:table-row>
        <table:table-row table:style-name="ro1">
          <table:table-cell office:value-type="float" office:value="9011502" calcext:value-type="float">
            <text:p>9011502</text:p>
          </table:table-cell>
          <table:table-cell table:formula="of:=IF([.A517]=[.A518]; &quot;D&quot;; &quot;&quot;)">
            <text:p/>
          </table:table-cell>
        </table:table-row>
        <table:table-row table:style-name="ro1">
          <table:table-cell office:value-type="float" office:value="9011503" calcext:value-type="float">
            <text:p>9011503</text:p>
          </table:table-cell>
          <table:table-cell table:formula="of:=IF([.A518]=[.A519]; &quot;D&quot;; &quot;&quot;)">
            <text:p/>
          </table:table-cell>
        </table:table-row>
        <table:table-row table:style-name="ro1">
          <table:table-cell office:value-type="float" office:value="9011504" calcext:value-type="float">
            <text:p>9011504</text:p>
          </table:table-cell>
          <table:table-cell table:formula="of:=IF([.A519]=[.A520]; &quot;D&quot;; &quot;&quot;)">
            <text:p/>
          </table:table-cell>
        </table:table-row>
        <table:table-row table:style-name="ro1">
          <table:table-cell office:value-type="float" office:value="9011505" calcext:value-type="float">
            <text:p>9011505</text:p>
          </table:table-cell>
          <table:table-cell table:formula="of:=IF([.A520]=[.A521]; &quot;D&quot;; &quot;&quot;)">
            <text:p/>
          </table:table-cell>
        </table:table-row>
        <table:table-row table:style-name="ro1">
          <table:table-cell office:value-type="float" office:value="9011506" calcext:value-type="float">
            <text:p>9011506</text:p>
          </table:table-cell>
          <table:table-cell table:formula="of:=IF([.A521]=[.A522]; &quot;D&quot;; &quot;&quot;)">
            <text:p/>
          </table:table-cell>
        </table:table-row>
        <table:table-row table:style-name="ro1">
          <table:table-cell office:value-type="float" office:value="9011507" calcext:value-type="float">
            <text:p>9011507</text:p>
          </table:table-cell>
          <table:table-cell table:formula="of:=IF([.A522]=[.A523]; &quot;D&quot;; &quot;&quot;)">
            <text:p/>
          </table:table-cell>
        </table:table-row>
        <table:table-row table:style-name="ro1">
          <table:table-cell office:value-type="float" office:value="9011508" calcext:value-type="float">
            <text:p>9011508</text:p>
          </table:table-cell>
          <table:table-cell table:formula="of:=IF([.A523]=[.A524]; &quot;D&quot;; &quot;&quot;)">
            <text:p/>
          </table:table-cell>
        </table:table-row>
        <table:table-row table:style-name="ro1">
          <table:table-cell office:value-type="float" office:value="9011509" calcext:value-type="float">
            <text:p>9011509</text:p>
          </table:table-cell>
          <table:table-cell table:formula="of:=IF([.A524]=[.A525]; &quot;D&quot;; &quot;&quot;)">
            <text:p/>
          </table:table-cell>
        </table:table-row>
        <table:table-row table:style-name="ro1">
          <table:table-cell office:value-type="float" office:value="9011510" calcext:value-type="float">
            <text:p>9011510</text:p>
          </table:table-cell>
          <table:table-cell table:formula="of:=IF([.A525]=[.A526]; &quot;D&quot;; &quot;&quot;)">
            <text:p/>
          </table:table-cell>
        </table:table-row>
        <table:table-row table:style-name="ro1">
          <table:table-cell office:value-type="float" office:value="9011511" calcext:value-type="float">
            <text:p>9011511</text:p>
          </table:table-cell>
          <table:table-cell table:formula="of:=IF([.A526]=[.A527]; &quot;D&quot;; &quot;&quot;)">
            <text:p/>
          </table:table-cell>
        </table:table-row>
        <table:table-row table:style-name="ro1">
          <table:table-cell office:value-type="float" office:value="9011512" calcext:value-type="float">
            <text:p>9011512</text:p>
          </table:table-cell>
          <table:table-cell table:formula="of:=IF([.A527]=[.A528]; &quot;D&quot;; &quot;&quot;)">
            <text:p/>
          </table:table-cell>
        </table:table-row>
        <table:table-row table:style-name="ro1">
          <table:table-cell office:value-type="float" office:value="9011513" calcext:value-type="float">
            <text:p>9011513</text:p>
          </table:table-cell>
          <table:table-cell table:formula="of:=IF([.A528]=[.A529]; &quot;D&quot;; &quot;&quot;)">
            <text:p/>
          </table:table-cell>
        </table:table-row>
        <table:table-row table:style-name="ro1">
          <table:table-cell office:value-type="float" office:value="9011514" calcext:value-type="float">
            <text:p>9011514</text:p>
          </table:table-cell>
          <table:table-cell table:formula="of:=IF([.A529]=[.A530]; &quot;D&quot;; &quot;&quot;)">
            <text:p/>
          </table:table-cell>
        </table:table-row>
        <table:table-row table:style-name="ro1">
          <table:table-cell office:value-type="float" office:value="9011515" calcext:value-type="float">
            <text:p>9011515</text:p>
          </table:table-cell>
          <table:table-cell table:formula="of:=IF([.A530]=[.A531]; &quot;D&quot;; &quot;&quot;)">
            <text:p/>
          </table:table-cell>
        </table:table-row>
        <table:table-row table:style-name="ro1">
          <table:table-cell office:value-type="float" office:value="9011516" calcext:value-type="float">
            <text:p>9011516</text:p>
          </table:table-cell>
          <table:table-cell table:formula="of:=IF([.A531]=[.A532]; &quot;D&quot;; &quot;&quot;)">
            <text:p/>
          </table:table-cell>
        </table:table-row>
        <table:table-row table:style-name="ro1">
          <table:table-cell office:value-type="float" office:value="9011517" calcext:value-type="float">
            <text:p>9011517</text:p>
          </table:table-cell>
          <table:table-cell table:formula="of:=IF([.A532]=[.A533]; &quot;D&quot;; &quot;&quot;)">
            <text:p/>
          </table:table-cell>
        </table:table-row>
        <table:table-row table:style-name="ro1">
          <table:table-cell office:value-type="float" office:value="9011518" calcext:value-type="float">
            <text:p>9011518</text:p>
          </table:table-cell>
          <table:table-cell table:formula="of:=IF([.A533]=[.A534]; &quot;D&quot;; &quot;&quot;)">
            <text:p/>
          </table:table-cell>
        </table:table-row>
        <table:table-row table:style-name="ro1">
          <table:table-cell office:value-type="float" office:value="9011521" calcext:value-type="float">
            <text:p>9011521</text:p>
          </table:table-cell>
          <table:table-cell table:formula="of:=IF([.A534]=[.A535]; &quot;D&quot;; &quot;&quot;)">
            <text:p/>
          </table:table-cell>
        </table:table-row>
        <table:table-row table:style-name="ro1">
          <table:table-cell office:value-type="float" office:value="9011612" calcext:value-type="float">
            <text:p>9011612</text:p>
          </table:table-cell>
          <table:table-cell table:formula="of:=IF([.A535]=[.A536]; &quot;D&quot;; &quot;&quot;)">
            <text:p/>
          </table:table-cell>
        </table:table-row>
        <table:table-row table:style-name="ro1">
          <table:table-cell office:value-type="float" office:value="9011620" calcext:value-type="float">
            <text:p>9011620</text:p>
          </table:table-cell>
          <table:table-cell table:formula="of:=IF([.A536]=[.A537]; &quot;D&quot;; &quot;&quot;)">
            <text:p/>
          </table:table-cell>
        </table:table-row>
        <table:table-row table:style-name="ro1">
          <table:table-cell office:value-type="float" office:value="9011621" calcext:value-type="float">
            <text:p>9011621</text:p>
          </table:table-cell>
          <table:table-cell table:formula="of:=IF([.A537]=[.A538]; &quot;D&quot;; &quot;&quot;)">
            <text:p/>
          </table:table-cell>
        </table:table-row>
        <table:table-row table:style-name="ro1">
          <table:table-cell office:value-type="float" office:value="9011622" calcext:value-type="float">
            <text:p>9011622</text:p>
          </table:table-cell>
          <table:table-cell table:formula="of:=IF([.A538]=[.A539]; &quot;D&quot;; &quot;&quot;)">
            <text:p/>
          </table:table-cell>
        </table:table-row>
        <table:table-row table:style-name="ro1">
          <table:table-cell office:value-type="float" office:value="9011630" calcext:value-type="float">
            <text:p>9011630</text:p>
          </table:table-cell>
          <table:table-cell table:formula="of:=IF([.A539]=[.A540]; &quot;D&quot;; &quot;&quot;)">
            <text:p/>
          </table:table-cell>
        </table:table-row>
        <table:table-row table:style-name="ro1">
          <table:table-cell office:value-type="float" office:value="9011631" calcext:value-type="float">
            <text:p>9011631</text:p>
          </table:table-cell>
          <table:table-cell table:formula="of:=IF([.A540]=[.A541]; &quot;D&quot;; &quot;&quot;)">
            <text:p/>
          </table:table-cell>
        </table:table-row>
        <table:table-row table:style-name="ro1">
          <table:table-cell office:value-type="float" office:value="9011633" calcext:value-type="float">
            <text:p>9011633</text:p>
          </table:table-cell>
          <table:table-cell table:formula="of:=IF([.A541]=[.A542]; &quot;D&quot;; &quot;&quot;)">
            <text:p/>
          </table:table-cell>
        </table:table-row>
        <table:table-row table:style-name="ro1">
          <table:table-cell office:value-type="float" office:value="9011701" calcext:value-type="float">
            <text:p>9011701</text:p>
          </table:table-cell>
          <table:table-cell table:formula="of:=IF([.A542]=[.A543]; &quot;D&quot;; &quot;&quot;)">
            <text:p/>
          </table:table-cell>
        </table:table-row>
        <table:table-row table:style-name="ro1">
          <table:table-cell office:value-type="float" office:value="9011702" calcext:value-type="float">
            <text:p>9011702</text:p>
          </table:table-cell>
          <table:table-cell table:formula="of:=IF([.A543]=[.A544]; &quot;D&quot;; &quot;&quot;)">
            <text:p/>
          </table:table-cell>
        </table:table-row>
        <table:table-row table:style-name="ro1">
          <table:table-cell office:value-type="float" office:value="9011703" calcext:value-type="float">
            <text:p>9011703</text:p>
          </table:table-cell>
          <table:table-cell table:formula="of:=IF([.A544]=[.A545]; &quot;D&quot;; &quot;&quot;)">
            <text:p/>
          </table:table-cell>
        </table:table-row>
        <table:table-row table:style-name="ro1">
          <table:table-cell office:value-type="float" office:value="9011704" calcext:value-type="float">
            <text:p>9011704</text:p>
          </table:table-cell>
          <table:table-cell table:formula="of:=IF([.A545]=[.A546]; &quot;D&quot;; &quot;&quot;)">
            <text:p/>
          </table:table-cell>
        </table:table-row>
        <table:table-row table:style-name="ro1">
          <table:table-cell office:value-type="float" office:value="9011705" calcext:value-type="float">
            <text:p>9011705</text:p>
          </table:table-cell>
          <table:table-cell table:formula="of:=IF([.A546]=[.A547]; &quot;D&quot;; &quot;&quot;)">
            <text:p/>
          </table:table-cell>
        </table:table-row>
        <table:table-row table:style-name="ro1">
          <table:table-cell office:value-type="float" office:value="9011706" calcext:value-type="float">
            <text:p>9011706</text:p>
          </table:table-cell>
          <table:table-cell table:formula="of:=IF([.A547]=[.A548]; &quot;D&quot;; &quot;&quot;)">
            <text:p/>
          </table:table-cell>
        </table:table-row>
        <table:table-row table:style-name="ro1">
          <table:table-cell office:value-type="float" office:value="9011707" calcext:value-type="float">
            <text:p>9011707</text:p>
          </table:table-cell>
          <table:table-cell table:formula="of:=IF([.A548]=[.A549]; &quot;D&quot;; &quot;&quot;)">
            <text:p/>
          </table:table-cell>
        </table:table-row>
        <table:table-row table:style-name="ro1">
          <table:table-cell office:value-type="float" office:value="9011708" calcext:value-type="float">
            <text:p>9011708</text:p>
          </table:table-cell>
          <table:table-cell table:formula="of:=IF([.A549]=[.A550]; &quot;D&quot;; &quot;&quot;)">
            <text:p/>
          </table:table-cell>
        </table:table-row>
        <table:table-row table:style-name="ro1">
          <table:table-cell office:value-type="float" office:value="9011754" calcext:value-type="float">
            <text:p>9011754</text:p>
          </table:table-cell>
          <table:table-cell table:formula="of:=IF([.A550]=[.A551]; &quot;D&quot;; &quot;&quot;)">
            <text:p/>
          </table:table-cell>
        </table:table-row>
        <table:table-row table:style-name="ro1">
          <table:table-cell office:value-type="float" office:value="9012900" calcext:value-type="float">
            <text:p>9012900</text:p>
          </table:table-cell>
          <table:table-cell table:formula="of:=IF([.A551]=[.A552]; &quot;D&quot;; &quot;&quot;)">
            <text:p/>
          </table:table-cell>
        </table:table-row>
        <table:table-row table:style-name="ro1">
          <table:table-cell office:value-type="float" office:value="9012901" calcext:value-type="float">
            <text:p>9012901</text:p>
          </table:table-cell>
          <table:table-cell table:formula="of:=IF([.A552]=[.A553]; &quot;D&quot;; &quot;&quot;)">
            <text:p/>
          </table:table-cell>
        </table:table-row>
        <table:table-row table:style-name="ro1">
          <table:table-cell office:value-type="float" office:value="9012902" calcext:value-type="float">
            <text:p>9012902</text:p>
          </table:table-cell>
          <table:table-cell table:formula="of:=IF([.A553]=[.A554]; &quot;D&quot;; &quot;&quot;)">
            <text:p/>
          </table:table-cell>
        </table:table-row>
        <table:table-row table:style-name="ro1">
          <table:table-cell office:value-type="float" office:value="9012903" calcext:value-type="float">
            <text:p>9012903</text:p>
          </table:table-cell>
          <table:table-cell table:formula="of:=IF([.A554]=[.A555]; &quot;D&quot;; &quot;&quot;)">
            <text:p/>
          </table:table-cell>
        </table:table-row>
        <table:table-row table:style-name="ro1">
          <table:table-cell office:value-type="float" office:value="9012904" calcext:value-type="float">
            <text:p>9012904</text:p>
          </table:table-cell>
          <table:table-cell table:formula="of:=IF([.A555]=[.A556]; &quot;D&quot;; &quot;&quot;)">
            <text:p/>
          </table:table-cell>
        </table:table-row>
        <table:table-row table:style-name="ro1">
          <table:table-cell office:value-type="float" office:value="9012905" calcext:value-type="float">
            <text:p>9012905</text:p>
          </table:table-cell>
          <table:table-cell table:formula="of:=IF([.A556]=[.A557]; &quot;D&quot;; &quot;&quot;)">
            <text:p/>
          </table:table-cell>
        </table:table-row>
        <table:table-row table:style-name="ro1">
          <table:table-cell office:value-type="float" office:value="9013001" calcext:value-type="float">
            <text:p>9013001</text:p>
          </table:table-cell>
          <table:table-cell table:formula="of:=IF([.A557]=[.A558]; &quot;D&quot;; &quot;&quot;)">
            <text:p/>
          </table:table-cell>
        </table:table-row>
        <table:table-row table:style-name="ro1">
          <table:table-cell office:value-type="float" office:value="9013002" calcext:value-type="float">
            <text:p>9013002</text:p>
          </table:table-cell>
          <table:table-cell table:formula="of:=IF([.A558]=[.A559]; &quot;D&quot;; &quot;&quot;)">
            <text:p/>
          </table:table-cell>
        </table:table-row>
        <table:table-row table:style-name="ro1">
          <table:table-cell office:value-type="float" office:value="9013002" calcext:value-type="float">
            <text:p>9013002</text:p>
          </table:table-cell>
          <table:table-cell table:formula="of:=IF([.A559]=[.A560]; &quot;D&quot;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013003" calcext:value-type="float">
            <text:p>9013003</text:p>
          </table:table-cell>
          <table:table-cell table:formula="of:=IF([.A560]=[.A561]; &quot;D&quot;; &quot;&quot;)">
            <text:p/>
          </table:table-cell>
        </table:table-row>
        <table:table-row table:style-name="ro1">
          <table:table-cell office:value-type="float" office:value="9014001" calcext:value-type="float">
            <text:p>9014001</text:p>
          </table:table-cell>
          <table:table-cell table:formula="of:=IF([.A561]=[.A562]; &quot;D&quot;; &quot;&quot;)">
            <text:p/>
          </table:table-cell>
        </table:table-row>
        <table:table-row table:style-name="ro1">
          <table:table-cell office:value-type="float" office:value="9014002" calcext:value-type="float">
            <text:p>9014002</text:p>
          </table:table-cell>
          <table:table-cell table:formula="of:=IF([.A562]=[.A563]; &quot;D&quot;; &quot;&quot;)">
            <text:p/>
          </table:table-cell>
        </table:table-row>
        <table:table-row table:style-name="ro1">
          <table:table-cell office:value-type="float" office:value="9014003" calcext:value-type="float">
            <text:p>9014003</text:p>
          </table:table-cell>
          <table:table-cell table:formula="of:=IF([.A563]=[.A564]; &quot;D&quot;; &quot;&quot;)">
            <text:p/>
          </table:table-cell>
        </table:table-row>
        <table:table-row table:style-name="ro1">
          <table:table-cell office:value-type="float" office:value="9251000" calcext:value-type="float">
            <text:p>9251000</text:p>
          </table:table-cell>
          <table:table-cell table:formula="of:=IF([.A564]=[.A565]; &quot;D&quot;; &quot;&quot;)">
            <text:p/>
          </table:table-cell>
        </table:table-row>
        <table:table-row table:style-name="ro1">
          <table:table-cell office:value-type="float" office:value="9251004" calcext:value-type="float">
            <text:p>9251004</text:p>
          </table:table-cell>
          <table:table-cell table:formula="of:=IF([.A565]=[.A566]; &quot;D&quot;; &quot;&quot;)">
            <text:p/>
          </table:table-cell>
        </table:table-row>
        <table:table-row table:style-name="ro1">
          <table:table-cell office:value-type="float" office:value="9251005" calcext:value-type="float">
            <text:p>9251005</text:p>
          </table:table-cell>
          <table:table-cell table:formula="of:=IF([.A566]=[.A567]; &quot;D&quot;; &quot;&quot;)">
            <text:p/>
          </table:table-cell>
        </table:table-row>
        <table:table-row table:style-name="ro1">
          <table:table-cell office:value-type="float" office:value="9251006" calcext:value-type="float">
            <text:p>9251006</text:p>
          </table:table-cell>
          <table:table-cell table:formula="of:=IF([.A567]=[.A568]; &quot;D&quot;; &quot;&quot;)">
            <text:p/>
          </table:table-cell>
        </table:table-row>
        <table:table-row table:style-name="ro1">
          <table:table-cell office:value-type="float" office:value="9251007" calcext:value-type="float">
            <text:p>9251007</text:p>
          </table:table-cell>
          <table:table-cell table:formula="of:=IF([.A568]=[.A569]; &quot;D&quot;; &quot;&quot;)">
            <text:p/>
          </table:table-cell>
        </table:table-row>
        <table:table-row table:style-name="ro1">
          <table:table-cell office:value-type="float" office:value="9251008" calcext:value-type="float">
            <text:p>9251008</text:p>
          </table:table-cell>
          <table:table-cell table:formula="of:=IF([.A569]=[.A570]; &quot;D&quot;; &quot;&quot;)">
            <text:p/>
          </table:table-cell>
        </table:table-row>
        <table:table-row table:style-name="ro1">
          <table:table-cell office:value-type="float" office:value="9251009" calcext:value-type="float">
            <text:p>9251009</text:p>
          </table:table-cell>
          <table:table-cell table:formula="of:=IF([.A570]=[.A571]; &quot;D&quot;; &quot;&quot;)">
            <text:p/>
          </table:table-cell>
        </table:table-row>
        <table:table-row table:style-name="ro1">
          <table:table-cell office:value-type="float" office:value="9251010" calcext:value-type="float">
            <text:p>9251010</text:p>
          </table:table-cell>
          <table:table-cell table:formula="of:=IF([.A571]=[.A572]; &quot;D&quot;; &quot;&quot;)">
            <text:p/>
          </table:table-cell>
        </table:table-row>
        <table:table-row table:style-name="ro1">
          <table:table-cell office:value-type="float" office:value="9251011" calcext:value-type="float">
            <text:p>9251011</text:p>
          </table:table-cell>
          <table:table-cell table:formula="of:=IF([.A572]=[.A573]; &quot;D&quot;; &quot;&quot;)">
            <text:p/>
          </table:table-cell>
        </table:table-row>
        <table:table-row table:style-name="ro1">
          <table:table-cell office:value-type="float" office:value="9251012" calcext:value-type="float">
            <text:p>9251012</text:p>
          </table:table-cell>
          <table:table-cell table:formula="of:=IF([.A573]=[.A574]; &quot;D&quot;; &quot;&quot;)">
            <text:p/>
          </table:table-cell>
        </table:table-row>
        <table:table-row table:style-name="ro1">
          <table:table-cell office:value-type="float" office:value="9251013" calcext:value-type="float">
            <text:p>9251013</text:p>
          </table:table-cell>
          <table:table-cell table:formula="of:=IF([.A574]=[.A575]; &quot;D&quot;; &quot;&quot;)">
            <text:p/>
          </table:table-cell>
        </table:table-row>
        <table:table-row table:style-name="ro1">
          <table:table-cell office:value-type="float" office:value="9251014" calcext:value-type="float">
            <text:p>9251014</text:p>
          </table:table-cell>
          <table:table-cell table:formula="of:=IF([.A575]=[.A576]; &quot;D&quot;; &quot;&quot;)">
            <text:p/>
          </table:table-cell>
        </table:table-row>
        <table:table-row table:style-name="ro1">
          <table:table-cell office:value-type="float" office:value="9251015" calcext:value-type="float">
            <text:p>9251015</text:p>
          </table:table-cell>
          <table:table-cell table:formula="of:=IF([.A576]=[.A577]; &quot;D&quot;; &quot;&quot;)">
            <text:p/>
          </table:table-cell>
        </table:table-row>
        <table:table-row table:style-name="ro1">
          <table:table-cell office:value-type="float" office:value="9251016" calcext:value-type="float">
            <text:p>9251016</text:p>
          </table:table-cell>
          <table:table-cell table:formula="of:=IF([.A577]=[.A578]; &quot;D&quot;; &quot;&quot;)">
            <text:p/>
          </table:table-cell>
        </table:table-row>
        <table:table-row table:style-name="ro1">
          <table:table-cell office:value-type="float" office:value="9251017" calcext:value-type="float">
            <text:p>9251017</text:p>
          </table:table-cell>
          <table:table-cell table:formula="of:=IF([.A578]=[.A579]; &quot;D&quot;; &quot;&quot;)">
            <text:p/>
          </table:table-cell>
        </table:table-row>
        <table:table-row table:style-name="ro1">
          <table:table-cell office:value-type="float" office:value="9251018" calcext:value-type="float">
            <text:p>9251018</text:p>
          </table:table-cell>
          <table:table-cell table:formula="of:=IF([.A579]=[.A580]; &quot;D&quot;; &quot;&quot;)">
            <text:p/>
          </table:table-cell>
        </table:table-row>
        <table:table-row table:style-name="ro1">
          <table:table-cell office:value-type="float" office:value="9251019" calcext:value-type="float">
            <text:p>9251019</text:p>
          </table:table-cell>
          <table:table-cell table:formula="of:=IF([.A580]=[.A581]; &quot;D&quot;; &quot;&quot;)">
            <text:p/>
          </table:table-cell>
        </table:table-row>
        <table:table-row table:style-name="ro1">
          <table:table-cell office:value-type="float" office:value="9251020" calcext:value-type="float">
            <text:p>9251020</text:p>
          </table:table-cell>
          <table:table-cell table:formula="of:=IF([.A581]=[.A582]; &quot;D&quot;; &quot;&quot;)">
            <text:p/>
          </table:table-cell>
        </table:table-row>
        <table:table-row table:style-name="ro1">
          <table:table-cell office:value-type="float" office:value="9251021" calcext:value-type="float">
            <text:p>9251021</text:p>
          </table:table-cell>
          <table:table-cell table:formula="of:=IF([.A582]=[.A583]; &quot;D&quot;; &quot;&quot;)">
            <text:p/>
          </table:table-cell>
        </table:table-row>
        <table:table-row table:style-name="ro1">
          <table:table-cell office:value-type="float" office:value="9251022" calcext:value-type="float">
            <text:p>9251022</text:p>
          </table:table-cell>
          <table:table-cell table:formula="of:=IF([.A583]=[.A584]; &quot;D&quot;; &quot;&quot;)">
            <text:p/>
          </table:table-cell>
        </table:table-row>
        <table:table-row table:style-name="ro1">
          <table:table-cell office:value-type="float" office:value="9251023" calcext:value-type="float">
            <text:p>9251023</text:p>
          </table:table-cell>
          <table:table-cell table:formula="of:=IF([.A584]=[.A585]; &quot;D&quot;; &quot;&quot;)">
            <text:p/>
          </table:table-cell>
        </table:table-row>
        <table:table-row table:style-name="ro1">
          <table:table-cell office:value-type="float" office:value="9251024" calcext:value-type="float">
            <text:p>9251024</text:p>
          </table:table-cell>
          <table:table-cell table:formula="of:=IF([.A585]=[.A586]; &quot;D&quot;; &quot;&quot;)">
            <text:p/>
          </table:table-cell>
        </table:table-row>
        <table:table-row table:style-name="ro1">
          <table:table-cell office:value-type="float" office:value="9251025" calcext:value-type="float">
            <text:p>9251025</text:p>
          </table:table-cell>
          <table:table-cell table:formula="of:=IF([.A586]=[.A587]; &quot;D&quot;; &quot;&quot;)">
            <text:p/>
          </table:table-cell>
        </table:table-row>
        <table:table-row table:style-name="ro1">
          <table:table-cell office:value-type="float" office:value="9251026" calcext:value-type="float">
            <text:p>9251026</text:p>
          </table:table-cell>
          <table:table-cell table:formula="of:=IF([.A587]=[.A588]; &quot;D&quot;; &quot;&quot;)">
            <text:p/>
          </table:table-cell>
        </table:table-row>
        <table:table-row table:style-name="ro1">
          <table:table-cell office:value-type="float" office:value="9251027" calcext:value-type="float">
            <text:p>9251027</text:p>
          </table:table-cell>
          <table:table-cell table:formula="of:=IF([.A588]=[.A589]; &quot;D&quot;; &quot;&quot;)">
            <text:p/>
          </table:table-cell>
        </table:table-row>
        <table:table-row table:style-name="ro1">
          <table:table-cell office:value-type="float" office:value="9251028" calcext:value-type="float">
            <text:p>9251028</text:p>
          </table:table-cell>
          <table:table-cell table:formula="of:=IF([.A589]=[.A590]; &quot;D&quot;; &quot;&quot;)">
            <text:p/>
          </table:table-cell>
        </table:table-row>
        <table:table-row table:style-name="ro1">
          <table:table-cell office:value-type="float" office:value="9251029" calcext:value-type="float">
            <text:p>9251029</text:p>
          </table:table-cell>
          <table:table-cell table:formula="of:=IF([.A590]=[.A591]; &quot;D&quot;; &quot;&quot;)">
            <text:p/>
          </table:table-cell>
        </table:table-row>
        <table:table-row table:style-name="ro1">
          <table:table-cell office:value-type="float" office:value="9251030" calcext:value-type="float">
            <text:p>9251030</text:p>
          </table:table-cell>
          <table:table-cell table:formula="of:=IF([.A591]=[.A592]; &quot;D&quot;; &quot;&quot;)">
            <text:p/>
          </table:table-cell>
        </table:table-row>
        <table:table-row table:style-name="ro1">
          <table:table-cell office:value-type="float" office:value="9251031" calcext:value-type="float">
            <text:p>9251031</text:p>
          </table:table-cell>
          <table:table-cell table:formula="of:=IF([.A592]=[.A593]; &quot;D&quot;; &quot;&quot;)">
            <text:p/>
          </table:table-cell>
        </table:table-row>
        <table:table-row table:style-name="ro1">
          <table:table-cell office:value-type="float" office:value="9251032" calcext:value-type="float">
            <text:p>9251032</text:p>
          </table:table-cell>
          <table:table-cell table:formula="of:=IF([.A593]=[.A594]; &quot;D&quot;; &quot;&quot;)">
            <text:p/>
          </table:table-cell>
        </table:table-row>
        <table:table-row table:style-name="ro1">
          <table:table-cell office:value-type="float" office:value="9251033" calcext:value-type="float">
            <text:p>9251033</text:p>
          </table:table-cell>
          <table:table-cell table:formula="of:=IF([.A594]=[.A595]; &quot;D&quot;; &quot;&quot;)">
            <text:p/>
          </table:table-cell>
        </table:table-row>
        <table:table-row table:style-name="ro1">
          <table:table-cell office:value-type="float" office:value="9251034" calcext:value-type="float">
            <text:p>9251034</text:p>
          </table:table-cell>
          <table:table-cell table:formula="of:=IF([.A595]=[.A596]; &quot;D&quot;; &quot;&quot;)">
            <text:p/>
          </table:table-cell>
        </table:table-row>
        <table:table-row table:style-name="ro1">
          <table:table-cell office:value-type="float" office:value="9251035" calcext:value-type="float">
            <text:p>9251035</text:p>
          </table:table-cell>
          <table:table-cell table:formula="of:=IF([.A596]=[.A597]; &quot;D&quot;; &quot;&quot;)">
            <text:p/>
          </table:table-cell>
        </table:table-row>
        <table:table-row table:style-name="ro1">
          <table:table-cell office:value-type="float" office:value="9251036" calcext:value-type="float">
            <text:p>9251036</text:p>
          </table:table-cell>
          <table:table-cell table:formula="of:=IF([.A597]=[.A598]; &quot;D&quot;; &quot;&quot;)">
            <text:p/>
          </table:table-cell>
        </table:table-row>
        <table:table-row table:style-name="ro1">
          <table:table-cell office:value-type="float" office:value="9251037" calcext:value-type="float">
            <text:p>9251037</text:p>
          </table:table-cell>
          <table:table-cell table:formula="of:=IF([.A598]=[.A599]; &quot;D&quot;; &quot;&quot;)">
            <text:p/>
          </table:table-cell>
        </table:table-row>
        <table:table-row table:style-name="ro1">
          <table:table-cell office:value-type="float" office:value="9251038" calcext:value-type="float">
            <text:p>9251038</text:p>
          </table:table-cell>
          <table:table-cell table:formula="of:=IF([.A599]=[.A600]; &quot;D&quot;; &quot;&quot;)">
            <text:p/>
          </table:table-cell>
        </table:table-row>
        <table:table-row table:style-name="ro1">
          <table:table-cell office:value-type="float" office:value="9251039" calcext:value-type="float">
            <text:p>9251039</text:p>
          </table:table-cell>
          <table:table-cell table:formula="of:=IF([.A600]=[.A601]; &quot;D&quot;; &quot;&quot;)">
            <text:p/>
          </table:table-cell>
        </table:table-row>
        <table:table-row table:style-name="ro1">
          <table:table-cell office:value-type="float" office:value="9251040" calcext:value-type="float">
            <text:p>9251040</text:p>
          </table:table-cell>
          <table:table-cell table:formula="of:=IF([.A601]=[.A602]; &quot;D&quot;; &quot;&quot;)">
            <text:p/>
          </table:table-cell>
        </table:table-row>
        <table:table-row table:style-name="ro1">
          <table:table-cell office:value-type="float" office:value="9251041" calcext:value-type="float">
            <text:p>9251041</text:p>
          </table:table-cell>
          <table:table-cell table:formula="of:=IF([.A602]=[.A603]; &quot;D&quot;; &quot;&quot;)">
            <text:p/>
          </table:table-cell>
        </table:table-row>
        <table:table-row table:style-name="ro1">
          <table:table-cell office:value-type="float" office:value="9251042" calcext:value-type="float">
            <text:p>9251042</text:p>
          </table:table-cell>
          <table:table-cell table:formula="of:=IF([.A603]=[.A604]; &quot;D&quot;; &quot;&quot;)">
            <text:p/>
          </table:table-cell>
        </table:table-row>
        <table:table-row table:style-name="ro1">
          <table:table-cell office:value-type="float" office:value="9251043" calcext:value-type="float">
            <text:p>9251043</text:p>
          </table:table-cell>
          <table:table-cell table:formula="of:=IF([.A604]=[.A605]; &quot;D&quot;; &quot;&quot;)">
            <text:p/>
          </table:table-cell>
        </table:table-row>
        <table:table-row table:style-name="ro1">
          <table:table-cell office:value-type="float" office:value="9251044" calcext:value-type="float">
            <text:p>9251044</text:p>
          </table:table-cell>
          <table:table-cell table:formula="of:=IF([.A605]=[.A606]; &quot;D&quot;; &quot;&quot;)">
            <text:p/>
          </table:table-cell>
        </table:table-row>
        <table:table-row table:style-name="ro1">
          <table:table-cell office:value-type="float" office:value="9251045" calcext:value-type="float">
            <text:p>9251045</text:p>
          </table:table-cell>
          <table:table-cell table:formula="of:=IF([.A606]=[.A607]; &quot;D&quot;; &quot;&quot;)">
            <text:p/>
          </table:table-cell>
        </table:table-row>
        <table:table-row table:style-name="ro1">
          <table:table-cell office:value-type="float" office:value="9251046" calcext:value-type="float">
            <text:p>9251046</text:p>
          </table:table-cell>
          <table:table-cell table:formula="of:=IF([.A607]=[.A608]; &quot;D&quot;; &quot;&quot;)">
            <text:p/>
          </table:table-cell>
        </table:table-row>
        <table:table-row table:style-name="ro1">
          <table:table-cell office:value-type="float" office:value="9251047" calcext:value-type="float">
            <text:p>9251047</text:p>
          </table:table-cell>
          <table:table-cell table:formula="of:=IF([.A608]=[.A609]; &quot;D&quot;; &quot;&quot;)">
            <text:p/>
          </table:table-cell>
        </table:table-row>
        <table:table-row table:style-name="ro1">
          <table:table-cell office:value-type="float" office:value="9251048" calcext:value-type="float">
            <text:p>9251048</text:p>
          </table:table-cell>
          <table:table-cell table:formula="of:=IF([.A609]=[.A610]; &quot;D&quot;; &quot;&quot;)">
            <text:p/>
          </table:table-cell>
        </table:table-row>
        <table:table-row table:style-name="ro1">
          <table:table-cell office:value-type="float" office:value="9251049" calcext:value-type="float">
            <text:p>9251049</text:p>
          </table:table-cell>
          <table:table-cell table:formula="of:=IF([.A610]=[.A611]; &quot;D&quot;; &quot;&quot;)">
            <text:p/>
          </table:table-cell>
        </table:table-row>
        <table:table-row table:style-name="ro1">
          <table:table-cell office:value-type="float" office:value="9251050" calcext:value-type="float">
            <text:p>9251050</text:p>
          </table:table-cell>
          <table:table-cell table:formula="of:=IF([.A611]=[.A612]; &quot;D&quot;; &quot;&quot;)">
            <text:p/>
          </table:table-cell>
        </table:table-row>
        <table:table-row table:style-name="ro1">
          <table:table-cell office:value-type="float" office:value="9251051" calcext:value-type="float">
            <text:p>9251051</text:p>
          </table:table-cell>
          <table:table-cell table:formula="of:=IF([.A612]=[.A613]; &quot;D&quot;; &quot;&quot;)">
            <text:p/>
          </table:table-cell>
        </table:table-row>
        <table:table-row table:style-name="ro1">
          <table:table-cell office:value-type="float" office:value="9251052" calcext:value-type="float">
            <text:p>9251052</text:p>
          </table:table-cell>
          <table:table-cell table:formula="of:=IF([.A613]=[.A614]; &quot;D&quot;; &quot;&quot;)">
            <text:p/>
          </table:table-cell>
        </table:table-row>
        <table:table-row table:style-name="ro1">
          <table:table-cell office:value-type="float" office:value="9251053" calcext:value-type="float">
            <text:p>9251053</text:p>
          </table:table-cell>
          <table:table-cell table:formula="of:=IF([.A614]=[.A615]; &quot;D&quot;; &quot;&quot;)">
            <text:p/>
          </table:table-cell>
        </table:table-row>
        <table:table-row table:style-name="ro1">
          <table:table-cell office:value-type="float" office:value="9251054" calcext:value-type="float">
            <text:p>9251054</text:p>
          </table:table-cell>
          <table:table-cell table:formula="of:=IF([.A615]=[.A616]; &quot;D&quot;; &quot;&quot;)">
            <text:p/>
          </table:table-cell>
        </table:table-row>
        <table:table-row table:style-name="ro1">
          <table:table-cell office:value-type="float" office:value="9251055" calcext:value-type="float">
            <text:p>9251055</text:p>
          </table:table-cell>
          <table:table-cell table:formula="of:=IF([.A616]=[.A617]; &quot;D&quot;; &quot;&quot;)">
            <text:p/>
          </table:table-cell>
        </table:table-row>
        <table:table-row table:style-name="ro1">
          <table:table-cell office:value-type="float" office:value="9251056" calcext:value-type="float">
            <text:p>9251056</text:p>
          </table:table-cell>
          <table:table-cell table:formula="of:=IF([.A617]=[.A618]; &quot;D&quot;; &quot;&quot;)">
            <text:p/>
          </table:table-cell>
        </table:table-row>
        <table:table-row table:style-name="ro1">
          <table:table-cell office:value-type="float" office:value="9251057" calcext:value-type="float">
            <text:p>9251057</text:p>
          </table:table-cell>
          <table:table-cell table:formula="of:=IF([.A618]=[.A619]; &quot;D&quot;; &quot;&quot;)">
            <text:p/>
          </table:table-cell>
        </table:table-row>
        <table:table-row table:style-name="ro1">
          <table:table-cell office:value-type="float" office:value="9251058" calcext:value-type="float">
            <text:p>9251058</text:p>
          </table:table-cell>
          <table:table-cell table:formula="of:=IF([.A619]=[.A620]; &quot;D&quot;; &quot;&quot;)">
            <text:p/>
          </table:table-cell>
        </table:table-row>
        <table:table-row table:style-name="ro1">
          <table:table-cell office:value-type="float" office:value="9251059" calcext:value-type="float">
            <text:p>9251059</text:p>
          </table:table-cell>
          <table:table-cell table:formula="of:=IF([.A620]=[.A621]; &quot;D&quot;; &quot;&quot;)">
            <text:p/>
          </table:table-cell>
        </table:table-row>
        <table:table-row table:style-name="ro1">
          <table:table-cell office:value-type="float" office:value="9251060" calcext:value-type="float">
            <text:p>9251060</text:p>
          </table:table-cell>
          <table:table-cell table:formula="of:=IF([.A621]=[.A622]; &quot;D&quot;; &quot;&quot;)">
            <text:p/>
          </table:table-cell>
        </table:table-row>
        <table:table-row table:style-name="ro1">
          <table:table-cell office:value-type="float" office:value="9251061" calcext:value-type="float">
            <text:p>9251061</text:p>
          </table:table-cell>
          <table:table-cell table:formula="of:=IF([.A622]=[.A623]; &quot;D&quot;; &quot;&quot;)">
            <text:p/>
          </table:table-cell>
        </table:table-row>
        <table:table-row table:style-name="ro1">
          <table:table-cell office:value-type="float" office:value="9251062" calcext:value-type="float">
            <text:p>9251062</text:p>
          </table:table-cell>
          <table:table-cell table:formula="of:=IF([.A623]=[.A624]; &quot;D&quot;; &quot;&quot;)">
            <text:p/>
          </table:table-cell>
        </table:table-row>
        <table:table-row table:style-name="ro1">
          <table:table-cell office:value-type="float" office:value="9251063" calcext:value-type="float">
            <text:p>9251063</text:p>
          </table:table-cell>
          <table:table-cell table:formula="of:=IF([.A624]=[.A625]; &quot;D&quot;; &quot;&quot;)">
            <text:p/>
          </table:table-cell>
        </table:table-row>
        <table:table-row table:style-name="ro1">
          <table:table-cell office:value-type="float" office:value="9251064" calcext:value-type="float">
            <text:p>9251064</text:p>
          </table:table-cell>
          <table:table-cell table:formula="of:=IF([.A625]=[.A626]; &quot;D&quot;; &quot;&quot;)">
            <text:p/>
          </table:table-cell>
        </table:table-row>
        <table:table-row table:style-name="ro1">
          <table:table-cell office:value-type="float" office:value="9251065" calcext:value-type="float">
            <text:p>9251065</text:p>
          </table:table-cell>
          <table:table-cell table:formula="of:=IF([.A626]=[.A627]; &quot;D&quot;; &quot;&quot;)">
            <text:p/>
          </table:table-cell>
        </table:table-row>
        <table:table-row table:style-name="ro1">
          <table:table-cell office:value-type="float" office:value="9251066" calcext:value-type="float">
            <text:p>9251066</text:p>
          </table:table-cell>
          <table:table-cell table:formula="of:=IF([.A627]=[.A628]; &quot;D&quot;; &quot;&quot;)">
            <text:p/>
          </table:table-cell>
        </table:table-row>
        <table:table-row table:style-name="ro1">
          <table:table-cell office:value-type="float" office:value="9251067" calcext:value-type="float">
            <text:p>9251067</text:p>
          </table:table-cell>
          <table:table-cell table:formula="of:=IF([.A628]=[.A629]; &quot;D&quot;; &quot;&quot;)">
            <text:p/>
          </table:table-cell>
        </table:table-row>
        <table:table-row table:style-name="ro1">
          <table:table-cell office:value-type="float" office:value="9251090" calcext:value-type="float">
            <text:p>9251090</text:p>
          </table:table-cell>
          <table:table-cell table:formula="of:=IF([.A629]=[.A630]; &quot;D&quot;; &quot;&quot;)">
            <text:p/>
          </table:table-cell>
        </table:table-row>
        <table:table-row table:style-name="ro1">
          <table:table-cell office:value-type="float" office:value="9251091" calcext:value-type="float">
            <text:p>9251091</text:p>
          </table:table-cell>
          <table:table-cell table:formula="of:=IF([.A630]=[.A631]; &quot;D&quot;; &quot;&quot;)">
            <text:p/>
          </table:table-cell>
        </table:table-row>
        <table:table-row table:style-name="ro1">
          <table:table-cell office:value-type="float" office:value="9251092" calcext:value-type="float">
            <text:p>9251092</text:p>
          </table:table-cell>
          <table:table-cell table:formula="of:=IF([.A631]=[.A632]; &quot;D&quot;; &quot;&quot;)">
            <text:p/>
          </table:table-cell>
        </table:table-row>
        <table:table-row table:style-name="ro1">
          <table:table-cell office:value-type="float" office:value="9251100" calcext:value-type="float">
            <text:p>9251100</text:p>
          </table:table-cell>
          <table:table-cell table:formula="of:=IF([.A632]=[.A633]; &quot;D&quot;; &quot;&quot;)">
            <text:p/>
          </table:table-cell>
        </table:table-row>
        <table:table-row table:style-name="ro1">
          <table:table-cell office:value-type="float" office:value="9251101" calcext:value-type="float">
            <text:p>9251101</text:p>
          </table:table-cell>
          <table:table-cell table:formula="of:=IF([.A633]=[.A634]; &quot;D&quot;; &quot;&quot;)">
            <text:p/>
          </table:table-cell>
        </table:table-row>
        <table:table-row table:style-name="ro1">
          <table:table-cell office:value-type="float" office:value="9251102" calcext:value-type="float">
            <text:p>9251102</text:p>
          </table:table-cell>
          <table:table-cell table:formula="of:=IF([.A634]=[.A635]; &quot;D&quot;; &quot;&quot;)">
            <text:p/>
          </table:table-cell>
        </table:table-row>
        <table:table-row table:style-name="ro1">
          <table:table-cell office:value-type="float" office:value="9251103" calcext:value-type="float">
            <text:p>9251103</text:p>
          </table:table-cell>
          <table:table-cell table:formula="of:=IF([.A635]=[.A636]; &quot;D&quot;; &quot;&quot;)">
            <text:p/>
          </table:table-cell>
        </table:table-row>
        <table:table-row table:style-name="ro1">
          <table:table-cell office:value-type="float" office:value="9251104" calcext:value-type="float">
            <text:p>9251104</text:p>
          </table:table-cell>
          <table:table-cell table:formula="of:=IF([.A636]=[.A637]; &quot;D&quot;; &quot;&quot;)">
            <text:p/>
          </table:table-cell>
        </table:table-row>
        <table:table-row table:style-name="ro1">
          <table:table-cell office:value-type="float" office:value="9251110" calcext:value-type="float">
            <text:p>9251110</text:p>
          </table:table-cell>
          <table:table-cell table:formula="of:=IF([.A637]=[.A638]; &quot;D&quot;; &quot;&quot;)">
            <text:p/>
          </table:table-cell>
        </table:table-row>
        <table:table-row table:style-name="ro1">
          <table:table-cell office:value-type="float" office:value="9251111" calcext:value-type="float">
            <text:p>9251111</text:p>
          </table:table-cell>
          <table:table-cell table:formula="of:=IF([.A638]=[.A639]; &quot;D&quot;; &quot;&quot;)">
            <text:p/>
          </table:table-cell>
        </table:table-row>
        <table:table-row table:style-name="ro1">
          <table:table-cell office:value-type="float" office:value="9251112" calcext:value-type="float">
            <text:p>9251112</text:p>
          </table:table-cell>
          <table:table-cell table:formula="of:=IF([.A639]=[.A640]; &quot;D&quot;; &quot;&quot;)">
            <text:p/>
          </table:table-cell>
        </table:table-row>
        <table:table-row table:style-name="ro1">
          <table:table-cell office:value-type="float" office:value="9251113" calcext:value-type="float">
            <text:p>9251113</text:p>
          </table:table-cell>
          <table:table-cell table:formula="of:=IF([.A640]=[.A641]; &quot;D&quot;; &quot;&quot;)">
            <text:p/>
          </table:table-cell>
        </table:table-row>
        <table:table-row table:style-name="ro1">
          <table:table-cell office:value-type="float" office:value="9251114" calcext:value-type="float">
            <text:p>9251114</text:p>
          </table:table-cell>
          <table:table-cell table:formula="of:=IF([.A641]=[.A642]; &quot;D&quot;; &quot;&quot;)">
            <text:p/>
          </table:table-cell>
        </table:table-row>
        <table:table-row table:style-name="ro1">
          <table:table-cell office:value-type="float" office:value="9251115" calcext:value-type="float">
            <text:p>9251115</text:p>
          </table:table-cell>
          <table:table-cell table:formula="of:=IF([.A642]=[.A643]; &quot;D&quot;; &quot;&quot;)">
            <text:p/>
          </table:table-cell>
        </table:table-row>
        <table:table-row table:style-name="ro1">
          <table:table-cell office:value-type="float" office:value="9251116" calcext:value-type="float">
            <text:p>9251116</text:p>
          </table:table-cell>
          <table:table-cell table:formula="of:=IF([.A643]=[.A644]; &quot;D&quot;; &quot;&quot;)">
            <text:p/>
          </table:table-cell>
        </table:table-row>
        <table:table-row table:style-name="ro1">
          <table:table-cell office:value-type="float" office:value="9251117" calcext:value-type="float">
            <text:p>9251117</text:p>
          </table:table-cell>
          <table:table-cell table:formula="of:=IF([.A644]=[.A645]; &quot;D&quot;; &quot;&quot;)">
            <text:p/>
          </table:table-cell>
        </table:table-row>
        <table:table-row table:style-name="ro1">
          <table:table-cell office:value-type="float" office:value="9251118" calcext:value-type="float">
            <text:p>9251118</text:p>
          </table:table-cell>
          <table:table-cell table:formula="of:=IF([.A645]=[.A646]; &quot;D&quot;; &quot;&quot;)">
            <text:p/>
          </table:table-cell>
        </table:table-row>
        <table:table-row table:style-name="ro1">
          <table:table-cell office:value-type="float" office:value="9251119" calcext:value-type="float">
            <text:p>9251119</text:p>
          </table:table-cell>
          <table:table-cell table:formula="of:=IF([.A646]=[.A647]; &quot;D&quot;; &quot;&quot;)">
            <text:p/>
          </table:table-cell>
        </table:table-row>
        <table:table-row table:style-name="ro1">
          <table:table-cell office:value-type="float" office:value="9251120" calcext:value-type="float">
            <text:p>9251120</text:p>
          </table:table-cell>
          <table:table-cell table:formula="of:=IF([.A647]=[.A648]; &quot;D&quot;; &quot;&quot;)">
            <text:p/>
          </table:table-cell>
        </table:table-row>
        <table:table-row table:style-name="ro1">
          <table:table-cell office:value-type="float" office:value="9251121" calcext:value-type="float">
            <text:p>9251121</text:p>
          </table:table-cell>
          <table:table-cell table:formula="of:=IF([.A648]=[.A649]; &quot;D&quot;; &quot;&quot;)">
            <text:p/>
          </table:table-cell>
        </table:table-row>
        <table:table-row table:style-name="ro1">
          <table:table-cell office:value-type="float" office:value="9251122" calcext:value-type="float">
            <text:p>9251122</text:p>
          </table:table-cell>
          <table:table-cell table:formula="of:=IF([.A649]=[.A650]; &quot;D&quot;; &quot;&quot;)">
            <text:p/>
          </table:table-cell>
        </table:table-row>
        <table:table-row table:style-name="ro1">
          <table:table-cell office:value-type="float" office:value="9251123" calcext:value-type="float">
            <text:p>9251123</text:p>
          </table:table-cell>
          <table:table-cell table:formula="of:=IF([.A650]=[.A651]; &quot;D&quot;; &quot;&quot;)">
            <text:p/>
          </table:table-cell>
        </table:table-row>
        <table:table-row table:style-name="ro1">
          <table:table-cell office:value-type="float" office:value="9251124" calcext:value-type="float">
            <text:p>9251124</text:p>
          </table:table-cell>
          <table:table-cell table:formula="of:=IF([.A651]=[.A652]; &quot;D&quot;; &quot;&quot;)">
            <text:p/>
          </table:table-cell>
        </table:table-row>
        <table:table-row table:style-name="ro1">
          <table:table-cell office:value-type="float" office:value="9251125" calcext:value-type="float">
            <text:p>9251125</text:p>
          </table:table-cell>
          <table:table-cell table:formula="of:=IF([.A652]=[.A653]; &quot;D&quot;; &quot;&quot;)">
            <text:p/>
          </table:table-cell>
        </table:table-row>
        <table:table-row table:style-name="ro1">
          <table:table-cell office:value-type="float" office:value="9251126" calcext:value-type="float">
            <text:p>9251126</text:p>
          </table:table-cell>
          <table:table-cell table:formula="of:=IF([.A653]=[.A654]; &quot;D&quot;; &quot;&quot;)">
            <text:p/>
          </table:table-cell>
        </table:table-row>
        <table:table-row table:style-name="ro1">
          <table:table-cell office:value-type="float" office:value="9251127" calcext:value-type="float">
            <text:p>9251127</text:p>
          </table:table-cell>
          <table:table-cell table:formula="of:=IF([.A654]=[.A655]; &quot;D&quot;; &quot;&quot;)">
            <text:p/>
          </table:table-cell>
        </table:table-row>
        <table:table-row table:style-name="ro1">
          <table:table-cell office:value-type="float" office:value="9251128" calcext:value-type="float">
            <text:p>9251128</text:p>
          </table:table-cell>
          <table:table-cell table:formula="of:=IF([.A655]=[.A656]; &quot;D&quot;; &quot;&quot;)">
            <text:p/>
          </table:table-cell>
        </table:table-row>
        <table:table-row table:style-name="ro1">
          <table:table-cell office:value-type="float" office:value="9251129" calcext:value-type="float">
            <text:p>9251129</text:p>
          </table:table-cell>
          <table:table-cell table:formula="of:=IF([.A656]=[.A657]; &quot;D&quot;; &quot;&quot;)">
            <text:p/>
          </table:table-cell>
        </table:table-row>
        <table:table-row table:style-name="ro1">
          <table:table-cell office:value-type="float" office:value="9251140" calcext:value-type="float">
            <text:p>9251140</text:p>
          </table:table-cell>
          <table:table-cell table:formula="of:=IF([.A657]=[.A658]; &quot;D&quot;; &quot;&quot;)">
            <text:p/>
          </table:table-cell>
        </table:table-row>
        <table:table-row table:style-name="ro1">
          <table:table-cell office:value-type="float" office:value="9251141" calcext:value-type="float">
            <text:p>9251141</text:p>
          </table:table-cell>
          <table:table-cell table:formula="of:=IF([.A658]=[.A659]; &quot;D&quot;; &quot;&quot;)">
            <text:p/>
          </table:table-cell>
        </table:table-row>
        <table:table-row table:style-name="ro1">
          <table:table-cell office:value-type="float" office:value="9251142" calcext:value-type="float">
            <text:p>9251142</text:p>
          </table:table-cell>
          <table:table-cell table:formula="of:=IF([.A659]=[.A660]; &quot;D&quot;; &quot;&quot;)">
            <text:p/>
          </table:table-cell>
        </table:table-row>
        <table:table-row table:style-name="ro1">
          <table:table-cell office:value-type="float" office:value="90114001" calcext:value-type="float">
            <text:p>90114001</text:p>
          </table:table-cell>
          <table:table-cell table:formula="of:=IF([.A660]=[.A661]; &quot;D&quot;; &quot;&quot;)">
            <text:p/>
          </table:table-cell>
        </table:table-row>
        <table:table-row table:style-name="ro1">
          <table:table-cell office:value-type="float" office:value="90114003" calcext:value-type="float">
            <text:p>90114003</text:p>
          </table:table-cell>
          <table:table-cell table:formula="of:=IF([.A661]=[.A662]; &quot;D&quot;; &quot;&quot;)">
            <text:p/>
          </table:table-cell>
        </table:table-row>
        <table:table-row table:style-name="ro1">
          <table:table-cell office:value-type="float" office:value="90114005" calcext:value-type="float">
            <text:p>90114005</text:p>
          </table:table-cell>
          <table:table-cell table:formula="of:=IF([.A662]=[.A663]; &quot;D&quot;; &quot;&quot;)">
            <text:p/>
          </table:table-cell>
        </table:table-row>
        <table:table-row table:style-name="ro1">
          <table:table-cell office:value-type="float" office:value="90114007" calcext:value-type="float">
            <text:p>90114007</text:p>
          </table:table-cell>
          <table:table-cell table:formula="of:=IF([.A663]=[.A664]; &quot;D&quot;; &quot;&quot;)">
            <text:p/>
          </table:table-cell>
        </table:table-row>
        <table:table-row table:style-name="ro1">
          <table:table-cell office:value-type="float" office:value="90114009" calcext:value-type="float">
            <text:p>90114009</text:p>
          </table:table-cell>
          <table:table-cell table:formula="of:=IF([.A664]=[.A665]; &quot;D&quot;; &quot;&quot;)">
            <text:p/>
          </table:table-cell>
        </table:table-row>
        <table:table-row table:style-name="ro1">
          <table:table-cell office:value-type="float" office:value="90114011" calcext:value-type="float">
            <text:p>90114011</text:p>
          </table:table-cell>
          <table:table-cell table:formula="of:=IF([.A665]=[.A666]; &quot;D&quot;; &quot;&quot;)">
            <text:p/>
          </table:table-cell>
        </table:table-row>
        <table:table-row table:style-name="ro1">
          <table:table-cell office:value-type="float" office:value="90114015" calcext:value-type="float">
            <text:p>90114015</text:p>
          </table:table-cell>
          <table:table-cell table:formula="of:=IF([.A666]=[.A667]; &quot;D&quot;; &quot;&quot;)">
            <text:p/>
          </table:table-cell>
        </table:table-row>
        <table:table-row table:style-name="ro1">
          <table:table-cell office:value-type="float" office:value="90114017" calcext:value-type="float">
            <text:p>90114017</text:p>
          </table:table-cell>
          <table:table-cell table:formula="of:=IF([.A667]=[.A668]; &quot;D&quot;; &quot;&quot;)">
            <text:p/>
          </table:table-cell>
        </table:table-row>
        <table:table-row table:style-name="ro1">
          <table:table-cell office:value-type="float" office:value="90114019" calcext:value-type="float">
            <text:p>90114019</text:p>
          </table:table-cell>
          <table:table-cell table:formula="of:=IF([.A668]=[.A669]; &quot;D&quot;; &quot;&quot;)">
            <text:p/>
          </table:table-cell>
        </table:table-row>
        <table:table-row table:style-name="ro1">
          <table:table-cell office:value-type="float" office:value="90114021" calcext:value-type="float">
            <text:p>90114021</text:p>
          </table:table-cell>
          <table:table-cell table:formula="of:=IF([.A669]=[.A670]; &quot;D&quot;; &quot;&quot;)">
            <text:p/>
          </table:table-cell>
        </table:table-row>
        <table:table-row table:style-name="ro1">
          <table:table-cell office:value-type="float" office:value="90114023" calcext:value-type="float">
            <text:p>90114023</text:p>
          </table:table-cell>
          <table:table-cell table:formula="of:=IF([.A670]=[.A671]; &quot;D&quot;; &quot;&quot;)">
            <text:p/>
          </table:table-cell>
        </table:table-row>
        <table:table-row table:style-name="ro1">
          <table:table-cell office:value-type="float" office:value="90114025" calcext:value-type="float">
            <text:p>90114025</text:p>
          </table:table-cell>
          <table:table-cell table:formula="of:=IF([.A671]=[.A672]; &quot;D&quot;; &quot;&quot;)">
            <text:p/>
          </table:table-cell>
        </table:table-row>
        <table:table-row table:style-name="ro1">
          <table:table-cell office:value-type="float" office:value="90114027" calcext:value-type="float">
            <text:p>90114027</text:p>
          </table:table-cell>
          <table:table-cell table:formula="of:=IF([.A672]=[.A673]; &quot;D&quot;; &quot;&quot;)">
            <text:p/>
          </table:table-cell>
        </table:table-row>
        <table:table-row table:style-name="ro1">
          <table:table-cell office:value-type="float" office:value="90114029" calcext:value-type="float">
            <text:p>90114029</text:p>
          </table:table-cell>
          <table:table-cell table:formula="of:=IF([.A673]=[.A674]; &quot;D&quot;; &quot;&quot;)">
            <text:p/>
          </table:table-cell>
        </table:table-row>
        <table:table-row table:style-name="ro1">
          <table:table-cell office:value-type="float" office:value="90114031" calcext:value-type="float">
            <text:p>90114031</text:p>
          </table:table-cell>
          <table:table-cell table:formula="of:=IF([.A674]=[.A675]; &quot;D&quot;; &quot;&quot;)">
            <text:p/>
          </table:table-cell>
        </table:table-row>
        <table:table-row table:style-name="ro1">
          <table:table-cell office:value-type="float" office:value="90114033" calcext:value-type="float">
            <text:p>90114033</text:p>
          </table:table-cell>
          <table:table-cell table:formula="of:=IF([.A675]=[.A676]; &quot;D&quot;; &quot;&quot;)">
            <text:p/>
          </table:table-cell>
        </table:table-row>
        <table:table-row table:style-name="ro1">
          <table:table-cell office:value-type="float" office:value="90114035" calcext:value-type="float">
            <text:p>90114035</text:p>
          </table:table-cell>
          <table:table-cell table:formula="of:=IF([.A676]=[.A677]; &quot;D&quot;; &quot;&quot;)">
            <text:p/>
          </table:table-cell>
        </table:table-row>
        <table:table-row table:style-name="ro1">
          <table:table-cell office:value-type="float" office:value="90114601" calcext:value-type="float">
            <text:p>90114601</text:p>
          </table:table-cell>
          <table:table-cell table:formula="of:=IF([.A677]=[.A678]; &quot;D&quot;; &quot;&quot;)">
            <text:p/>
          </table:table-cell>
        </table:table-row>
        <table:table-row table:style-name="ro1">
          <table:table-cell office:value-type="float" office:value="90114603" calcext:value-type="float">
            <text:p>90114603</text:p>
          </table:table-cell>
          <table:table-cell table:formula="of:=IF([.A678]=[.A679]; &quot;D&quot;; &quot;&quot;)">
            <text:p/>
          </table:table-cell>
        </table:table-row>
        <table:table-row table:style-name="ro1">
          <table:table-cell office:value-type="float" office:value="90114605" calcext:value-type="float">
            <text:p>90114605</text:p>
          </table:table-cell>
          <table:table-cell table:formula="of:=IF([.A679]=[.A680]; &quot;D&quot;; &quot;&quot;)">
            <text:p/>
          </table:table-cell>
        </table:table-row>
        <table:table-row table:style-name="ro1">
          <table:table-cell office:value-type="float" office:value="90114607" calcext:value-type="float">
            <text:p>90114607</text:p>
          </table:table-cell>
          <table:table-cell table:formula="of:=IF([.A680]=[.A681]; &quot;D&quot;; &quot;&quot;)">
            <text:p/>
          </table:table-cell>
        </table:table-row>
        <table:table-row table:style-name="ro1">
          <table:table-cell office:value-type="float" office:value="90114609" calcext:value-type="float">
            <text:p>90114609</text:p>
          </table:table-cell>
          <table:table-cell table:formula="of:=IF([.A681]=[.A682]; &quot;D&quot;; &quot;&quot;)">
            <text:p/>
          </table:table-cell>
        </table:table-row>
        <table:table-row table:style-name="ro1">
          <table:table-cell office:value-type="float" office:value="90114611" calcext:value-type="float">
            <text:p>90114611</text:p>
          </table:table-cell>
          <table:table-cell table:formula="of:=IF([.A682]=[.A683]; &quot;D&quot;; &quot;&quot;)">
            <text:p/>
          </table:table-cell>
        </table:table-row>
        <table:table-row table:style-name="ro1">
          <table:table-cell office:value-type="float" office:value="90114613" calcext:value-type="float">
            <text:p>90114613</text:p>
          </table:table-cell>
          <table:table-cell table:formula="of:=IF([.A683]=[.A684]; &quot;D&quot;; &quot;&quot;)">
            <text:p/>
          </table:table-cell>
        </table:table-row>
        <table:table-row table:style-name="ro1">
          <table:table-cell office:value-type="float" office:value="90114615" calcext:value-type="float">
            <text:p>90114615</text:p>
          </table:table-cell>
          <table:table-cell table:formula="of:=IF([.A684]=[.A685]; &quot;D&quot;; &quot;&quot;)">
            <text:p/>
          </table:table-cell>
        </table:table-row>
        <table:table-row table:style-name="ro1">
          <table:table-cell office:value-type="float" office:value="90114617" calcext:value-type="float">
            <text:p>90114617</text:p>
          </table:table-cell>
          <table:table-cell table:formula="of:=IF([.A685]=[.A686]; &quot;D&quot;; &quot;&quot;)">
            <text:p/>
          </table:table-cell>
        </table:table-row>
        <table:table-row table:style-name="ro1">
          <table:table-cell office:value-type="float" office:value="90114619" calcext:value-type="float">
            <text:p>90114619</text:p>
          </table:table-cell>
          <table:table-cell table:formula="of:=IF([.A686]=[.A687]; &quot;D&quot;; &quot;&quot;)">
            <text:p/>
          </table:table-cell>
        </table:table-row>
        <table:table-row table:style-name="ro1">
          <table:table-cell office:value-type="float" office:value="90114621" calcext:value-type="float">
            <text:p>90114621</text:p>
          </table:table-cell>
          <table:table-cell table:formula="of:=IF([.A687]=[.A688]; &quot;D&quot;; &quot;&quot;)">
            <text:p/>
          </table:table-cell>
        </table:table-row>
        <table:table-row table:style-name="ro1">
          <table:table-cell office:value-type="float" office:value="90114623" calcext:value-type="float">
            <text:p>90114623</text:p>
          </table:table-cell>
          <table:table-cell table:formula="of:=IF([.A688]=[.A689]; &quot;D&quot;; &quot;&quot;)">
            <text:p/>
          </table:table-cell>
        </table:table-row>
        <table:table-row table:style-name="ro1">
          <table:table-cell office:value-type="float" office:value="90114625" calcext:value-type="float">
            <text:p>90114625</text:p>
          </table:table-cell>
          <table:table-cell table:formula="of:=IF([.A689]=[.A690]; &quot;D&quot;; &quot;&quot;)">
            <text:p/>
          </table:table-cell>
        </table:table-row>
        <table:table-row table:style-name="ro1">
          <table:table-cell office:value-type="float" office:value="90114627" calcext:value-type="float">
            <text:p>90114627</text:p>
          </table:table-cell>
          <table:table-cell table:formula="of:=IF([.A690]=[.A691]; &quot;D&quot;; &quot;&quot;)">
            <text:p/>
          </table:table-cell>
        </table:table-row>
        <table:table-row table:style-name="ro1">
          <table:table-cell office:value-type="float" office:value="90114629" calcext:value-type="float">
            <text:p>90114629</text:p>
          </table:table-cell>
          <table:table-cell table:formula="of:=IF([.A691]=[.A692]; &quot;D&quot;; &quot;&quot;)">
            <text:p/>
          </table:table-cell>
        </table:table-row>
        <table:table-row table:style-name="ro1">
          <table:table-cell office:value-type="float" office:value="90114631" calcext:value-type="float">
            <text:p>90114631</text:p>
          </table:table-cell>
          <table:table-cell table:formula="of:=IF([.A692]=[.A693]; &quot;D&quot;; &quot;&quot;)">
            <text:p/>
          </table:table-cell>
        </table:table-row>
        <table:table-row table:style-name="ro1">
          <table:table-cell office:value-type="float" office:value="90114633" calcext:value-type="float">
            <text:p>90114633</text:p>
          </table:table-cell>
          <table:table-cell table:formula="of:=IF([.A693]=[.A694]; &quot;D&quot;; &quot;&quot;)">
            <text:p/>
          </table:table-cell>
        </table:table-row>
        <table:table-row table:style-name="ro1">
          <table:table-cell office:value-type="float" office:value="90114635" calcext:value-type="float">
            <text:p>90114635</text:p>
          </table:table-cell>
          <table:table-cell table:formula="of:=IF([.A694]=[.A695]; &quot;D&quot;; &quot;&quot;)">
            <text:p/>
          </table:table-cell>
        </table:table-row>
        <table:table-row table:style-name="ro1">
          <table:table-cell office:value-type="float" office:value="90114637" calcext:value-type="float">
            <text:p>90114637</text:p>
          </table:table-cell>
          <table:table-cell table:formula="of:=IF([.A695]=[.A696]; &quot;D&quot;; &quot;&quot;)">
            <text:p/>
          </table:table-cell>
        </table:table-row>
        <table:table-row table:style-name="ro1">
          <table:table-cell office:value-type="float" office:value="90114639" calcext:value-type="float">
            <text:p>90114639</text:p>
          </table:table-cell>
          <table:table-cell table:formula="of:=IF([.A696]=[.A697]; &quot;D&quot;; &quot;&quot;)">
            <text:p/>
          </table:table-cell>
        </table:table-row>
        <table:table-row table:style-name="ro1">
          <table:table-cell office:value-type="float" office:value="90114641" calcext:value-type="float">
            <text:p>90114641</text:p>
          </table:table-cell>
          <table:table-cell table:formula="of:=IF([.A697]=[.A698]; &quot;D&quot;; &quot;&quot;)">
            <text:p/>
          </table:table-cell>
        </table:table-row>
        <table:table-row table:style-name="ro1">
          <table:table-cell office:value-type="float" office:value="90114643" calcext:value-type="float">
            <text:p>90114643</text:p>
          </table:table-cell>
          <table:table-cell table:formula="of:=IF([.A698]=[.A699]; &quot;D&quot;; &quot;&quot;)">
            <text:p/>
          </table:table-cell>
        </table:table-row>
        <table:table-row table:style-name="ro1">
          <table:table-cell office:value-type="float" office:value="90114645" calcext:value-type="float">
            <text:p>90114645</text:p>
          </table:table-cell>
          <table:table-cell table:formula="of:=IF([.A699]=[.A700]; &quot;D&quot;; &quot;&quot;)">
            <text:p/>
          </table:table-cell>
        </table:table-row>
        <table:table-row table:style-name="ro1">
          <table:table-cell office:value-type="float" office:value="90114647" calcext:value-type="float">
            <text:p>90114647</text:p>
          </table:table-cell>
          <table:table-cell table:formula="of:=IF([.A700]=[.A701]; &quot;D&quot;; &quot;&quot;)">
            <text:p/>
          </table:table-cell>
        </table:table-row>
        <table:table-row table:style-name="ro1">
          <table:table-cell office:value-type="float" office:value="90114649" calcext:value-type="float">
            <text:p>90114649</text:p>
          </table:table-cell>
          <table:table-cell table:formula="of:=IF([.A701]=[.A702]; &quot;D&quot;; &quot;&quot;)">
            <text:p/>
          </table:table-cell>
        </table:table-row>
        <table:table-row table:style-name="ro1">
          <table:table-cell office:value-type="float" office:value="90114651" calcext:value-type="float">
            <text:p>90114651</text:p>
          </table:table-cell>
          <table:table-cell table:formula="of:=IF([.A702]=[.A703]; &quot;D&quot;; &quot;&quot;)">
            <text:p/>
          </table:table-cell>
        </table:table-row>
        <table:table-row table:style-name="ro1">
          <table:table-cell office:value-type="float" office:value="90114653" calcext:value-type="float">
            <text:p>90114653</text:p>
          </table:table-cell>
          <table:table-cell table:formula="of:=IF([.A703]=[.A704]; &quot;D&quot;; &quot;&quot;)">
            <text:p/>
          </table:table-cell>
        </table:table-row>
        <table:table-row table:style-name="ro1">
          <table:table-cell office:value-type="float" office:value="90114655" calcext:value-type="float">
            <text:p>90114655</text:p>
          </table:table-cell>
          <table:table-cell table:formula="of:=IF([.A704]=[.A705]; &quot;D&quot;; &quot;&quot;)">
            <text:p/>
          </table:table-cell>
        </table:table-row>
        <table:table-row table:style-name="ro1">
          <table:table-cell office:value-type="float" office:value="90114657" calcext:value-type="float">
            <text:p>90114657</text:p>
          </table:table-cell>
          <table:table-cell table:formula="of:=IF([.A705]=[.A706]; &quot;D&quot;; &quot;&quot;)">
            <text:p/>
          </table:table-cell>
        </table:table-row>
        <table:table-row table:style-name="ro1">
          <table:table-cell office:value-type="float" office:value="90114659" calcext:value-type="float">
            <text:p>90114659</text:p>
          </table:table-cell>
          <table:table-cell table:formula="of:=IF([.A706]=[.A707]; &quot;D&quot;; &quot;&quot;)">
            <text:p/>
          </table:table-cell>
        </table:table-row>
        <table:table-row table:style-name="ro1">
          <table:table-cell office:value-type="float" office:value="90116001" calcext:value-type="float">
            <text:p>90116001</text:p>
          </table:table-cell>
          <table:table-cell table:formula="of:=IF([.A707]=[.A708]; &quot;D&quot;; &quot;&quot;)">
            <text:p/>
          </table:table-cell>
        </table:table-row>
        <table:table-row table:style-name="ro1">
          <table:table-cell office:value-type="float" office:value="90116002" calcext:value-type="float">
            <text:p>90116002</text:p>
          </table:table-cell>
          <table:table-cell table:formula="of:=IF([.A708]=[.A709]; &quot;D&quot;; &quot;&quot;)">
            <text:p/>
          </table:table-cell>
        </table:table-row>
        <table:table-row table:style-name="ro1">
          <table:table-cell office:value-type="float" office:value="90116003" calcext:value-type="float">
            <text:p>90116003</text:p>
          </table:table-cell>
          <table:table-cell table:formula="of:=IF([.A709]=[.A710]; &quot;D&quot;; &quot;&quot;)">
            <text:p/>
          </table:table-cell>
        </table:table-row>
        <table:table-row table:style-name="ro1">
          <table:table-cell office:value-type="float" office:value="90116004" calcext:value-type="float">
            <text:p>90116004</text:p>
          </table:table-cell>
          <table:table-cell table:formula="of:=IF([.A710]=[.A711]; &quot;D&quot;; &quot;&quot;)">
            <text:p/>
          </table:table-cell>
        </table:table-row>
        <table:table-row table:style-name="ro1">
          <table:table-cell office:value-type="float" office:value="90116005" calcext:value-type="float">
            <text:p>90116005</text:p>
          </table:table-cell>
          <table:table-cell table:formula="of:=IF([.A711]=[.A712]; &quot;D&quot;; &quot;&quot;)">
            <text:p/>
          </table:table-cell>
        </table:table-row>
        <table:table-row table:style-name="ro1">
          <table:table-cell office:value-type="float" office:value="90116006" calcext:value-type="float">
            <text:p>90116006</text:p>
          </table:table-cell>
          <table:table-cell table:formula="of:=IF([.A712]=[.A713]; &quot;D&quot;; &quot;&quot;)">
            <text:p/>
          </table:table-cell>
        </table:table-row>
        <table:table-row table:style-name="ro1">
          <table:table-cell office:value-type="float" office:value="90116007" calcext:value-type="float">
            <text:p>90116007</text:p>
          </table:table-cell>
          <table:table-cell table:formula="of:=IF([.A713]=[.A714]; &quot;D&quot;; &quot;&quot;)">
            <text:p/>
          </table:table-cell>
        </table:table-row>
        <table:table-row table:style-name="ro1">
          <table:table-cell office:value-type="float" office:value="90116008" calcext:value-type="float">
            <text:p>90116008</text:p>
          </table:table-cell>
          <table:table-cell table:formula="of:=IF([.A714]=[.A715]; &quot;D&quot;; &quot;&quot;)">
            <text:p/>
          </table:table-cell>
        </table:table-row>
        <table:table-row table:style-name="ro1">
          <table:table-cell office:value-type="float" office:value="90116009" calcext:value-type="float">
            <text:p>90116009</text:p>
          </table:table-cell>
          <table:table-cell table:formula="of:=IF([.A715]=[.A716]; &quot;D&quot;; &quot;&quot;)">
            <text:p/>
          </table:table-cell>
        </table:table-row>
        <table:table-row table:style-name="ro1">
          <table:table-cell office:value-type="float" office:value="90116010" calcext:value-type="float">
            <text:p>90116010</text:p>
          </table:table-cell>
          <table:table-cell table:formula="of:=IF([.A716]=[.A717]; &quot;D&quot;; &quot;&quot;)">
            <text:p/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2:34:22.230730696</meta:creation-date>
    <dc:date>2015-12-14T12:56:48.606250213</dc:date>
    <meta:editing-duration>PT6M3S</meta:editing-duration>
    <meta:editing-cycles>1</meta:editing-cycles>
    <meta:document-statistic meta:table-count="1" meta:cell-count="1433" meta:object-count="0"/>
    <meta:generator>LibreOffice/4.2.8.2$Linux_x86 LibreOffice_project/420m0$Build-2</meta:generator>
  </office:meta>
</office:document-meta>
</file>